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6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6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9" style:family="table-cell" style:parent-style-name="Default" style:data-style-name="N10121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18" style:family="table-cell" style:parent-style-name="Default" style:data-style-name="N10121"/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</style:style>
    <style:style style:name="ce19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131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order-bottom="none" fo:background-color="#b2b2b2" fo:border-left="none" fo:border-right="none" fo:border-top="0.74pt solid #000000"/>
      <style:text-properties fo:color="#000000"/>
    </style:style>
    <style:style style:name="ce23" style:family="table-cell" style:parent-style-name="Default">
      <style:table-cell-properties fo:background-color="#b2b2b2"/>
      <style:text-properties fo:color="#000000"/>
    </style:style>
    <style:style style:name="ce25" style:family="table-cell" style:parent-style-name="Default">
      <style:table-cell-properties fo:border-bottom="0.74pt solid #000000" fo:background-color="#b2b2b2" fo:border-left="none" fo:border-right="none" fo:border-top="none"/>
      <style:text-properties fo:color="#000000"/>
    </style:style>
    <style:style style:name="ce26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31">
      <style:table-cell-properties style:rotation-align="none"/>
      <style:text-properties fo:color="#000000"/>
    </style:style>
    <style:style style:name="ce48" style:family="table-cell" style:parent-style-name="Default" style:data-style-name="N131">
      <style:table-cell-properties style:rotation-align="none"/>
      <style:text-properties fo:color="#000000" fo:font-weight="normal" style:font-weight-asian="normal" style:font-weight-complex="normal"/>
    </style:style>
    <style:style style:name="ce28" style:family="table-cell" style:parent-style-name="Default" style:data-style-name="N131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31">
      <style:table-cell-properties style:rotation-align="none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2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fo:border-bottom="none" fo:background-color="#b2b2b2" fo:border-left="none" fo:border-right="0.74pt solid #000000" fo:border-top="0.74pt solid #000000"/>
      <style:text-properties fo:color="#000000"/>
    </style:style>
    <style:style style:name="ce33" style:family="table-cell" style:parent-style-name="Default">
      <style:table-cell-properties fo:border-bottom="none" fo:background-color="#b2b2b2" fo:border-left="none" fo:border-right="0.74pt solid #000000" fo:border-top="none"/>
      <style:text-properties fo:color="#000000"/>
    </style:style>
    <style:style style:name="ce34" style:family="table-cell" style:parent-style-name="Default">
      <style:table-cell-properties fo:border-bottom="0.74pt solid #000000" fo:background-color="#b2b2b2" fo:border-left="none" fo:border-right="0.74pt solid #000000" fo:border-top="none"/>
      <style:text-properties fo:color="#000000"/>
    </style:style>
    <style:style style:name="ce84" style:family="table-cell" style:parent-style-name="Default">
      <style:table-cell-properties fo:background-color="transparent"/>
    </style:style>
    <style:style style:name="ce53" style:family="table-cell" style:parent-style-name="Default" style:data-style-name="N11">
      <style:table-cell-properties fo:background-color="transparent"/>
    </style:style>
    <style:style style:name="T1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16"/>
        <table:table-column table:style-name="co2" table:number-columns-repeated="18" table:default-cell-style-name="ce18"/>
        <table:table-row table:style-name="ro1">
          <table:table-cell table:style-name="ce13" office:value-type="string" calcext:value-type="string">
            <text:p>Registrado (mil ton.)</text:p>
          </table:table-cell>
          <table:table-cell table:style-name="ce17" office:value-type="string" calcext:value-type="string">
            <text:p>2019-01</text:p>
          </table:table-cell>
          <table:table-cell table:style-name="ce17" office:value-type="string" calcext:value-type="string">
            <text:p>2019-02</text:p>
          </table:table-cell>
          <table:table-cell table:style-name="ce17" office:value-type="string" calcext:value-type="string">
            <text:p>2019-03</text:p>
          </table:table-cell>
          <table:table-cell table:style-name="ce17" office:value-type="string" calcext:value-type="string">
            <text:p>2019-04</text:p>
          </table:table-cell>
          <table:table-cell table:style-name="ce17" office:value-type="string" calcext:value-type="string">
            <text:p>2019-05</text:p>
          </table:table-cell>
          <table:table-cell table:style-name="ce17" office:value-type="string" calcext:value-type="string">
            <text:p>2019-06</text:p>
          </table:table-cell>
          <table:table-cell table:style-name="ce17" office:value-type="string" calcext:value-type="string">
            <text:p>2019-07</text:p>
          </table:table-cell>
          <table:table-cell table:style-name="ce17" office:value-type="string" calcext:value-type="string">
            <text:p>2019-08</text:p>
          </table:table-cell>
          <table:table-cell table:style-name="ce17" office:value-type="string" calcext:value-type="string">
            <text:p>2019-09</text:p>
          </table:table-cell>
          <table:table-cell table:style-name="ce17" office:value-type="string" calcext:value-type="string">
            <text:p>2019-10</text:p>
          </table:table-cell>
          <table:table-cell table:style-name="ce17" office:value-type="string" calcext:value-type="string">
            <text:p>2019-11</text:p>
          </table:table-cell>
          <table:table-cell table:style-name="ce17" office:value-type="string" calcext:value-type="string">
            <text:p>2019-12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1.188" calcext:value-type="float">
            <text:p>11.188</text:p>
          </table:table-cell>
          <table:table-cell office:value-type="float" office:value="10.381" calcext:value-type="float">
            <text:p>10.381</text:p>
          </table:table-cell>
          <table:table-cell office:value-type="float" office:value="8.08" calcext:value-type="float">
            <text:p>8.080</text:p>
          </table:table-cell>
          <table:table-cell office:value-type="float" office:value="11.154" calcext:value-type="float">
            <text:p>11.154</text:p>
          </table:table-cell>
          <table:table-cell office:value-type="float" office:value="12.508" calcext:value-type="float">
            <text:p>12.508</text:p>
          </table:table-cell>
          <table:table-cell office:value-type="float" office:value="12.126" calcext:value-type="float">
            <text:p>12.126</text:p>
          </table:table-cell>
          <table:table-cell office:value-type="float" office:value="14.496" calcext:value-type="float">
            <text:p>14.496</text:p>
          </table:table-cell>
          <table:table-cell office:value-type="float" office:value="16.723" calcext:value-type="float">
            <text:p>16.723</text:p>
          </table:table-cell>
          <table:table-cell office:value-type="float" office:value="15.253" calcext:value-type="float">
            <text:p>15.253</text:p>
          </table:table-cell>
          <table:table-cell office:value-type="float" office:value="16.531" calcext:value-type="float">
            <text:p>16.531</text:p>
          </table:table-cell>
          <table:table-cell office:value-type="float" office:value="15.206" calcext:value-type="float">
            <text:p>15.206</text:p>
          </table:table-cell>
          <table:table-cell office:value-type="float" office:value="10.16" calcext:value-type="float">
            <text:p>10.16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32.388" calcext:value-type="float">
            <text:p>32.388</text:p>
          </table:table-cell>
          <table:table-cell office:value-type="float" office:value="30.378" calcext:value-type="float">
            <text:p>30.378</text:p>
          </table:table-cell>
          <table:table-cell office:value-type="float" office:value="30.641" calcext:value-type="float">
            <text:p>30.641</text:p>
          </table:table-cell>
          <table:table-cell office:value-type="float" office:value="32.337" calcext:value-type="float">
            <text:p>32.337</text:p>
          </table:table-cell>
          <table:table-cell office:value-type="float" office:value="36.405" calcext:value-type="float">
            <text:p>36.405</text:p>
          </table:table-cell>
          <table:table-cell office:value-type="float" office:value="22.499" calcext:value-type="float">
            <text:p>22.499</text:p>
          </table:table-cell>
          <table:table-cell office:value-type="float" office:value="27.961" calcext:value-type="float">
            <text:p>27.961</text:p>
          </table:table-cell>
          <table:table-cell office:value-type="float" office:value="32.378" calcext:value-type="float">
            <text:p>32.378</text:p>
          </table:table-cell>
          <table:table-cell office:value-type="float" office:value="32.582" calcext:value-type="float">
            <text:p>32.582</text:p>
          </table:table-cell>
          <table:table-cell office:value-type="float" office:value="42.703" calcext:value-type="float">
            <text:p>42.703</text:p>
          </table:table-cell>
          <table:table-cell office:value-type="float" office:value="38.584" calcext:value-type="float">
            <text:p>38.584</text:p>
          </table:table-cell>
          <table:table-cell office:value-type="float" office:value="36.503" calcext:value-type="float">
            <text:p>36.5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9.691" calcext:value-type="float">
            <text:p>9.691</text:p>
          </table:table-cell>
          <table:table-cell office:value-type="float" office:value="7.378" calcext:value-type="float">
            <text:p>7.378</text:p>
          </table:table-cell>
          <table:table-cell office:value-type="float" office:value="6.97" calcext:value-type="float">
            <text:p>6.970</text:p>
          </table:table-cell>
          <table:table-cell office:value-type="float" office:value="7.612" calcext:value-type="float">
            <text:p>7.612</text:p>
          </table:table-cell>
          <table:table-cell office:value-type="float" office:value="8.442" calcext:value-type="float">
            <text:p>8.442</text:p>
          </table:table-cell>
          <table:table-cell office:value-type="float" office:value="8.835" calcext:value-type="float">
            <text:p>8.835</text:p>
          </table:table-cell>
          <table:table-cell office:value-type="float" office:value="11.251" calcext:value-type="float">
            <text:p>11.251</text:p>
          </table:table-cell>
          <table:table-cell office:value-type="float" office:value="11.342" calcext:value-type="float">
            <text:p>11.342</text:p>
          </table:table-cell>
          <table:table-cell office:value-type="float" office:value="13.11" calcext:value-type="float">
            <text:p>13.110</text:p>
          </table:table-cell>
          <table:table-cell office:value-type="float" office:value="13.195" calcext:value-type="float">
            <text:p>13.195</text:p>
          </table:table-cell>
          <table:table-cell office:value-type="float" office:value="10.053" calcext:value-type="float">
            <text:p>10.053</text:p>
          </table:table-cell>
          <table:table-cell office:value-type="float" office:value="12.274" calcext:value-type="float">
            <text:p>12.274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42.731" calcext:value-type="float">
            <text:p>42.731</text:p>
          </table:table-cell>
          <table:table-cell office:value-type="float" office:value="36.026" calcext:value-type="float">
            <text:p>36.026</text:p>
          </table:table-cell>
          <table:table-cell office:value-type="float" office:value="34.609" calcext:value-type="float">
            <text:p>34.609</text:p>
          </table:table-cell>
          <table:table-cell office:value-type="float" office:value="40.787" calcext:value-type="float">
            <text:p>40.787</text:p>
          </table:table-cell>
          <table:table-cell office:value-type="float" office:value="39.823" calcext:value-type="float">
            <text:p>39.823</text:p>
          </table:table-cell>
          <table:table-cell office:value-type="float" office:value="39.957" calcext:value-type="float">
            <text:p>39.957</text:p>
          </table:table-cell>
          <table:table-cell office:value-type="float" office:value="52.048" calcext:value-type="float">
            <text:p>52.048</text:p>
          </table:table-cell>
          <table:table-cell office:value-type="float" office:value="53.567" calcext:value-type="float">
            <text:p>53.567</text:p>
          </table:table-cell>
          <table:table-cell office:value-type="float" office:value="46.239" calcext:value-type="float">
            <text:p>46.239</text:p>
          </table:table-cell>
          <table:table-cell office:value-type="float" office:value="51.066" calcext:value-type="float">
            <text:p>51.066</text:p>
          </table:table-cell>
          <table:table-cell office:value-type="float" office:value="51.684" calcext:value-type="float">
            <text:p>51.684</text:p>
          </table:table-cell>
          <table:table-cell office:value-type="float" office:value="44.907" calcext:value-type="float">
            <text:p>44.9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91.428" calcext:value-type="float">
            <text:p>291.428</text:p>
          </table:table-cell>
          <table:table-cell office:value-type="float" office:value="249.43" calcext:value-type="float">
            <text:p>249.430</text:p>
          </table:table-cell>
          <table:table-cell office:value-type="float" office:value="241.612" calcext:value-type="float">
            <text:p>241.612</text:p>
          </table:table-cell>
          <table:table-cell office:value-type="float" office:value="252.303" calcext:value-type="float">
            <text:p>252.303</text:p>
          </table:table-cell>
          <table:table-cell office:value-type="float" office:value="281.912" calcext:value-type="float">
            <text:p>281.912</text:p>
          </table:table-cell>
          <table:table-cell office:value-type="float" office:value="200.213" calcext:value-type="float">
            <text:p>200.213</text:p>
          </table:table-cell>
          <table:table-cell office:value-type="float" office:value="270.511" calcext:value-type="float">
            <text:p>270.511</text:p>
          </table:table-cell>
          <table:table-cell office:value-type="float" office:value="281.466" calcext:value-type="float">
            <text:p>281.466</text:p>
          </table:table-cell>
          <table:table-cell office:value-type="float" office:value="285.535" calcext:value-type="float">
            <text:p>285.535</text:p>
          </table:table-cell>
          <table:table-cell office:value-type="float" office:value="328.259" calcext:value-type="float">
            <text:p>328.259</text:p>
          </table:table-cell>
          <table:table-cell office:value-type="float" office:value="298.078" calcext:value-type="float">
            <text:p>298.078</text:p>
          </table:table-cell>
          <table:table-cell office:value-type="float" office:value="264.838" calcext:value-type="float">
            <text:p>264.838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51.601" calcext:value-type="float">
            <text:p>151.601</text:p>
          </table:table-cell>
          <table:table-cell office:value-type="float" office:value="129.537" calcext:value-type="float">
            <text:p>129.537</text:p>
          </table:table-cell>
          <table:table-cell office:value-type="float" office:value="105.236" calcext:value-type="float">
            <text:p>105.236</text:p>
          </table:table-cell>
          <table:table-cell office:value-type="float" office:value="110.835" calcext:value-type="float">
            <text:p>110.835</text:p>
          </table:table-cell>
          <table:table-cell office:value-type="float" office:value="127.925" calcext:value-type="float">
            <text:p>127.925</text:p>
          </table:table-cell>
          <table:table-cell office:value-type="float" office:value="127.138" calcext:value-type="float">
            <text:p>127.138</text:p>
          </table:table-cell>
          <table:table-cell office:value-type="float" office:value="157.128" calcext:value-type="float">
            <text:p>157.128</text:p>
          </table:table-cell>
          <table:table-cell office:value-type="float" office:value="164.44" calcext:value-type="float">
            <text:p>164.440</text:p>
          </table:table-cell>
          <table:table-cell office:value-type="float" office:value="140.298" calcext:value-type="float">
            <text:p>140.298</text:p>
          </table:table-cell>
          <table:table-cell office:value-type="float" office:value="168.407" calcext:value-type="float">
            <text:p>168.407</text:p>
          </table:table-cell>
          <table:table-cell office:value-type="float" office:value="163.615" calcext:value-type="float">
            <text:p>163.615</text:p>
          </table:table-cell>
          <table:table-cell office:value-type="float" office:value="155.07" calcext:value-type="float">
            <text:p>155.07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48.99" calcext:value-type="float">
            <text:p>48.990</text:p>
          </table:table-cell>
          <table:table-cell office:value-type="float" office:value="44.726" calcext:value-type="float">
            <text:p>44.726</text:p>
          </table:table-cell>
          <table:table-cell office:value-type="float" office:value="44.491" calcext:value-type="float">
            <text:p>44.491</text:p>
          </table:table-cell>
          <table:table-cell office:value-type="float" office:value="43.901" calcext:value-type="float">
            <text:p>43.901</text:p>
          </table:table-cell>
          <table:table-cell office:value-type="float" office:value="55.019" calcext:value-type="float">
            <text:p>55.019</text:p>
          </table:table-cell>
          <table:table-cell office:value-type="float" office:value="50.942" calcext:value-type="float">
            <text:p>50.942</text:p>
          </table:table-cell>
          <table:table-cell office:value-type="float" office:value="63.992" calcext:value-type="float">
            <text:p>63.992</text:p>
          </table:table-cell>
          <table:table-cell office:value-type="float" office:value="64.127" calcext:value-type="float">
            <text:p>64.127</text:p>
          </table:table-cell>
          <table:table-cell office:value-type="float" office:value="60.822" calcext:value-type="float">
            <text:p>60.822</text:p>
          </table:table-cell>
          <table:table-cell office:value-type="float" office:value="65.182" calcext:value-type="float">
            <text:p>65.182</text:p>
          </table:table-cell>
          <table:table-cell office:value-type="float" office:value="51.282" calcext:value-type="float">
            <text:p>51.282</text:p>
          </table:table-cell>
          <table:table-cell office:value-type="float" office:value="43.554" calcext:value-type="float">
            <text:p>43.554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111.377" calcext:value-type="float">
            <text:p>111.377</text:p>
          </table:table-cell>
          <table:table-cell office:value-type="float" office:value="98.614" calcext:value-type="float">
            <text:p>98.614</text:p>
          </table:table-cell>
          <table:table-cell office:value-type="float" office:value="94.022" calcext:value-type="float">
            <text:p>94.022</text:p>
          </table:table-cell>
          <table:table-cell office:value-type="float" office:value="91.546" calcext:value-type="float">
            <text:p>91.546</text:p>
          </table:table-cell>
          <table:table-cell office:value-type="float" office:value="95.674" calcext:value-type="float">
            <text:p>95.674</text:p>
          </table:table-cell>
          <table:table-cell office:value-type="float" office:value="88.927" calcext:value-type="float">
            <text:p>88.927</text:p>
          </table:table-cell>
          <table:table-cell office:value-type="float" office:value="105.688" calcext:value-type="float">
            <text:p>105.688</text:p>
          </table:table-cell>
          <table:table-cell office:value-type="float" office:value="104.711" calcext:value-type="float">
            <text:p>104.711</text:p>
          </table:table-cell>
          <table:table-cell office:value-type="float" office:value="97.53" calcext:value-type="float">
            <text:p>97.530</text:p>
          </table:table-cell>
          <table:table-cell office:value-type="float" office:value="99.651" calcext:value-type="float">
            <text:p>99.651</text:p>
          </table:table-cell>
          <table:table-cell office:value-type="float" office:value="76.71" calcext:value-type="float">
            <text:p>76.710</text:p>
          </table:table-cell>
          <table:table-cell office:value-type="float" office:value="75.456" calcext:value-type="float">
            <text:p>7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178.918" calcext:value-type="float">
            <text:p>178.918</text:p>
          </table:table-cell>
          <table:table-cell office:value-type="float" office:value="161.936" calcext:value-type="float">
            <text:p>161.936</text:p>
          </table:table-cell>
          <table:table-cell office:value-type="float" office:value="173.792" calcext:value-type="float">
            <text:p>173.792</text:p>
          </table:table-cell>
          <table:table-cell office:value-type="float" office:value="176.627" calcext:value-type="float">
            <text:p>176.627</text:p>
          </table:table-cell>
          <table:table-cell office:value-type="float" office:value="207.991" calcext:value-type="float">
            <text:p>207.991</text:p>
          </table:table-cell>
          <table:table-cell office:value-type="float" office:value="185.784" calcext:value-type="float">
            <text:p>185.784</text:p>
          </table:table-cell>
          <table:table-cell office:value-type="float" office:value="234.176" calcext:value-type="float">
            <text:p>234.176</text:p>
          </table:table-cell>
          <table:table-cell office:value-type="float" office:value="226.996" calcext:value-type="float">
            <text:p>226.996</text:p>
          </table:table-cell>
          <table:table-cell office:value-type="float" office:value="218.141" calcext:value-type="float">
            <text:p>218.141</text:p>
          </table:table-cell>
          <table:table-cell office:value-type="float" office:value="234.939" calcext:value-type="float">
            <text:p>234.939</text:p>
          </table:table-cell>
          <table:table-cell office:value-type="float" office:value="199.619" calcext:value-type="float">
            <text:p>199.619</text:p>
          </table:table-cell>
          <table:table-cell office:value-type="float" office:value="168.797" calcext:value-type="float">
            <text:p>168.79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70.66" calcext:value-type="float">
            <text:p>70.660</text:p>
          </table:table-cell>
          <table:table-cell office:value-type="float" office:value="50.796" calcext:value-type="float">
            <text:p>50.796</text:p>
          </table:table-cell>
          <table:table-cell office:value-type="float" office:value="47.834" calcext:value-type="float">
            <text:p>47.834</text:p>
          </table:table-cell>
          <table:table-cell office:value-type="float" office:value="45.327" calcext:value-type="float">
            <text:p>45.327</text:p>
          </table:table-cell>
          <table:table-cell office:value-type="float" office:value="54.032" calcext:value-type="float">
            <text:p>54.032</text:p>
          </table:table-cell>
          <table:table-cell office:value-type="float" office:value="60.657" calcext:value-type="float">
            <text:p>60.657</text:p>
          </table:table-cell>
          <table:table-cell office:value-type="float" office:value="67.25" calcext:value-type="float">
            <text:p>67.250</text:p>
          </table:table-cell>
          <table:table-cell office:value-type="float" office:value="70.773" calcext:value-type="float">
            <text:p>70.773</text:p>
          </table:table-cell>
          <table:table-cell office:value-type="float" office:value="67.01" calcext:value-type="float">
            <text:p>67.010</text:p>
          </table:table-cell>
          <table:table-cell office:value-type="float" office:value="81.128" calcext:value-type="float">
            <text:p>81.128</text:p>
          </table:table-cell>
          <table:table-cell office:value-type="float" office:value="81.737" calcext:value-type="float">
            <text:p>81.737</text:p>
          </table:table-cell>
          <table:table-cell office:value-type="float" office:value="76.841" calcext:value-type="float">
            <text:p>76.8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102.685" calcext:value-type="float">
            <text:p>102.685</text:p>
          </table:table-cell>
          <table:table-cell office:value-type="float" office:value="96.144" calcext:value-type="float">
            <text:p>96.144</text:p>
          </table:table-cell>
          <table:table-cell office:value-type="float" office:value="102.197" calcext:value-type="float">
            <text:p>102.197</text:p>
          </table:table-cell>
          <table:table-cell office:value-type="float" office:value="106.712" calcext:value-type="float">
            <text:p>106.712</text:p>
          </table:table-cell>
          <table:table-cell office:value-type="float" office:value="124.057" calcext:value-type="float">
            <text:p>124.057</text:p>
          </table:table-cell>
          <table:table-cell office:value-type="float" office:value="124.625" calcext:value-type="float">
            <text:p>124.625</text:p>
          </table:table-cell>
          <table:table-cell office:value-type="float" office:value="133.116" calcext:value-type="float">
            <text:p>133.116</text:p>
          </table:table-cell>
          <table:table-cell office:value-type="float" office:value="144.31" calcext:value-type="float">
            <text:p>144.310</text:p>
          </table:table-cell>
          <table:table-cell office:value-type="float" office:value="140.357" calcext:value-type="float">
            <text:p>140.357</text:p>
          </table:table-cell>
          <table:table-cell office:value-type="float" office:value="152.769" calcext:value-type="float">
            <text:p>152.769</text:p>
          </table:table-cell>
          <table:table-cell office:value-type="float" office:value="124.038" calcext:value-type="float">
            <text:p>124.038</text:p>
          </table:table-cell>
          <table:table-cell office:value-type="float" office:value="95.054" calcext:value-type="float">
            <text:p>95.0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77.048" calcext:value-type="float">
            <text:p>77.048</text:p>
          </table:table-cell>
          <table:table-cell office:value-type="float" office:value="65.66" calcext:value-type="float">
            <text:p>65.660</text:p>
          </table:table-cell>
          <table:table-cell office:value-type="float" office:value="65.445" calcext:value-type="float">
            <text:p>65.445</text:p>
          </table:table-cell>
          <table:table-cell office:value-type="float" office:value="78.095" calcext:value-type="float">
            <text:p>78.095</text:p>
          </table:table-cell>
          <table:table-cell office:value-type="float" office:value="80.998" calcext:value-type="float">
            <text:p>80.998</text:p>
          </table:table-cell>
          <table:table-cell office:value-type="float" office:value="69.415" calcext:value-type="float">
            <text:p>69.415</text:p>
          </table:table-cell>
          <table:table-cell office:value-type="float" office:value="87.346" calcext:value-type="float">
            <text:p>87.346</text:p>
          </table:table-cell>
          <table:table-cell office:value-type="float" office:value="82.888" calcext:value-type="float">
            <text:p>82.888</text:p>
          </table:table-cell>
          <table:table-cell office:value-type="float" office:value="79.287" calcext:value-type="float">
            <text:p>79.287</text:p>
          </table:table-cell>
          <table:table-cell office:value-type="float" office:value="81.855" calcext:value-type="float">
            <text:p>81.855</text:p>
          </table:table-cell>
          <table:table-cell office:value-type="float" office:value="77.495" calcext:value-type="float">
            <text:p>77.495</text:p>
          </table:table-cell>
          <table:table-cell office:value-type="float" office:value="56.612" calcext:value-type="float">
            <text:p>56.6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501.489" calcext:value-type="float">
            <text:p>501.489</text:p>
          </table:table-cell>
          <table:table-cell office:value-type="float" office:value="460.699" calcext:value-type="float">
            <text:p>460.699</text:p>
          </table:table-cell>
          <table:table-cell office:value-type="float" office:value="445.583" calcext:value-type="float">
            <text:p>445.583</text:p>
          </table:table-cell>
          <table:table-cell office:value-type="float" office:value="509.271" calcext:value-type="float">
            <text:p>509.271</text:p>
          </table:table-cell>
          <table:table-cell office:value-type="float" office:value="532.602" calcext:value-type="float">
            <text:p>532.602</text:p>
          </table:table-cell>
          <table:table-cell office:value-type="float" office:value="500.905" calcext:value-type="float">
            <text:p>500.905</text:p>
          </table:table-cell>
          <table:table-cell office:value-type="float" office:value="588.495" calcext:value-type="float">
            <text:p>588.495</text:p>
          </table:table-cell>
          <table:table-cell office:value-type="float" office:value="589.349" calcext:value-type="float">
            <text:p>589.349</text:p>
          </table:table-cell>
          <table:table-cell office:value-type="float" office:value="543.982" calcext:value-type="float">
            <text:p>543.982</text:p>
          </table:table-cell>
          <table:table-cell office:value-type="float" office:value="614.074" calcext:value-type="float">
            <text:p>614.074</text:p>
          </table:table-cell>
          <table:table-cell office:value-type="float" office:value="557.419" calcext:value-type="float">
            <text:p>557.419</text:p>
          </table:table-cell>
          <table:table-cell office:value-type="float" office:value="412.582" calcext:value-type="float">
            <text:p>412.58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10.704" calcext:value-type="float">
            <text:p>110.704</text:p>
          </table:table-cell>
          <table:table-cell office:value-type="float" office:value="91.638" calcext:value-type="float">
            <text:p>91.638</text:p>
          </table:table-cell>
          <table:table-cell office:value-type="float" office:value="90.744" calcext:value-type="float">
            <text:p>90.744</text:p>
          </table:table-cell>
          <table:table-cell office:value-type="float" office:value="82.108" calcext:value-type="float">
            <text:p>82.108</text:p>
          </table:table-cell>
          <table:table-cell office:value-type="float" office:value="97.49" calcext:value-type="float">
            <text:p>97.490</text:p>
          </table:table-cell>
          <table:table-cell office:value-type="float" office:value="96.803" calcext:value-type="float">
            <text:p>96.803</text:p>
          </table:table-cell>
          <table:table-cell office:value-type="float" office:value="118.687" calcext:value-type="float">
            <text:p>118.687</text:p>
          </table:table-cell>
          <table:table-cell office:value-type="float" office:value="109.761" calcext:value-type="float">
            <text:p>109.761</text:p>
          </table:table-cell>
          <table:table-cell office:value-type="float" office:value="120.188" calcext:value-type="float">
            <text:p>120.188</text:p>
          </table:table-cell>
          <table:table-cell office:value-type="float" office:value="131.62" calcext:value-type="float">
            <text:p>131.620</text:p>
          </table:table-cell>
          <table:table-cell office:value-type="float" office:value="125.374" calcext:value-type="float">
            <text:p>125.374</text:p>
          </table:table-cell>
          <table:table-cell office:value-type="float" office:value="115.811" calcext:value-type="float">
            <text:p>115.8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8.053" calcext:value-type="float">
            <text:p>68.053</text:p>
          </table:table-cell>
          <table:table-cell office:value-type="float" office:value="55.231" calcext:value-type="float">
            <text:p>55.231</text:p>
          </table:table-cell>
          <table:table-cell office:value-type="float" office:value="53.723" calcext:value-type="float">
            <text:p>53.723</text:p>
          </table:table-cell>
          <table:table-cell office:value-type="float" office:value="57.457" calcext:value-type="float">
            <text:p>57.457</text:p>
          </table:table-cell>
          <table:table-cell office:value-type="float" office:value="62.755" calcext:value-type="float">
            <text:p>62.755</text:p>
          </table:table-cell>
          <table:table-cell office:value-type="float" office:value="48.148" calcext:value-type="float">
            <text:p>48.148</text:p>
          </table:table-cell>
          <table:table-cell office:value-type="float" office:value="62.19" calcext:value-type="float">
            <text:p>62.190</text:p>
          </table:table-cell>
          <table:table-cell office:value-type="float" office:value="62.219" calcext:value-type="float">
            <text:p>62.219</text:p>
          </table:table-cell>
          <table:table-cell office:value-type="float" office:value="61.329" calcext:value-type="float">
            <text:p>61.329</text:p>
          </table:table-cell>
          <table:table-cell office:value-type="float" office:value="81.988" calcext:value-type="float">
            <text:p>81.988</text:p>
          </table:table-cell>
          <table:table-cell office:value-type="float" office:value="79.341" calcext:value-type="float">
            <text:p>79.341</text:p>
          </table:table-cell>
          <table:table-cell office:value-type="float" office:value="76.646" calcext:value-type="float">
            <text:p>76.6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23.005" calcext:value-type="float">
            <text:p>323.005</text:p>
          </table:table-cell>
          <table:table-cell office:value-type="float" office:value="291.453" calcext:value-type="float">
            <text:p>291.453</text:p>
          </table:table-cell>
          <table:table-cell office:value-type="float" office:value="300.203" calcext:value-type="float">
            <text:p>300.203</text:p>
          </table:table-cell>
          <table:table-cell office:value-type="float" office:value="317.058" calcext:value-type="float">
            <text:p>317.058</text:p>
          </table:table-cell>
          <table:table-cell office:value-type="float" office:value="314.142" calcext:value-type="float">
            <text:p>314.142</text:p>
          </table:table-cell>
          <table:table-cell office:value-type="float" office:value="301.878" calcext:value-type="float">
            <text:p>301.878</text:p>
          </table:table-cell>
          <table:table-cell office:value-type="float" office:value="358.797" calcext:value-type="float">
            <text:p>358.797</text:p>
          </table:table-cell>
          <table:table-cell office:value-type="float" office:value="356.169" calcext:value-type="float">
            <text:p>356.169</text:p>
          </table:table-cell>
          <table:table-cell office:value-type="float" office:value="316.188" calcext:value-type="float">
            <text:p>316.188</text:p>
          </table:table-cell>
          <table:table-cell office:value-type="float" office:value="346.214" calcext:value-type="float">
            <text:p>346.214</text:p>
          </table:table-cell>
          <table:table-cell office:value-type="float" office:value="323.401" calcext:value-type="float">
            <text:p>323.401</text:p>
          </table:table-cell>
          <table:table-cell office:value-type="float" office:value="238.466" calcext:value-type="float">
            <text:p>238.4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49.983" calcext:value-type="float">
            <text:p>149.983</text:p>
          </table:table-cell>
          <table:table-cell office:value-type="float" office:value="123.483" calcext:value-type="float">
            <text:p>123.483</text:p>
          </table:table-cell>
          <table:table-cell office:value-type="float" office:value="125.104" calcext:value-type="float">
            <text:p>125.104</text:p>
          </table:table-cell>
          <table:table-cell office:value-type="float" office:value="129.633" calcext:value-type="float">
            <text:p>129.633</text:p>
          </table:table-cell>
          <table:table-cell office:value-type="float" office:value="138.233" calcext:value-type="float">
            <text:p>138.233</text:p>
          </table:table-cell>
          <table:table-cell office:value-type="float" office:value="109.657" calcext:value-type="float">
            <text:p>109.657</text:p>
          </table:table-cell>
          <table:table-cell office:value-type="float" office:value="128.809" calcext:value-type="float">
            <text:p>128.809</text:p>
          </table:table-cell>
          <table:table-cell office:value-type="float" office:value="140.408" calcext:value-type="float">
            <text:p>140.408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189.04" calcext:value-type="float">
            <text:p>189.040</text:p>
          </table:table-cell>
          <table:table-cell office:value-type="float" office:value="166.406" calcext:value-type="float">
            <text:p>166.406</text:p>
          </table:table-cell>
          <table:table-cell office:value-type="float" office:value="155.456" calcext:value-type="float">
            <text:p>15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57.142" calcext:value-type="float">
            <text:p>57.142</text:p>
          </table:table-cell>
          <table:table-cell office:value-type="float" office:value="46.283" calcext:value-type="float">
            <text:p>46.283</text:p>
          </table:table-cell>
          <table:table-cell office:value-type="float" office:value="43.39" calcext:value-type="float">
            <text:p>43.390</text:p>
          </table:table-cell>
          <table:table-cell office:value-type="float" office:value="40.824" calcext:value-type="float">
            <text:p>40.824</text:p>
          </table:table-cell>
          <table:table-cell office:value-type="float" office:value="55.063" calcext:value-type="float">
            <text:p>55.063</text:p>
          </table:table-cell>
          <table:table-cell office:value-type="float" office:value="56.474" calcext:value-type="float">
            <text:p>56.474</text:p>
          </table:table-cell>
          <table:table-cell office:value-type="float" office:value="68.133" calcext:value-type="float">
            <text:p>68.133</text:p>
          </table:table-cell>
          <table:table-cell office:value-type="float" office:value="68.642" calcext:value-type="float">
            <text:p>68.642</text:p>
          </table:table-cell>
          <table:table-cell office:value-type="float" office:value="64.741" calcext:value-type="float">
            <text:p>64.741</text:p>
          </table:table-cell>
          <table:table-cell office:value-type="float" office:value="71.269" calcext:value-type="float">
            <text:p>71.269</text:p>
          </table:table-cell>
          <table:table-cell office:value-type="float" office:value="67.631" calcext:value-type="float">
            <text:p>67.631</text:p>
          </table:table-cell>
          <table:table-cell office:value-type="float" office:value="62.845" calcext:value-type="float">
            <text:p>62.8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26.547" calcext:value-type="float">
            <text:p>226.547</text:p>
          </table:table-cell>
          <table:table-cell office:value-type="float" office:value="228.5" calcext:value-type="float">
            <text:p>228.500</text:p>
          </table:table-cell>
          <table:table-cell office:value-type="float" office:value="223.896" calcext:value-type="float">
            <text:p>223.896</text:p>
          </table:table-cell>
          <table:table-cell office:value-type="float" office:value="234.132" calcext:value-type="float">
            <text:p>234.132</text:p>
          </table:table-cell>
          <table:table-cell office:value-type="float" office:value="207.586" calcext:value-type="float">
            <text:p>207.586</text:p>
          </table:table-cell>
          <table:table-cell office:value-type="float" office:value="228.583" calcext:value-type="float">
            <text:p>228.583</text:p>
          </table:table-cell>
          <table:table-cell office:value-type="float" office:value="234.565" calcext:value-type="float">
            <text:p>234.565</text:p>
          </table:table-cell>
          <table:table-cell office:value-type="float" office:value="249.519" calcext:value-type="float">
            <text:p>249.519</text:p>
          </table:table-cell>
          <table:table-cell office:value-type="float" office:value="230.086" calcext:value-type="float">
            <text:p>230.086</text:p>
          </table:table-cell>
          <table:table-cell office:value-type="float" office:value="233.136" calcext:value-type="float">
            <text:p>233.136</text:p>
          </table:table-cell>
          <table:table-cell office:value-type="float" office:value="233.8" calcext:value-type="float">
            <text:p>233.800</text:p>
          </table:table-cell>
          <table:table-cell office:value-type="float" office:value="223.214" calcext:value-type="float">
            <text:p>223.2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232.609" calcext:value-type="float">
            <text:p>232.609</text:p>
          </table:table-cell>
          <table:table-cell office:value-type="float" office:value="195.364" calcext:value-type="float">
            <text:p>195.364</text:p>
          </table:table-cell>
          <table:table-cell office:value-type="float" office:value="205.69" calcext:value-type="float">
            <text:p>205.690</text:p>
          </table:table-cell>
          <table:table-cell office:value-type="float" office:value="231.354" calcext:value-type="float">
            <text:p>231.354</text:p>
          </table:table-cell>
          <table:table-cell office:value-type="float" office:value="236.711" calcext:value-type="float">
            <text:p>236.711</text:p>
          </table:table-cell>
          <table:table-cell office:value-type="float" office:value="215.36" calcext:value-type="float">
            <text:p>215.360</text:p>
          </table:table-cell>
          <table:table-cell office:value-type="float" office:value="258.015" calcext:value-type="float">
            <text:p>258.015</text:p>
          </table:table-cell>
          <table:table-cell office:value-type="float" office:value="244.87" calcext:value-type="float">
            <text:p>244.870</text:p>
          </table:table-cell>
          <table:table-cell office:value-type="float" office:value="225.41" calcext:value-type="float">
            <text:p>225.410</text:p>
          </table:table-cell>
          <table:table-cell office:value-type="float" office:value="252.849" calcext:value-type="float">
            <text:p>252.849</text:p>
          </table:table-cell>
          <table:table-cell office:value-type="float" office:value="226.618" calcext:value-type="float">
            <text:p>226.618</text:p>
          </table:table-cell>
          <table:table-cell office:value-type="float" office:value="190.993" calcext:value-type="float">
            <text:p>190.9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46.081" calcext:value-type="float">
            <text:p>46.081</text:p>
          </table:table-cell>
          <table:table-cell office:value-type="float" office:value="38.703" calcext:value-type="float">
            <text:p>38.703</text:p>
          </table:table-cell>
          <table:table-cell office:value-type="float" office:value="36.037" calcext:value-type="float">
            <text:p>36.037</text:p>
          </table:table-cell>
          <table:table-cell office:value-type="float" office:value="38.43" calcext:value-type="float">
            <text:p>38.430</text:p>
          </table:table-cell>
          <table:table-cell office:value-type="float" office:value="44.471" calcext:value-type="float">
            <text:p>44.471</text:p>
          </table:table-cell>
          <table:table-cell office:value-type="float" office:value="37.884" calcext:value-type="float">
            <text:p>37.884</text:p>
          </table:table-cell>
          <table:table-cell office:value-type="float" office:value="51.585" calcext:value-type="float">
            <text:p>51.585</text:p>
          </table:table-cell>
          <table:table-cell office:value-type="float" office:value="54.306" calcext:value-type="float">
            <text:p>54.306</text:p>
          </table:table-cell>
          <table:table-cell office:value-type="float" office:value="52.511" calcext:value-type="float">
            <text:p>52.511</text:p>
          </table:table-cell>
          <table:table-cell office:value-type="float" office:value="59.472" calcext:value-type="float">
            <text:p>59.472</text:p>
          </table:table-cell>
          <table:table-cell office:value-type="float" office:value="54.022" calcext:value-type="float">
            <text:p>54.022</text:p>
          </table:table-cell>
          <table:table-cell office:value-type="float" office:value="49.791" calcext:value-type="float">
            <text:p>49.7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2.559" calcext:value-type="float">
            <text:p>32.559</text:p>
          </table:table-cell>
          <table:table-cell office:value-type="float" office:value="24.91" calcext:value-type="float">
            <text:p>24.910</text:p>
          </table:table-cell>
          <table:table-cell office:value-type="float" office:value="28.713" calcext:value-type="float">
            <text:p>28.713</text:p>
          </table:table-cell>
          <table:table-cell office:value-type="float" office:value="32.66" calcext:value-type="float">
            <text:p>32.660</text:p>
          </table:table-cell>
          <table:table-cell office:value-type="float" office:value="31.635" calcext:value-type="float">
            <text:p>31.635</text:p>
          </table:table-cell>
          <table:table-cell office:value-type="float" office:value="35.142" calcext:value-type="float">
            <text:p>35.142</text:p>
          </table:table-cell>
          <table:table-cell office:value-type="float" office:value="36.419" calcext:value-type="float">
            <text:p>36.419</text:p>
          </table:table-cell>
          <table:table-cell office:value-type="float" office:value="40.3" calcext:value-type="float">
            <text:p>40.300</text:p>
          </table:table-cell>
          <table:table-cell office:value-type="float" office:value="35.493" calcext:value-type="float">
            <text:p>35.493</text:p>
          </table:table-cell>
          <table:table-cell office:value-type="float" office:value="38.489" calcext:value-type="float">
            <text:p>38.489</text:p>
          </table:table-cell>
          <table:table-cell office:value-type="float" office:value="35.591" calcext:value-type="float">
            <text:p>35.591</text:p>
          </table:table-cell>
          <table:table-cell office:value-type="float" office:value="27.53" calcext:value-type="float">
            <text:p>27.5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9.908" calcext:value-type="float">
            <text:p>9.908</text:p>
          </table:table-cell>
          <table:table-cell office:value-type="float" office:value="10.723" calcext:value-type="float">
            <text:p>10.723</text:p>
          </table:table-cell>
          <table:table-cell office:value-type="float" office:value="10.625" calcext:value-type="float">
            <text:p>10.625</text:p>
          </table:table-cell>
          <table:table-cell office:value-type="float" office:value="10.593" calcext:value-type="float">
            <text:p>10.593</text:p>
          </table:table-cell>
          <table:table-cell office:value-type="float" office:value="10.681" calcext:value-type="float">
            <text:p>10.681</text:p>
          </table:table-cell>
          <table:table-cell office:value-type="float" office:value="7.887" calcext:value-type="float">
            <text:p>7.887</text:p>
          </table:table-cell>
          <table:table-cell office:value-type="float" office:value="9.751" calcext:value-type="float">
            <text:p>9.751</text:p>
          </table:table-cell>
          <table:table-cell office:value-type="float" office:value="9.654" calcext:value-type="float">
            <text:p>9.654</text:p>
          </table:table-cell>
          <table:table-cell office:value-type="float" office:value="9.422" calcext:value-type="float">
            <text:p>9.422</text:p>
          </table:table-cell>
          <table:table-cell office:value-type="float" office:value="11.16" calcext:value-type="float">
            <text:p>11.160</text:p>
          </table:table-cell>
          <table:table-cell office:value-type="float" office:value="10.491" calcext:value-type="float">
            <text:p>10.491</text:p>
          </table:table-cell>
          <table:table-cell office:value-type="float" office:value="10.225" calcext:value-type="float">
            <text:p>10.2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52.7" calcext:value-type="float">
            <text:p>252.700</text:p>
          </table:table-cell>
          <table:table-cell office:value-type="float" office:value="246.146" calcext:value-type="float">
            <text:p>246.146</text:p>
          </table:table-cell>
          <table:table-cell office:value-type="float" office:value="255.873" calcext:value-type="float">
            <text:p>255.873</text:p>
          </table:table-cell>
          <table:table-cell office:value-type="float" office:value="273.299" calcext:value-type="float">
            <text:p>273.299</text:p>
          </table:table-cell>
          <table:table-cell office:value-type="float" office:value="270.918" calcext:value-type="float">
            <text:p>270.918</text:p>
          </table:table-cell>
          <table:table-cell office:value-type="float" office:value="256.605" calcext:value-type="float">
            <text:p>256.605</text:p>
          </table:table-cell>
          <table:table-cell office:value-type="float" office:value="303.526" calcext:value-type="float">
            <text:p>303.526</text:p>
          </table:table-cell>
          <table:table-cell office:value-type="float" office:value="299.284" calcext:value-type="float">
            <text:p>299.284</text:p>
          </table:table-cell>
          <table:table-cell office:value-type="float" office:value="284.55" calcext:value-type="float">
            <text:p>284.550</text:p>
          </table:table-cell>
          <table:table-cell office:value-type="float" office:value="307.576" calcext:value-type="float">
            <text:p>307.576</text:p>
          </table:table-cell>
          <table:table-cell office:value-type="float" office:value="281.317" calcext:value-type="float">
            <text:p>281.317</text:p>
          </table:table-cell>
          <table:table-cell office:value-type="float" office:value="226.233" calcext:value-type="float">
            <text:p>226.2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860.232" calcext:value-type="float">
            <text:p>860.232</text:p>
          </table:table-cell>
          <table:table-cell office:value-type="float" office:value="773.607" calcext:value-type="float">
            <text:p>773.607</text:p>
          </table:table-cell>
          <table:table-cell office:value-type="float" office:value="790.146" calcext:value-type="float">
            <text:p>790.146</text:p>
          </table:table-cell>
          <table:table-cell office:value-type="float" office:value="886.929" calcext:value-type="float">
            <text:p>886.929</text:p>
          </table:table-cell>
          <table:table-cell office:value-type="float" office:value="941.6" calcext:value-type="float">
            <text:p>941.600</text:p>
          </table:table-cell>
          <table:table-cell office:value-type="float" office:value="817.301" calcext:value-type="float">
            <text:p>817.301</text:p>
          </table:table-cell>
          <table:table-cell office:value-type="float" office:value="957.289" calcext:value-type="float">
            <text:p>957.289</text:p>
          </table:table-cell>
          <table:table-cell office:value-type="float" office:value="978.99" calcext:value-type="float">
            <text:p>978.990</text:p>
          </table:table-cell>
          <table:table-cell office:value-type="float" office:value="906.956" calcext:value-type="float">
            <text:p>906.956</text:p>
          </table:table-cell>
          <table:table-cell office:value-type="float" office:value="980.948" calcext:value-type="float">
            <text:p>980.948</text:p>
          </table:table-cell>
          <table:table-cell office:value-type="float" office:value="872.046" calcext:value-type="float">
            <text:p>872.046</text:p>
          </table:table-cell>
          <table:table-cell office:value-type="float" office:value="692.232" calcext:value-type="float">
            <text:p>692.2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6.567" calcext:value-type="float">
            <text:p>36.567</text:p>
          </table:table-cell>
          <table:table-cell office:value-type="float" office:value="30.849" calcext:value-type="float">
            <text:p>30.849</text:p>
          </table:table-cell>
          <table:table-cell office:value-type="float" office:value="31.021" calcext:value-type="float">
            <text:p>31.021</text:p>
          </table:table-cell>
          <table:table-cell office:value-type="float" office:value="31.437" calcext:value-type="float">
            <text:p>31.437</text:p>
          </table:table-cell>
          <table:table-cell office:value-type="float" office:value="31.533" calcext:value-type="float">
            <text:p>31.533</text:p>
          </table:table-cell>
          <table:table-cell office:value-type="float" office:value="26.431" calcext:value-type="float">
            <text:p>26.431</text:p>
          </table:table-cell>
          <table:table-cell office:value-type="float" office:value="25.978" calcext:value-type="float">
            <text:p>25.978</text:p>
          </table:table-cell>
          <table:table-cell office:value-type="float" office:value="29.86" calcext:value-type="float">
            <text:p>29.860</text:p>
          </table:table-cell>
          <table:table-cell office:value-type="float" office:value="39.045" calcext:value-type="float">
            <text:p>39.045</text:p>
          </table:table-cell>
          <table:table-cell office:value-type="float" office:value="45.213" calcext:value-type="float">
            <text:p>45.213</text:p>
          </table:table-cell>
          <table:table-cell office:value-type="float" office:value="42.237" calcext:value-type="float">
            <text:p>42.237</text:p>
          </table:table-cell>
          <table:table-cell office:value-type="float" office:value="39.732" calcext:value-type="float">
            <text:p>39.7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31.615" calcext:value-type="float">
            <text:p>31.615</text:p>
          </table:table-cell>
          <table:table-cell office:value-type="float" office:value="30.275" calcext:value-type="float">
            <text:p>30.275</text:p>
          </table:table-cell>
          <table:table-cell office:value-type="float" office:value="29.568" calcext:value-type="float">
            <text:p>29.568</text:p>
          </table:table-cell>
          <table:table-cell office:value-type="float" office:value="26.94" calcext:value-type="float">
            <text:p>26.940</text:p>
          </table:table-cell>
          <table:table-cell office:value-type="float" office:value="35.91" calcext:value-type="float">
            <text:p>35.910</text:p>
          </table:table-cell>
          <table:table-cell office:value-type="float" office:value="33.954" calcext:value-type="float">
            <text:p>33.954</text:p>
          </table:table-cell>
          <table:table-cell office:value-type="float" office:value="37.983" calcext:value-type="float">
            <text:p>37.983</text:p>
          </table:table-cell>
          <table:table-cell office:value-type="float" office:value="40.046" calcext:value-type="float">
            <text:p>40.046</text:p>
          </table:table-cell>
          <table:table-cell office:value-type="float" office:value="32.647" calcext:value-type="float">
            <text:p>32.647</text:p>
          </table:table-cell>
          <table:table-cell office:value-type="float" office:value="39.065" calcext:value-type="float">
            <text:p>39.065</text:p>
          </table:table-cell>
          <table:table-cell office:value-type="float" office:value="36.18" calcext:value-type="float">
            <text:p>36.180</text:p>
          </table:table-cell>
          <table:table-cell office:value-type="float" office:value="28.749" calcext:value-type="float">
            <text:p>28.749</text:p>
          </table:table-cell>
          <table:table-cell table:number-columns-repeated="6"/>
        </table:table-row>
        <table:table-row table:style-name="ro2" table:number-rows-repeated="7">
          <table:table-cell table:style-name="Default"/>
          <table:table-cell table:number-columns-repeated="18"/>
        </table:table-row>
        <table:table-row table:style-name="ro2" table:number-rows-repeated="2">
          <table:table-cell table:style-name="Default"/>
          <table:table-cell table:number-columns-repeated="12"/>
          <table:table-cell table:style-name="Default" table:number-columns-repeated="6"/>
        </table:table-row>
        <table:table-row table:style-name="ro2">
          <table:table-cell table:style-name="Default"/>
          <table:table-cell table:number-columns-repeated="12"/>
          <table:table-cell table:style-name="Default" table:number-columns-repeated="6"/>
        </table:table-row>
      </table:table>
      <table:table table:name="Previsto" table:style-name="ta1">
        <table:table-column table:style-name="co3" table:default-cell-style-name="ce16"/>
        <table:table-column table:style-name="co2" table:number-columns-repeated="12" table:default-cell-style-name="ce37"/>
        <table:table-column table:style-name="co2" table:number-columns-repeated="18" table:default-cell-style-name="Default"/>
        <table:table-row table:style-name="ro1">
          <table:table-cell table:style-name="ce13" office:value-type="string" calcext:value-type="string">
            <text:p>Previsto (mil ton.)</text:p>
          </table:table-cell>
          <table:table-cell table:style-name="ce17" office:value-type="string" calcext:value-type="string">
            <text:p>2019-01</text:p>
          </table:table-cell>
          <table:table-cell table:style-name="ce17" office:value-type="string" calcext:value-type="string">
            <text:p>2019-02</text:p>
          </table:table-cell>
          <table:table-cell table:style-name="ce17" office:value-type="string" calcext:value-type="string">
            <text:p>2019-03</text:p>
          </table:table-cell>
          <table:table-cell table:style-name="ce17" office:value-type="string" calcext:value-type="string">
            <text:p>2019-04</text:p>
          </table:table-cell>
          <table:table-cell table:style-name="ce17" office:value-type="string" calcext:value-type="string">
            <text:p>2019-05</text:p>
          </table:table-cell>
          <table:table-cell table:style-name="ce17" office:value-type="string" calcext:value-type="string">
            <text:p>2019-06</text:p>
          </table:table-cell>
          <table:table-cell table:style-name="ce17" office:value-type="string" calcext:value-type="string">
            <text:p>2019-07</text:p>
          </table:table-cell>
          <table:table-cell table:style-name="ce17" office:value-type="string" calcext:value-type="string">
            <text:p>2019-08</text:p>
          </table:table-cell>
          <table:table-cell table:style-name="ce17" office:value-type="string" calcext:value-type="string">
            <text:p>2019-09</text:p>
          </table:table-cell>
          <table:table-cell table:style-name="ce17" office:value-type="string" calcext:value-type="string">
            <text:p>2019-10</text:p>
          </table:table-cell>
          <table:table-cell table:style-name="ce17" office:value-type="string" calcext:value-type="string">
            <text:p>2019-11</text:p>
          </table:table-cell>
          <table:table-cell table:style-name="ce17" office:value-type="string" calcext:value-type="string">
            <text:p>2019-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0.588004" calcext:value-type="float">
            <text:p>10,588004</text:p>
          </table:table-cell>
          <table:table-cell office:value-type="float" office:value="9.8875" calcext:value-type="float">
            <text:p>9,8875</text:p>
          </table:table-cell>
          <table:table-cell office:value-type="float" office:value="9.137039" calcext:value-type="float">
            <text:p>9,137039</text:p>
          </table:table-cell>
          <table:table-cell office:value-type="float" office:value="11.06589" calcext:value-type="float">
            <text:p>11,06589</text:p>
          </table:table-cell>
          <table:table-cell office:value-type="float" office:value="14.703808" calcext:value-type="float">
            <text:p>14,703808</text:p>
          </table:table-cell>
          <table:table-cell office:value-type="float" office:value="15.797381" calcext:value-type="float">
            <text:p>15,797381</text:p>
          </table:table-cell>
          <table:table-cell office:value-type="float" office:value="15.578485" calcext:value-type="float">
            <text:p>15,578485</text:p>
          </table:table-cell>
          <table:table-cell office:value-type="float" office:value="14.840865" calcext:value-type="float">
            <text:p>14,840865</text:p>
          </table:table-cell>
          <table:table-cell office:value-type="float" office:value="15.26974" calcext:value-type="float">
            <text:p>15,26974</text:p>
          </table:table-cell>
          <table:table-cell office:value-type="float" office:value="15.295842" calcext:value-type="float">
            <text:p>15,295842</text:p>
          </table:table-cell>
          <table:table-cell office:value-type="float" office:value="12.644016" calcext:value-type="float">
            <text:p>12,644016</text:p>
          </table:table-cell>
          <table:table-cell office:value-type="float" office:value="11.066999" calcext:value-type="float">
            <text:p>11,066999</text:p>
          </table:table-cell>
          <table:table-cell table:style-name="ce18" table:number-columns-repeated="3"/>
          <table:table-cell table:number-columns-repeated="15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31.411154" calcext:value-type="float">
            <text:p>31,411154</text:p>
          </table:table-cell>
          <table:table-cell office:value-type="float" office:value="31.298338" calcext:value-type="float">
            <text:p>31,298338</text:p>
          </table:table-cell>
          <table:table-cell office:value-type="float" office:value="30.678967" calcext:value-type="float">
            <text:p>30,678967</text:p>
          </table:table-cell>
          <table:table-cell office:value-type="float" office:value="28.778185" calcext:value-type="float">
            <text:p>28,778185</text:p>
          </table:table-cell>
          <table:table-cell office:value-type="float" office:value="26.647188" calcext:value-type="float">
            <text:p>26,647188</text:p>
          </table:table-cell>
          <table:table-cell office:value-type="float" office:value="26.743784" calcext:value-type="float">
            <text:p>26,743784</text:p>
          </table:table-cell>
          <table:table-cell office:value-type="float" office:value="25.804504" calcext:value-type="float">
            <text:p>25,804504</text:p>
          </table:table-cell>
          <table:table-cell office:value-type="float" office:value="28.395733" calcext:value-type="float">
            <text:p>28,395733</text:p>
          </table:table-cell>
          <table:table-cell office:value-type="float" office:value="30.95993" calcext:value-type="float">
            <text:p>30,95993</text:p>
          </table:table-cell>
          <table:table-cell office:value-type="float" office:value="31.69413" calcext:value-type="float">
            <text:p>31,69413</text:p>
          </table:table-cell>
          <table:table-cell office:value-type="float" office:value="31.770985" calcext:value-type="float">
            <text:p>31,770985</text:p>
          </table:table-cell>
          <table:table-cell office:value-type="float" office:value="30.707354" calcext:value-type="float">
            <text:p>30,7073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9.501208" calcext:value-type="float">
            <text:p>9,501208</text:p>
          </table:table-cell>
          <table:table-cell office:value-type="float" office:value="8.632245" calcext:value-type="float">
            <text:p>8,632245</text:p>
          </table:table-cell>
          <table:table-cell office:value-type="float" office:value="7.668808" calcext:value-type="float">
            <text:p>7,668808</text:p>
          </table:table-cell>
          <table:table-cell office:value-type="float" office:value="7.218593" calcext:value-type="float">
            <text:p>7,218593</text:p>
          </table:table-cell>
          <table:table-cell office:value-type="float" office:value="8.082638" calcext:value-type="float">
            <text:p>8,082638</text:p>
          </table:table-cell>
          <table:table-cell office:value-type="float" office:value="11.798945" calcext:value-type="float">
            <text:p>11,798945</text:p>
          </table:table-cell>
          <table:table-cell office:value-type="float" office:value="12.630874" calcext:value-type="float">
            <text:p>12,630874</text:p>
          </table:table-cell>
          <table:table-cell office:value-type="float" office:value="12.714647" calcext:value-type="float">
            <text:p>12,714647</text:p>
          </table:table-cell>
          <table:table-cell office:value-type="float" office:value="12.7555" calcext:value-type="float">
            <text:p>12,7555</text:p>
          </table:table-cell>
          <table:table-cell office:value-type="float" office:value="12.859158" calcext:value-type="float">
            <text:p>12,859158</text:p>
          </table:table-cell>
          <table:table-cell office:value-type="float" office:value="12.721001" calcext:value-type="float">
            <text:p>12,721001</text:p>
          </table:table-cell>
          <table:table-cell office:value-type="float" office:value="11.775168" calcext:value-type="float">
            <text:p>11,77516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41.832558" calcext:value-type="float">
            <text:p>41,832558</text:p>
          </table:table-cell>
          <table:table-cell office:value-type="float" office:value="42.121399" calcext:value-type="float">
            <text:p>42,121399</text:p>
          </table:table-cell>
          <table:table-cell office:value-type="float" office:value="42.159924" calcext:value-type="float">
            <text:p>42,159924</text:p>
          </table:table-cell>
          <table:table-cell office:value-type="float" office:value="42.320068" calcext:value-type="float">
            <text:p>42,320068</text:p>
          </table:table-cell>
          <table:table-cell office:value-type="float" office:value="42.375652" calcext:value-type="float">
            <text:p>42,375652</text:p>
          </table:table-cell>
          <table:table-cell office:value-type="float" office:value="42.252373" calcext:value-type="float">
            <text:p>42,252373</text:p>
          </table:table-cell>
          <table:table-cell office:value-type="float" office:value="42.026302" calcext:value-type="float">
            <text:p>42,026302</text:p>
          </table:table-cell>
          <table:table-cell office:value-type="float" office:value="41.969299" calcext:value-type="float">
            <text:p>41,969299</text:p>
          </table:table-cell>
          <table:table-cell office:value-type="float" office:value="41.944267" calcext:value-type="float">
            <text:p>41,944267</text:p>
          </table:table-cell>
          <table:table-cell office:value-type="float" office:value="41.807213" calcext:value-type="float">
            <text:p>41,807213</text:p>
          </table:table-cell>
          <table:table-cell office:value-type="float" office:value="41.671284" calcext:value-type="float">
            <text:p>41,671284</text:p>
          </table:table-cell>
          <table:table-cell office:value-type="float" office:value="41.425652" calcext:value-type="float">
            <text:p>41,42565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41.000488" calcext:value-type="float">
            <text:p>241,000488</text:p>
          </table:table-cell>
          <table:table-cell office:value-type="float" office:value="234.734589" calcext:value-type="float">
            <text:p>234,734589</text:p>
          </table:table-cell>
          <table:table-cell office:value-type="float" office:value="241.413986" calcext:value-type="float">
            <text:p>241,413986</text:p>
          </table:table-cell>
          <table:table-cell office:value-type="float" office:value="238.897476" calcext:value-type="float">
            <text:p>238,897476</text:p>
          </table:table-cell>
          <table:table-cell office:value-type="float" office:value="249.633942" calcext:value-type="float">
            <text:p>249,633942</text:p>
          </table:table-cell>
          <table:table-cell office:value-type="float" office:value="271.788391" calcext:value-type="float">
            <text:p>271,788391</text:p>
          </table:table-cell>
          <table:table-cell office:value-type="float" office:value="274.342285" calcext:value-type="float">
            <text:p>274,342285</text:p>
          </table:table-cell>
          <table:table-cell office:value-type="float" office:value="291.001709" calcext:value-type="float">
            <text:p>291,001709</text:p>
          </table:table-cell>
          <table:table-cell office:value-type="float" office:value="297.122101" calcext:value-type="float">
            <text:p>297,122101</text:p>
          </table:table-cell>
          <table:table-cell office:value-type="float" office:value="295.220917" calcext:value-type="float">
            <text:p>295,220917</text:p>
          </table:table-cell>
          <table:table-cell office:value-type="float" office:value="276.489014" calcext:value-type="float">
            <text:p>276,489014</text:p>
          </table:table-cell>
          <table:table-cell office:value-type="float" office:value="253.551147" calcext:value-type="float">
            <text:p>253,55114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36.037567" calcext:value-type="float">
            <text:p>136,037567</text:p>
          </table:table-cell>
          <table:table-cell office:value-type="float" office:value="133.645538" calcext:value-type="float">
            <text:p>133,645538</text:p>
          </table:table-cell>
          <table:table-cell office:value-type="float" office:value="132.055634" calcext:value-type="float">
            <text:p>132,055634</text:p>
          </table:table-cell>
          <table:table-cell office:value-type="float" office:value="132.553284" calcext:value-type="float">
            <text:p>132,553284</text:p>
          </table:table-cell>
          <table:table-cell office:value-type="float" office:value="146.423218" calcext:value-type="float">
            <text:p>146,423218</text:p>
          </table:table-cell>
          <table:table-cell office:value-type="float" office:value="154.595245" calcext:value-type="float">
            <text:p>154,595245</text:p>
          </table:table-cell>
          <table:table-cell office:value-type="float" office:value="156.647095" calcext:value-type="float">
            <text:p>156,647095</text:p>
          </table:table-cell>
          <table:table-cell office:value-type="float" office:value="158.36911" calcext:value-type="float">
            <text:p>158,36911</text:p>
          </table:table-cell>
          <table:table-cell office:value-type="float" office:value="163.356964" calcext:value-type="float">
            <text:p>163,356964</text:p>
          </table:table-cell>
          <table:table-cell office:value-type="float" office:value="177.059143" calcext:value-type="float">
            <text:p>177,059143</text:p>
          </table:table-cell>
          <table:table-cell office:value-type="float" office:value="160.565048" calcext:value-type="float">
            <text:p>160,565048</text:p>
          </table:table-cell>
          <table:table-cell office:value-type="float" office:value="137.18927" calcext:value-type="float">
            <text:p>137,1892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41.502365" calcext:value-type="float">
            <text:p>41,502365</text:p>
          </table:table-cell>
          <table:table-cell office:value-type="float" office:value="47.666981" calcext:value-type="float">
            <text:p>47,666981</text:p>
          </table:table-cell>
          <table:table-cell office:value-type="float" office:value="44.906673" calcext:value-type="float">
            <text:p>44,906673</text:p>
          </table:table-cell>
          <table:table-cell office:value-type="float" office:value="47.796688" calcext:value-type="float">
            <text:p>47,796688</text:p>
          </table:table-cell>
          <table:table-cell office:value-type="float" office:value="46.763454" calcext:value-type="float">
            <text:p>46,763454</text:p>
          </table:table-cell>
          <table:table-cell office:value-type="float" office:value="51.376087" calcext:value-type="float">
            <text:p>51,376087</text:p>
          </table:table-cell>
          <table:table-cell office:value-type="float" office:value="56.722538" calcext:value-type="float">
            <text:p>56,722538</text:p>
          </table:table-cell>
          <table:table-cell office:value-type="float" office:value="60.156025" calcext:value-type="float">
            <text:p>60,156025</text:p>
          </table:table-cell>
          <table:table-cell office:value-type="float" office:value="59.981289" calcext:value-type="float">
            <text:p>59,981289</text:p>
          </table:table-cell>
          <table:table-cell office:value-type="float" office:value="59.069294" calcext:value-type="float">
            <text:p>59,069294</text:p>
          </table:table-cell>
          <table:table-cell office:value-type="float" office:value="58.039402" calcext:value-type="float">
            <text:p>58,039402</text:p>
          </table:table-cell>
          <table:table-cell office:value-type="float" office:value="49.429443" calcext:value-type="float">
            <text:p>49,42944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91.808304" calcext:value-type="float">
            <text:p>91,808304</text:p>
          </table:table-cell>
          <table:table-cell office:value-type="float" office:value="91.718063" calcext:value-type="float">
            <text:p>91,718063</text:p>
          </table:table-cell>
          <table:table-cell office:value-type="float" office:value="92.864807" calcext:value-type="float">
            <text:p>92,864807</text:p>
          </table:table-cell>
          <table:table-cell office:value-type="float" office:value="93.605171" calcext:value-type="float">
            <text:p>93,605171</text:p>
          </table:table-cell>
          <table:table-cell office:value-type="float" office:value="95.666306" calcext:value-type="float">
            <text:p>95,666306</text:p>
          </table:table-cell>
          <table:table-cell office:value-type="float" office:value="98.896271" calcext:value-type="float">
            <text:p>98,896271</text:p>
          </table:table-cell>
          <table:table-cell office:value-type="float" office:value="103.985153" calcext:value-type="float">
            <text:p>103,985153</text:p>
          </table:table-cell>
          <table:table-cell office:value-type="float" office:value="107.212662" calcext:value-type="float">
            <text:p>107,212662</text:p>
          </table:table-cell>
          <table:table-cell office:value-type="float" office:value="108.438232" calcext:value-type="float">
            <text:p>108,438232</text:p>
          </table:table-cell>
          <table:table-cell office:value-type="float" office:value="108.15329" calcext:value-type="float">
            <text:p>108,15329</text:p>
          </table:table-cell>
          <table:table-cell office:value-type="float" office:value="105.812271" calcext:value-type="float">
            <text:p>105,812271</text:p>
          </table:table-cell>
          <table:table-cell office:value-type="float" office:value="102.787621" calcext:value-type="float">
            <text:p>102,78762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173.949524" calcext:value-type="float">
            <text:p>173,949524</text:p>
          </table:table-cell>
          <table:table-cell office:value-type="float" office:value="177.202637" calcext:value-type="float">
            <text:p>177,202637</text:p>
          </table:table-cell>
          <table:table-cell office:value-type="float" office:value="178.273254" calcext:value-type="float">
            <text:p>178,273254</text:p>
          </table:table-cell>
          <table:table-cell office:value-type="float" office:value="179.169922" calcext:value-type="float">
            <text:p>179,169922</text:p>
          </table:table-cell>
          <table:table-cell office:value-type="float" office:value="206.121399" calcext:value-type="float">
            <text:p>206,121399</text:p>
          </table:table-cell>
          <table:table-cell office:value-type="float" office:value="219.960266" calcext:value-type="float">
            <text:p>219,960266</text:p>
          </table:table-cell>
          <table:table-cell office:value-type="float" office:value="213.096832" calcext:value-type="float">
            <text:p>213,096832</text:p>
          </table:table-cell>
          <table:table-cell office:value-type="float" office:value="214.013351" calcext:value-type="float">
            <text:p>214,013351</text:p>
          </table:table-cell>
          <table:table-cell office:value-type="float" office:value="217.520859" calcext:value-type="float">
            <text:p>217,520859</text:p>
          </table:table-cell>
          <table:table-cell office:value-type="float" office:value="221.326126" calcext:value-type="float">
            <text:p>221,326126</text:p>
          </table:table-cell>
          <table:table-cell office:value-type="float" office:value="221.463257" calcext:value-type="float">
            <text:p>221,463257</text:p>
          </table:table-cell>
          <table:table-cell office:value-type="float" office:value="190.199463" calcext:value-type="float">
            <text:p>190,19946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45.900345" calcext:value-type="float">
            <text:p>45,900345</text:p>
          </table:table-cell>
          <table:table-cell office:value-type="float" office:value="48.293362" calcext:value-type="float">
            <text:p>48,293362</text:p>
          </table:table-cell>
          <table:table-cell office:value-type="float" office:value="48.459515" calcext:value-type="float">
            <text:p>48,459515</text:p>
          </table:table-cell>
          <table:table-cell office:value-type="float" office:value="54.826965" calcext:value-type="float">
            <text:p>54,826965</text:p>
          </table:table-cell>
          <table:table-cell office:value-type="float" office:value="65.141991" calcext:value-type="float">
            <text:p>65,141991</text:p>
          </table:table-cell>
          <table:table-cell office:value-type="float" office:value="71.25119" calcext:value-type="float">
            <text:p>71,25119</text:p>
          </table:table-cell>
          <table:table-cell office:value-type="float" office:value="73.790543" calcext:value-type="float">
            <text:p>73,790543</text:p>
          </table:table-cell>
          <table:table-cell office:value-type="float" office:value="75.246063" calcext:value-type="float">
            <text:p>75,246063</text:p>
          </table:table-cell>
          <table:table-cell office:value-type="float" office:value="79.895622" calcext:value-type="float">
            <text:p>79,895622</text:p>
          </table:table-cell>
          <table:table-cell office:value-type="float" office:value="81.740005" calcext:value-type="float">
            <text:p>81,740005</text:p>
          </table:table-cell>
          <table:table-cell office:value-type="float" office:value="78.939095" calcext:value-type="float">
            <text:p>78,939095</text:p>
          </table:table-cell>
          <table:table-cell office:value-type="float" office:value="70.624352" calcext:value-type="float">
            <text:p>70,62435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99.72226" calcext:value-type="float">
            <text:p>99,72226</text:p>
          </table:table-cell>
          <table:table-cell office:value-type="float" office:value="106.6306" calcext:value-type="float">
            <text:p>106,6306</text:p>
          </table:table-cell>
          <table:table-cell office:value-type="float" office:value="111.354706" calcext:value-type="float">
            <text:p>111,354706</text:p>
          </table:table-cell>
          <table:table-cell office:value-type="float" office:value="114.75766" calcext:value-type="float">
            <text:p>114,75766</text:p>
          </table:table-cell>
          <table:table-cell office:value-type="float" office:value="121.248222" calcext:value-type="float">
            <text:p>121,248222</text:p>
          </table:table-cell>
          <table:table-cell office:value-type="float" office:value="134.374863" calcext:value-type="float">
            <text:p>134,374863</text:p>
          </table:table-cell>
          <table:table-cell office:value-type="float" office:value="144.67215" calcext:value-type="float">
            <text:p>144,67215</text:p>
          </table:table-cell>
          <table:table-cell office:value-type="float" office:value="150.599243" calcext:value-type="float">
            <text:p>150,599243</text:p>
          </table:table-cell>
          <table:table-cell office:value-type="float" office:value="151.622391" calcext:value-type="float">
            <text:p>151,622391</text:p>
          </table:table-cell>
          <table:table-cell office:value-type="float" office:value="148.095947" calcext:value-type="float">
            <text:p>148,095947</text:p>
          </table:table-cell>
          <table:table-cell office:value-type="float" office:value="136.256165" calcext:value-type="float">
            <text:p>136,256165</text:p>
          </table:table-cell>
          <table:table-cell office:value-type="float" office:value="114.765579" calcext:value-type="float">
            <text:p>114,76557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68.003952" calcext:value-type="float">
            <text:p>68,003952</text:p>
          </table:table-cell>
          <table:table-cell office:value-type="float" office:value="66.393166" calcext:value-type="float">
            <text:p>66,393166</text:p>
          </table:table-cell>
          <table:table-cell office:value-type="float" office:value="66.253471" calcext:value-type="float">
            <text:p>66,253471</text:p>
          </table:table-cell>
          <table:table-cell office:value-type="float" office:value="73.227524" calcext:value-type="float">
            <text:p>73,227524</text:p>
          </table:table-cell>
          <table:table-cell office:value-type="float" office:value="77.498871" calcext:value-type="float">
            <text:p>77,498871</text:p>
          </table:table-cell>
          <table:table-cell office:value-type="float" office:value="83.691513" calcext:value-type="float">
            <text:p>83,691513</text:p>
          </table:table-cell>
          <table:table-cell office:value-type="float" office:value="85.806625" calcext:value-type="float">
            <text:p>85,806625</text:p>
          </table:table-cell>
          <table:table-cell office:value-type="float" office:value="84.371216" calcext:value-type="float">
            <text:p>84,371216</text:p>
          </table:table-cell>
          <table:table-cell office:value-type="float" office:value="82.242065" calcext:value-type="float">
            <text:p>82,242065</text:p>
          </table:table-cell>
          <table:table-cell office:value-type="float" office:value="81.135597" calcext:value-type="float">
            <text:p>81,135597</text:p>
          </table:table-cell>
          <table:table-cell office:value-type="float" office:value="78.946442" calcext:value-type="float">
            <text:p>78,946442</text:p>
          </table:table-cell>
          <table:table-cell office:value-type="float" office:value="74.54071" calcext:value-type="float">
            <text:p>74,5407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411.722565" calcext:value-type="float">
            <text:p>411,722565</text:p>
          </table:table-cell>
          <table:table-cell office:value-type="float" office:value="402.339508" calcext:value-type="float">
            <text:p>402,339508</text:p>
          </table:table-cell>
          <table:table-cell office:value-type="float" office:value="404.538483" calcext:value-type="float">
            <text:p>404,538483</text:p>
          </table:table-cell>
          <table:table-cell office:value-type="float" office:value="429.591095" calcext:value-type="float">
            <text:p>429,591095</text:p>
          </table:table-cell>
          <table:table-cell office:value-type="float" office:value="494.4216" calcext:value-type="float">
            <text:p>494,4216</text:p>
          </table:table-cell>
          <table:table-cell office:value-type="float" office:value="503.031464" calcext:value-type="float">
            <text:p>503,031464</text:p>
          </table:table-cell>
          <table:table-cell office:value-type="float" office:value="542.995178" calcext:value-type="float">
            <text:p>542,995178</text:p>
          </table:table-cell>
          <table:table-cell office:value-type="float" office:value="583.07959" calcext:value-type="float">
            <text:p>583,07959</text:p>
          </table:table-cell>
          <table:table-cell office:value-type="float" office:value="602.146912" calcext:value-type="float">
            <text:p>602,146912</text:p>
          </table:table-cell>
          <table:table-cell office:value-type="float" office:value="616.022888" calcext:value-type="float">
            <text:p>616,022888</text:p>
          </table:table-cell>
          <table:table-cell office:value-type="float" office:value="598.113953" calcext:value-type="float">
            <text:p>598,113953</text:p>
          </table:table-cell>
          <table:table-cell office:value-type="float" office:value="581.271301" calcext:value-type="float">
            <text:p>581,271301</text:p>
          </table:table-cell>
          <table:table-cell table:style-name="ce37" table:number-columns-repeated="18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99.899803" calcext:value-type="float">
            <text:p>99,899803</text:p>
          </table:table-cell>
          <table:table-cell office:value-type="float" office:value="101.759422" calcext:value-type="float">
            <text:p>101,759422</text:p>
          </table:table-cell>
          <table:table-cell office:value-type="float" office:value="103.9786" calcext:value-type="float">
            <text:p>103,9786</text:p>
          </table:table-cell>
          <table:table-cell office:value-type="float" office:value="102.275429" calcext:value-type="float">
            <text:p>102,275429</text:p>
          </table:table-cell>
          <table:table-cell office:value-type="float" office:value="102.067543" calcext:value-type="float">
            <text:p>102,067543</text:p>
          </table:table-cell>
          <table:table-cell office:value-type="float" office:value="102.973305" calcext:value-type="float">
            <text:p>102,973305</text:p>
          </table:table-cell>
          <table:table-cell office:value-type="float" office:value="103.737602" calcext:value-type="float">
            <text:p>103,737602</text:p>
          </table:table-cell>
          <table:table-cell office:value-type="float" office:value="105.420616" calcext:value-type="float">
            <text:p>105,420616</text:p>
          </table:table-cell>
          <table:table-cell office:value-type="float" office:value="104.073006" calcext:value-type="float">
            <text:p>104,073006</text:p>
          </table:table-cell>
          <table:table-cell office:value-type="float" office:value="105.726082" calcext:value-type="float">
            <text:p>105,726082</text:p>
          </table:table-cell>
          <table:table-cell office:value-type="float" office:value="105.921074" calcext:value-type="float">
            <text:p>105,921074</text:p>
          </table:table-cell>
          <table:table-cell office:value-type="float" office:value="105.331306" calcext:value-type="float">
            <text:p>105,33130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59.164211" calcext:value-type="float">
            <text:p>59,164211</text:p>
          </table:table-cell>
          <table:table-cell office:value-type="float" office:value="58.415707" calcext:value-type="float">
            <text:p>58,415707</text:p>
          </table:table-cell>
          <table:table-cell office:value-type="float" office:value="59.528702" calcext:value-type="float">
            <text:p>59,528702</text:p>
          </table:table-cell>
          <table:table-cell office:value-type="float" office:value="62.061661" calcext:value-type="float">
            <text:p>62,061661</text:p>
          </table:table-cell>
          <table:table-cell office:value-type="float" office:value="64.716866" calcext:value-type="float">
            <text:p>64,716866</text:p>
          </table:table-cell>
          <table:table-cell office:value-type="float" office:value="66.530533" calcext:value-type="float">
            <text:p>66,530533</text:p>
          </table:table-cell>
          <table:table-cell office:value-type="float" office:value="66.218773" calcext:value-type="float">
            <text:p>66,218773</text:p>
          </table:table-cell>
          <table:table-cell office:value-type="float" office:value="65.251564" calcext:value-type="float">
            <text:p>65,251564</text:p>
          </table:table-cell>
          <table:table-cell office:value-type="float" office:value="64.386665" calcext:value-type="float">
            <text:p>64,386665</text:p>
          </table:table-cell>
          <table:table-cell office:value-type="float" office:value="60.867756" calcext:value-type="float">
            <text:p>60,867756</text:p>
          </table:table-cell>
          <table:table-cell office:value-type="float" office:value="58.908119" calcext:value-type="float">
            <text:p>58,908119</text:p>
          </table:table-cell>
          <table:table-cell office:value-type="float" office:value="58.690014" calcext:value-type="float">
            <text:p>58,690014</text:p>
          </table:table-cell>
          <table:table-cell table:style-name="ce37" table:number-columns-repeated="18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06.705719" calcext:value-type="float">
            <text:p>306,705719</text:p>
          </table:table-cell>
          <table:table-cell office:value-type="float" office:value="316.528015" calcext:value-type="float">
            <text:p>316,528015</text:p>
          </table:table-cell>
          <table:table-cell office:value-type="float" office:value="321.861511" calcext:value-type="float">
            <text:p>321,861511</text:p>
          </table:table-cell>
          <table:table-cell office:value-type="float" office:value="328.577026" calcext:value-type="float">
            <text:p>328,577026</text:p>
          </table:table-cell>
          <table:table-cell office:value-type="float" office:value="333.755768" calcext:value-type="float">
            <text:p>333,755768</text:p>
          </table:table-cell>
          <table:table-cell office:value-type="float" office:value="338.319519" calcext:value-type="float">
            <text:p>338,319519</text:p>
          </table:table-cell>
          <table:table-cell office:value-type="float" office:value="335.538483" calcext:value-type="float">
            <text:p>335,538483</text:p>
          </table:table-cell>
          <table:table-cell office:value-type="float" office:value="340.597107" calcext:value-type="float">
            <text:p>340,597107</text:p>
          </table:table-cell>
          <table:table-cell office:value-type="float" office:value="346.95752" calcext:value-type="float">
            <text:p>346,95752</text:p>
          </table:table-cell>
          <table:table-cell office:value-type="float" office:value="341.013672" calcext:value-type="float">
            <text:p>341,013672</text:p>
          </table:table-cell>
          <table:table-cell office:value-type="float" office:value="333.307404" calcext:value-type="float">
            <text:p>333,307404</text:p>
          </table:table-cell>
          <table:table-cell office:value-type="float" office:value="332.039398" calcext:value-type="float">
            <text:p>332,03939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40.062469" calcext:value-type="float">
            <text:p>140,062469</text:p>
          </table:table-cell>
          <table:table-cell office:value-type="float" office:value="135.817062" calcext:value-type="float">
            <text:p>135,817062</text:p>
          </table:table-cell>
          <table:table-cell office:value-type="float" office:value="139.79187" calcext:value-type="float">
            <text:p>139,79187</text:p>
          </table:table-cell>
          <table:table-cell office:value-type="float" office:value="135.610321" calcext:value-type="float">
            <text:p>135,610321</text:p>
          </table:table-cell>
          <table:table-cell office:value-type="float" office:value="134.446259" calcext:value-type="float">
            <text:p>134,446259</text:p>
          </table:table-cell>
          <table:table-cell office:value-type="float" office:value="132.705536" calcext:value-type="float">
            <text:p>132,705536</text:p>
          </table:table-cell>
          <table:table-cell office:value-type="float" office:value="136.650101" calcext:value-type="float">
            <text:p>136,650101</text:p>
          </table:table-cell>
          <table:table-cell office:value-type="float" office:value="140.944962" calcext:value-type="float">
            <text:p>140,944962</text:p>
          </table:table-cell>
          <table:table-cell office:value-type="float" office:value="143.770477" calcext:value-type="float">
            <text:p>143,770477</text:p>
          </table:table-cell>
          <table:table-cell office:value-type="float" office:value="146.516205" calcext:value-type="float">
            <text:p>146,516205</text:p>
          </table:table-cell>
          <table:table-cell office:value-type="float" office:value="145.658936" calcext:value-type="float">
            <text:p>145,658936</text:p>
          </table:table-cell>
          <table:table-cell office:value-type="float" office:value="143.056854" calcext:value-type="float">
            <text:p>143,0568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43.798309" calcext:value-type="float">
            <text:p>43,798309</text:p>
          </table:table-cell>
          <table:table-cell office:value-type="float" office:value="39.821533" calcext:value-type="float">
            <text:p>39,821533</text:p>
          </table:table-cell>
          <table:table-cell office:value-type="float" office:value="40.362175" calcext:value-type="float">
            <text:p>40,362175</text:p>
          </table:table-cell>
          <table:table-cell office:value-type="float" office:value="41.983902" calcext:value-type="float">
            <text:p>41,983902</text:p>
          </table:table-cell>
          <table:table-cell office:value-type="float" office:value="44.907383" calcext:value-type="float">
            <text:p>44,907383</text:p>
          </table:table-cell>
          <table:table-cell office:value-type="float" office:value="48.281044" calcext:value-type="float">
            <text:p>48,281044</text:p>
          </table:table-cell>
          <table:table-cell office:value-type="float" office:value="52.761776" calcext:value-type="float">
            <text:p>52,761776</text:p>
          </table:table-cell>
          <table:table-cell office:value-type="float" office:value="56.84082" calcext:value-type="float">
            <text:p>56,84082</text:p>
          </table:table-cell>
          <table:table-cell office:value-type="float" office:value="59.898911" calcext:value-type="float">
            <text:p>59,898911</text:p>
          </table:table-cell>
          <table:table-cell office:value-type="float" office:value="61.170837" calcext:value-type="float">
            <text:p>61,170837</text:p>
          </table:table-cell>
          <table:table-cell office:value-type="float" office:value="61.444008" calcext:value-type="float">
            <text:p>61,444008</text:p>
          </table:table-cell>
          <table:table-cell office:value-type="float" office:value="61.08609" calcext:value-type="float">
            <text:p>61,0860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24.073624" calcext:value-type="float">
            <text:p>224,073624</text:p>
          </table:table-cell>
          <table:table-cell office:value-type="float" office:value="224.737152" calcext:value-type="float">
            <text:p>224,737152</text:p>
          </table:table-cell>
          <table:table-cell office:value-type="float" office:value="224.386871" calcext:value-type="float">
            <text:p>224,386871</text:p>
          </table:table-cell>
          <table:table-cell office:value-type="float" office:value="224.584915" calcext:value-type="float">
            <text:p>224,584915</text:p>
          </table:table-cell>
          <table:table-cell office:value-type="float" office:value="225.509857" calcext:value-type="float">
            <text:p>225,509857</text:p>
          </table:table-cell>
          <table:table-cell office:value-type="float" office:value="225.243393" calcext:value-type="float">
            <text:p>225,243393</text:p>
          </table:table-cell>
          <table:table-cell office:value-type="float" office:value="224.136597" calcext:value-type="float">
            <text:p>224,136597</text:p>
          </table:table-cell>
          <table:table-cell office:value-type="float" office:value="224.088882" calcext:value-type="float">
            <text:p>224,088882</text:p>
          </table:table-cell>
          <table:table-cell office:value-type="float" office:value="223.791229" calcext:value-type="float">
            <text:p>223,791229</text:p>
          </table:table-cell>
          <table:table-cell office:value-type="float" office:value="219.202255" calcext:value-type="float">
            <text:p>219,202255</text:p>
          </table:table-cell>
          <table:table-cell office:value-type="float" office:value="219.673065" calcext:value-type="float">
            <text:p>219,673065</text:p>
          </table:table-cell>
          <table:table-cell office:value-type="float" office:value="218.001266" calcext:value-type="float">
            <text:p>218,00126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198.456207" calcext:value-type="float">
            <text:p>198,456207</text:p>
          </table:table-cell>
          <table:table-cell office:value-type="float" office:value="196.572144" calcext:value-type="float">
            <text:p>196,572144</text:p>
          </table:table-cell>
          <table:table-cell office:value-type="float" office:value="220.466171" calcext:value-type="float">
            <text:p>220,466171</text:p>
          </table:table-cell>
          <table:table-cell office:value-type="float" office:value="212.642761" calcext:value-type="float">
            <text:p>212,642761</text:p>
          </table:table-cell>
          <table:table-cell office:value-type="float" office:value="219.088531" calcext:value-type="float">
            <text:p>219,088531</text:p>
          </table:table-cell>
          <table:table-cell office:value-type="float" office:value="227.182327" calcext:value-type="float">
            <text:p>227,182327</text:p>
          </table:table-cell>
          <table:table-cell office:value-type="float" office:value="233.497742" calcext:value-type="float">
            <text:p>233,497742</text:p>
          </table:table-cell>
          <table:table-cell office:value-type="float" office:value="227.418427" calcext:value-type="float">
            <text:p>227,418427</text:p>
          </table:table-cell>
          <table:table-cell office:value-type="float" office:value="231.667908" calcext:value-type="float">
            <text:p>231,667908</text:p>
          </table:table-cell>
          <table:table-cell office:value-type="float" office:value="229.949371" calcext:value-type="float">
            <text:p>229,949371</text:p>
          </table:table-cell>
          <table:table-cell office:value-type="float" office:value="230.413849" calcext:value-type="float">
            <text:p>230,413849</text:p>
          </table:table-cell>
          <table:table-cell office:value-type="float" office:value="221.301392" calcext:value-type="float">
            <text:p>221,30139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39.395752" calcext:value-type="float">
            <text:p>39,395752</text:p>
          </table:table-cell>
          <table:table-cell office:value-type="float" office:value="38.957458" calcext:value-type="float">
            <text:p>38,957458</text:p>
          </table:table-cell>
          <table:table-cell office:value-type="float" office:value="38.448929" calcext:value-type="float">
            <text:p>38,448929</text:p>
          </table:table-cell>
          <table:table-cell office:value-type="float" office:value="37.90136" calcext:value-type="float">
            <text:p>37,90136</text:p>
          </table:table-cell>
          <table:table-cell office:value-type="float" office:value="37.384979" calcext:value-type="float">
            <text:p>37,384979</text:p>
          </table:table-cell>
          <table:table-cell office:value-type="float" office:value="37.964466" calcext:value-type="float">
            <text:p>37,964466</text:p>
          </table:table-cell>
          <table:table-cell office:value-type="float" office:value="40.373112" calcext:value-type="float">
            <text:p>40,373112</text:p>
          </table:table-cell>
          <table:table-cell office:value-type="float" office:value="46.662437" calcext:value-type="float">
            <text:p>46,662437</text:p>
          </table:table-cell>
          <table:table-cell office:value-type="float" office:value="51.325554" calcext:value-type="float">
            <text:p>51,325554</text:p>
          </table:table-cell>
          <table:table-cell office:value-type="float" office:value="52.167175" calcext:value-type="float">
            <text:p>52,167175</text:p>
          </table:table-cell>
          <table:table-cell office:value-type="float" office:value="48.787346" calcext:value-type="float">
            <text:p>48,787346</text:p>
          </table:table-cell>
          <table:table-cell office:value-type="float" office:value="43.793201" calcext:value-type="float">
            <text:p>43,79320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4.765495" calcext:value-type="float">
            <text:p>34,765495</text:p>
          </table:table-cell>
          <table:table-cell office:value-type="float" office:value="33.387203" calcext:value-type="float">
            <text:p>33,387203</text:p>
          </table:table-cell>
          <table:table-cell office:value-type="float" office:value="32.986847" calcext:value-type="float">
            <text:p>32,986847</text:p>
          </table:table-cell>
          <table:table-cell office:value-type="float" office:value="33.388702" calcext:value-type="float">
            <text:p>33,388702</text:p>
          </table:table-cell>
          <table:table-cell office:value-type="float" office:value="34.673424" calcext:value-type="float">
            <text:p>34,673424</text:p>
          </table:table-cell>
          <table:table-cell office:value-type="float" office:value="35.545189" calcext:value-type="float">
            <text:p>35,545189</text:p>
          </table:table-cell>
          <table:table-cell office:value-type="float" office:value="35.826767" calcext:value-type="float">
            <text:p>35,826767</text:p>
          </table:table-cell>
          <table:table-cell office:value-type="float" office:value="35.529655" calcext:value-type="float">
            <text:p>35,529655</text:p>
          </table:table-cell>
          <table:table-cell office:value-type="float" office:value="35.329575" calcext:value-type="float">
            <text:p>35,329575</text:p>
          </table:table-cell>
          <table:table-cell office:value-type="float" office:value="35.050934" calcext:value-type="float">
            <text:p>35,050934</text:p>
          </table:table-cell>
          <table:table-cell office:value-type="float" office:value="34.888557" calcext:value-type="float">
            <text:p>34,888557</text:p>
          </table:table-cell>
          <table:table-cell office:value-type="float" office:value="35.052608" calcext:value-type="float">
            <text:p>35,05260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8.532695" calcext:value-type="float">
            <text:p>8,532695</text:p>
          </table:table-cell>
          <table:table-cell office:value-type="float" office:value="8.647708" calcext:value-type="float">
            <text:p>8,647708</text:p>
          </table:table-cell>
          <table:table-cell office:value-type="float" office:value="8.748202" calcext:value-type="float">
            <text:p>8,748202</text:p>
          </table:table-cell>
          <table:table-cell office:value-type="float" office:value="8.868678" calcext:value-type="float">
            <text:p>8,868678</text:p>
          </table:table-cell>
          <table:table-cell office:value-type="float" office:value="8.99648" calcext:value-type="float">
            <text:p>8,99648</text:p>
          </table:table-cell>
          <table:table-cell office:value-type="float" office:value="9.122819" calcext:value-type="float">
            <text:p>9,122819</text:p>
          </table:table-cell>
          <table:table-cell office:value-type="float" office:value="9.211939" calcext:value-type="float">
            <text:p>9,211939</text:p>
          </table:table-cell>
          <table:table-cell office:value-type="float" office:value="9.327834" calcext:value-type="float">
            <text:p>9,327834</text:p>
          </table:table-cell>
          <table:table-cell office:value-type="float" office:value="9.416952" calcext:value-type="float">
            <text:p>9,416952</text:p>
          </table:table-cell>
          <table:table-cell office:value-type="float" office:value="9.455299" calcext:value-type="float">
            <text:p>9,455299</text:p>
          </table:table-cell>
          <table:table-cell office:value-type="float" office:value="9.446061" calcext:value-type="float">
            <text:p>9,446061</text:p>
          </table:table-cell>
          <table:table-cell office:value-type="float" office:value="9.373635" calcext:value-type="float">
            <text:p>9,37363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18.556351" calcext:value-type="float">
            <text:p>218,556351</text:p>
          </table:table-cell>
          <table:table-cell office:value-type="float" office:value="220.791214" calcext:value-type="float">
            <text:p>220,791214</text:p>
          </table:table-cell>
          <table:table-cell office:value-type="float" office:value="214.038925" calcext:value-type="float">
            <text:p>214,038925</text:p>
          </table:table-cell>
          <table:table-cell office:value-type="float" office:value="230.178711" calcext:value-type="float">
            <text:p>230,178711</text:p>
          </table:table-cell>
          <table:table-cell office:value-type="float" office:value="240.807724" calcext:value-type="float">
            <text:p>240,807724</text:p>
          </table:table-cell>
          <table:table-cell office:value-type="float" office:value="252.747253" calcext:value-type="float">
            <text:p>252,747253</text:p>
          </table:table-cell>
          <table:table-cell office:value-type="float" office:value="275.880249" calcext:value-type="float">
            <text:p>275,880249</text:p>
          </table:table-cell>
          <table:table-cell office:value-type="float" office:value="272.183899" calcext:value-type="float">
            <text:p>272,183899</text:p>
          </table:table-cell>
          <table:table-cell office:value-type="float" office:value="254.709976" calcext:value-type="float">
            <text:p>254,709976</text:p>
          </table:table-cell>
          <table:table-cell office:value-type="float" office:value="251.131943" calcext:value-type="float">
            <text:p>251,131943</text:p>
          </table:table-cell>
          <table:table-cell office:value-type="float" office:value="249.035934" calcext:value-type="float">
            <text:p>249,035934</text:p>
          </table:table-cell>
          <table:table-cell office:value-type="float" office:value="241.285049" calcext:value-type="float">
            <text:p>241,28504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ão Paulo</text:p>
          </table:table-cell>
          <table:table-cell table:number-columns-repeated="10" office:value-type="float" office:value="889.707031" calcext:value-type="float">
            <text:p>889,707031</text:p>
          </table:table-cell>
          <table:table-cell office:value-type="float" office:value="889.707153" calcext:value-type="float">
            <text:p>889,707153</text:p>
          </table:table-cell>
          <table:table-cell office:value-type="float" office:value="889.707031" calcext:value-type="float">
            <text:p>889,707031</text:p>
          </table:table-cell>
          <table:table-cell table:number-columns-repeated="8"/>
          <table:table-cell table:style-name="ce18"/>
          <table:table-cell table:number-columns-repeated="9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0.166079" calcext:value-type="float">
            <text:p>30,166079</text:p>
          </table:table-cell>
          <table:table-cell office:value-type="float" office:value="30.189758" calcext:value-type="float">
            <text:p>30,189758</text:p>
          </table:table-cell>
          <table:table-cell office:value-type="float" office:value="29.858086" calcext:value-type="float">
            <text:p>29,858086</text:p>
          </table:table-cell>
          <table:table-cell office:value-type="float" office:value="29.598694" calcext:value-type="float">
            <text:p>29,598694</text:p>
          </table:table-cell>
          <table:table-cell office:value-type="float" office:value="29.650742" calcext:value-type="float">
            <text:p>29,650742</text:p>
          </table:table-cell>
          <table:table-cell office:value-type="float" office:value="29.957417" calcext:value-type="float">
            <text:p>29,957417</text:p>
          </table:table-cell>
          <table:table-cell office:value-type="float" office:value="30.204376" calcext:value-type="float">
            <text:p>30,204376</text:p>
          </table:table-cell>
          <table:table-cell office:value-type="float" office:value="31.19673" calcext:value-type="float">
            <text:p>31,19673</text:p>
          </table:table-cell>
          <table:table-cell office:value-type="float" office:value="32.828423" calcext:value-type="float">
            <text:p>32,828423</text:p>
          </table:table-cell>
          <table:table-cell office:value-type="float" office:value="34.296734" calcext:value-type="float">
            <text:p>34,296734</text:p>
          </table:table-cell>
          <table:table-cell office:value-type="float" office:value="35.415627" calcext:value-type="float">
            <text:p>35,415627</text:p>
          </table:table-cell>
          <table:table-cell office:value-type="float" office:value="35.478138" calcext:value-type="float">
            <text:p>35,47813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35.197155" calcext:value-type="float">
            <text:p>35,197155</text:p>
          </table:table-cell>
          <table:table-cell office:value-type="float" office:value="34.983727" calcext:value-type="float">
            <text:p>34,983727</text:p>
          </table:table-cell>
          <table:table-cell office:value-type="float" office:value="36.276012" calcext:value-type="float">
            <text:p>36,276012</text:p>
          </table:table-cell>
          <table:table-cell office:value-type="float" office:value="38.07391" calcext:value-type="float">
            <text:p>38,07391</text:p>
          </table:table-cell>
          <table:table-cell office:value-type="float" office:value="39.894753" calcext:value-type="float">
            <text:p>39,894753</text:p>
          </table:table-cell>
          <table:table-cell office:value-type="float" office:value="41.898125" calcext:value-type="float">
            <text:p>41,898125</text:p>
          </table:table-cell>
          <table:table-cell office:value-type="float" office:value="43.362984" calcext:value-type="float">
            <text:p>43,362984</text:p>
          </table:table-cell>
          <table:table-cell office:value-type="float" office:value="44.317303" calcext:value-type="float">
            <text:p>44,317303</text:p>
          </table:table-cell>
          <table:table-cell office:value-type="float" office:value="44.807762" calcext:value-type="float">
            <text:p>44,807762</text:p>
          </table:table-cell>
          <table:table-cell office:value-type="float" office:value="44.400082" calcext:value-type="float">
            <text:p>44,400082</text:p>
          </table:table-cell>
          <table:table-cell office:value-type="float" office:value="43.06778" calcext:value-type="float">
            <text:p>43,06778</text:p>
          </table:table-cell>
          <table:table-cell office:value-type="float" office:value="40.536385" calcext:value-type="float">
            <text:p>40,536385</text:p>
          </table:table-cell>
          <table:table-cell table:number-columns-repeated="18"/>
        </table:table-row>
        <table:table-row table:style-name="ro2" table:number-rows-repeated="9">
          <table:table-cell table:style-name="Default"/>
          <table:table-cell table:style-name="ce18" table:number-columns-repeated="12"/>
          <table:table-cell table:number-columns-repeated="18"/>
        </table:table-row>
        <table:table-row table:style-name="ro2">
          <table:table-cell table:style-name="Default"/>
          <table:table-cell table:style-name="ce18" table:number-columns-repeated="12"/>
          <table:table-cell table:number-columns-repeated="18"/>
        </table:table-row>
      </table:table>
      <table:table table:name="Porcentagem" table:style-name="ta1">
        <table:table-column table:style-name="co4" table:default-cell-style-name="ce16"/>
        <table:table-column table:style-name="co2" table:number-columns-repeated="12" table:default-cell-style-name="ce24"/>
        <table:table-column table:style-name="co2" table:default-cell-style-name="ce47"/>
        <table:table-column table:style-name="co5" table:default-cell-style-name="ce21"/>
        <table:table-column table:style-name="co6" table:default-cell-style-name="ce24"/>
        <table:table-column table:style-name="co2" table:default-cell-style-name="ce15"/>
        <table:table-column table:style-name="co2" table:number-columns-repeated="972" table:default-cell-style-name="ce84"/>
        <table:table-row table:style-name="ro1">
          <table:table-cell table:style-name="ce13" office:value-type="string" calcext:value-type="string">
            <text:p>% do Erro Absoluto</text:p>
          </table:table-cell>
          <table:table-cell table:style-name="ce17" office:value-type="string" calcext:value-type="string">
            <text:p>2019-01</text:p>
          </table:table-cell>
          <table:table-cell table:style-name="ce17" office:value-type="string" calcext:value-type="string">
            <text:p>2019-02</text:p>
          </table:table-cell>
          <table:table-cell table:style-name="ce17" office:value-type="string" calcext:value-type="string">
            <text:p>2019-03</text:p>
          </table:table-cell>
          <table:table-cell table:style-name="ce17" office:value-type="string" calcext:value-type="string">
            <text:p>2019-04</text:p>
          </table:table-cell>
          <table:table-cell table:style-name="ce17" office:value-type="string" calcext:value-type="string">
            <text:p>2019-05</text:p>
          </table:table-cell>
          <table:table-cell table:style-name="ce17" office:value-type="string" calcext:value-type="string">
            <text:p>2019-06</text:p>
          </table:table-cell>
          <table:table-cell table:style-name="ce17" office:value-type="string" calcext:value-type="string">
            <text:p>2019-07</text:p>
          </table:table-cell>
          <table:table-cell table:style-name="ce17" office:value-type="string" calcext:value-type="string">
            <text:p>2019-08</text:p>
          </table:table-cell>
          <table:table-cell table:style-name="ce17" office:value-type="string" calcext:value-type="string">
            <text:p>2019-09</text:p>
          </table:table-cell>
          <table:table-cell table:style-name="ce17" office:value-type="string" calcext:value-type="string">
            <text:p>2019-10</text:p>
          </table:table-cell>
          <table:table-cell table:style-name="ce17" office:value-type="string" calcext:value-type="string">
            <text:p>2019-11</text:p>
          </table:table-cell>
          <table:table-cell table:style-name="ce17" office:value-type="string" calcext:value-type="string">
            <text:p>2019-12</text:p>
          </table:table-cell>
          <table:table-cell table:style-name="ce26" office:value-type="string" calcext:value-type="string">
            <text:p>MAPE</text:p>
          </table:table-cell>
          <table:table-cell table:style-name="ce26" office:value-type="string" calcext:value-type="string">
            <text:p>Desv. Padrão </text:p>
          </table:table-cell>
          <table:table-cell table:style-name="ce26" office:value-type="string" calcext:value-type="string">
            <text:p>Erro Cim. Total</text:p>
          </table:table-cell>
          <table:table-cell table:style-name="ce26" office:value-type="string" calcext:value-type="string">
            <text:p>&lt; 5%</text:p>
          </table:table-cell>
          <table:table-cell table:style-name="Default" table:number-columns-repeated="972"/>
        </table:table-row>
        <table:table-row table:style-name="ro2">
          <table:table-cell office:value-type="string" calcext:value-type="string">
            <text:p>Acre</text:p>
          </table:table-cell>
          <table:table-cell table:formula="of:=(ABS([$Registrado.B2] - [$Previsto.B2])/[$Registrado.B2])" office:value-type="percentage" office:value="0.0536285305684663" calcext:value-type="percentage">
            <text:p>5,363%</text:p>
          </table:table-cell>
          <table:table-cell table:formula="of:=(ABS([$Registrado.C2] - [$Previsto.C2])/[$Registrado.C2])" office:value-type="percentage" office:value="0.0475387727579232" calcext:value-type="percentage">
            <text:p>4,754%</text:p>
          </table:table-cell>
          <table:table-cell table:formula="of:=(ABS([$Registrado.D2] - [$Previsto.D2])/[$Registrado.D2])" office:value-type="percentage" office:value="0.130821658415842" calcext:value-type="percentage">
            <text:p>13,082%</text:p>
          </table:table-cell>
          <table:table-cell table:formula="of:=(ABS([$Registrado.E2] - [$Previsto.E2])/[$Registrado.E2])" office:value-type="percentage" office:value="0.0078994082840237" calcext:value-type="percentage">
            <text:p>0,790%</text:p>
          </table:table-cell>
          <table:table-cell table:formula="of:=(ABS([$Registrado.F2] - [$Previsto.F2])/[$Registrado.F2])" office:value-type="percentage" office:value="0.175552286536617" calcext:value-type="percentage">
            <text:p>17,555%</text:p>
          </table:table-cell>
          <table:table-cell table:formula="of:=(ABS([$Registrado.G2] - [$Previsto.G2])/[$Registrado.G2])" office:value-type="percentage" office:value="0.302769338611249" calcext:value-type="percentage">
            <text:p>30,277%</text:p>
          </table:table-cell>
          <table:table-cell table:formula="of:=(ABS([$Registrado.H2] - [$Previsto.H2])/[$Registrado.H2])" office:value-type="percentage" office:value="0.0746747378587197" calcext:value-type="percentage">
            <text:p>7,467%</text:p>
          </table:table-cell>
          <table:table-cell table:formula="of:=(ABS([$Registrado.I2] - [$Previsto.I2])/[$Registrado.I2])" office:value-type="percentage" office:value="0.112547688811816" calcext:value-type="percentage">
            <text:p>11,255%</text:p>
          </table:table-cell>
          <table:table-cell table:formula="of:=(ABS([$Registrado.J2] - [$Previsto.J2])/[$Registrado.J2])" office:value-type="percentage" office:value="0.00109748901855375" calcext:value-type="percentage">
            <text:p>0,110%</text:p>
          </table:table-cell>
          <table:table-cell table:formula="of:=(ABS([$Registrado.K2] - [$Previsto.K2])/[$Registrado.K2])" office:value-type="percentage" office:value="0.0747176819309176" calcext:value-type="percentage">
            <text:p>7,472%</text:p>
          </table:table-cell>
          <table:table-cell table:formula="of:=(ABS([$Registrado.L2] - [$Previsto.L2])/[$Registrado.L2])" office:value-type="percentage" office:value="0.168485071682231" calcext:value-type="percentage">
            <text:p>16,849%</text:p>
          </table:table-cell>
          <table:table-cell table:formula="of:=(ABS([$Registrado.M2] - [$Previsto.M2])/[$Registrado.M2])" office:value-type="percentage" office:value="0.0892715551181101" calcext:value-type="percentage">
            <text:p>8,927%</text:p>
          </table:table-cell>
          <table:table-cell table:formula="of:=AVERAGE([.B2:.M2])" office:value-type="percentage" office:value="0.103250351632872" calcext:value-type="percentage">
            <text:p>10,325%</text:p>
          </table:table-cell>
          <table:table-cell table:formula="of:=STDEV([.B2:.M2])" office:value-type="percentage" office:value="0.083696846183199" calcext:value-type="percentage">
            <text:p>8,37%</text:p>
          </table:table-cell>
          <table:table-cell table:formula="of:=ABS(SUM([$Registrado.B2:.M2]) -SUM([$Previsto.B2:.M2]))/SUM([$Registrado.B2:.M2])" office:value-type="percentage" office:value="0.0134557104404251" calcext:value-type="percentage">
            <text:p>1,346%</text:p>
          </table:table-cell>
          <table:table-cell table:formula="of:=COUNTIF([.B2:.M2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lagoas</text:p>
          </table:table-cell>
          <table:table-cell table:formula="of:=(ABS([$Registrado.B3] - [$Previsto.B3])/[$Registrado.B3])" office:value-type="percentage" office:value="0.0301607385451401" calcext:value-type="percentage">
            <text:p>3,016%</text:p>
          </table:table-cell>
          <table:table-cell table:formula="of:=(ABS([$Registrado.C3] - [$Previsto.C3])/[$Registrado.C3])" office:value-type="percentage" office:value="0.0302962011982356" calcext:value-type="percentage">
            <text:p>3,030%</text:p>
          </table:table-cell>
          <table:table-cell table:formula="of:=(ABS([$Registrado.D3] - [$Previsto.D3])/[$Registrado.D3])" office:value-type="percentage" office:value="0.00123909141346568" calcext:value-type="percentage">
            <text:p>0,124%</text:p>
          </table:table-cell>
          <table:table-cell table:formula="of:=(ABS([$Registrado.E3] - [$Previsto.E3])/[$Registrado.E3])" office:value-type="percentage" office:value="0.110053962952655" calcext:value-type="percentage">
            <text:p>11,005%</text:p>
          </table:table-cell>
          <table:table-cell table:formula="of:=(ABS([$Registrado.F3] - [$Previsto.F3])/[$Registrado.F3])" office:value-type="percentage" office:value="0.268034940255459" calcext:value-type="percentage">
            <text:p>26,803%</text:p>
          </table:table-cell>
          <table:table-cell table:formula="of:=(ABS([$Registrado.G3] - [$Previsto.G3])/[$Registrado.G3])" office:value-type="percentage" office:value="0.188665451797858" calcext:value-type="percentage">
            <text:p>18,867%</text:p>
          </table:table-cell>
          <table:table-cell table:formula="of:=(ABS([$Registrado.H3] - [$Previsto.H3])/[$Registrado.H3])" office:value-type="percentage" office:value="0.0771251385858874" calcext:value-type="percentage">
            <text:p>7,713%</text:p>
          </table:table-cell>
          <table:table-cell table:formula="of:=(ABS([$Registrado.I3] - [$Previsto.I3])/[$Registrado.I3])" office:value-type="percentage" office:value="0.12299298906665" calcext:value-type="percentage">
            <text:p>12,299%</text:p>
          </table:table-cell>
          <table:table-cell table:formula="of:=(ABS([$Registrado.J3] - [$Previsto.J3])/[$Registrado.J3])" office:value-type="percentage" office:value="0.0497842366951078" calcext:value-type="percentage">
            <text:p>4,978%</text:p>
          </table:table-cell>
          <table:table-cell table:formula="of:=(ABS([$Registrado.K3] - [$Previsto.K3])/[$Registrado.K3])" office:value-type="percentage" office:value="0.257800857082641" calcext:value-type="percentage">
            <text:p>25,780%</text:p>
          </table:table-cell>
          <table:table-cell table:formula="of:=(ABS([$Registrado.L3] - [$Previsto.L3])/[$Registrado.L3])" office:value-type="percentage" office:value="0.176576171470039" calcext:value-type="percentage">
            <text:p>17,658%</text:p>
          </table:table-cell>
          <table:table-cell table:formula="of:=(ABS([$Registrado.M3] - [$Previsto.M3])/[$Registrado.M3])" office:value-type="percentage" office:value="0.158771772183108" calcext:value-type="percentage">
            <text:p>15,877%</text:p>
          </table:table-cell>
          <table:table-cell table:formula="of:=AVERAGE([.B3:.M3])" office:value-type="percentage" office:value="0.122625129270521" calcext:value-type="percentage">
            <text:p>12,263%</text:p>
          </table:table-cell>
          <table:table-cell table:formula="of:=STDEV([.B3:.M3])" office:value-type="percentage" office:value="0.0891057535601398" calcext:value-type="percentage">
            <text:p>8,91%</text:p>
          </table:table-cell>
          <table:table-cell table:formula="of:=ABS(SUM([$Registrado.B3:.M3]) -SUM([$Previsto.B3:.M3]))/SUM([$Registrado.B3:.M3])" office:value-type="percentage" office:value="0.102359496052954" calcext:value-type="percentage">
            <text:p>10,236%</text:p>
          </table:table-cell>
          <table:table-cell table:formula="of:=COUNTIF([.B3:.M3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pá</text:p>
          </table:table-cell>
          <table:table-cell table:formula="of:=(ABS([$Registrado.B4] - [$Previsto.B4])/[$Registrado.B4])" office:value-type="percentage" office:value="0.019584356619544" calcext:value-type="percentage">
            <text:p>1,958%</text:p>
          </table:table-cell>
          <table:table-cell table:formula="of:=(ABS([$Registrado.C4] - [$Previsto.C4])/[$Registrado.C4])" office:value-type="percentage" office:value="0.169997966928707" calcext:value-type="percentage">
            <text:p>17,000%</text:p>
          </table:table-cell>
          <table:table-cell table:formula="of:=(ABS([$Registrado.D4] - [$Previsto.D4])/[$Registrado.D4])" office:value-type="percentage" office:value="0.100259397417504" calcext:value-type="percentage">
            <text:p>10,026%</text:p>
          </table:table-cell>
          <table:table-cell table:formula="of:=(ABS([$Registrado.E4] - [$Previsto.E4])/[$Registrado.E4])" office:value-type="percentage" office:value="0.0516824750394114" calcext:value-type="percentage">
            <text:p>5,168%</text:p>
          </table:table-cell>
          <table:table-cell table:formula="of:=(ABS([$Registrado.F4] - [$Previsto.F4])/[$Registrado.F4])" office:value-type="percentage" office:value="0.0425683487325279" calcext:value-type="percentage">
            <text:p>4,257%</text:p>
          </table:table-cell>
          <table:table-cell table:formula="of:=(ABS([$Registrado.G4] - [$Previsto.G4])/[$Registrado.G4])" office:value-type="percentage" office:value="0.335477645727221" calcext:value-type="percentage">
            <text:p>33,548%</text:p>
          </table:table-cell>
          <table:table-cell table:formula="of:=(ABS([$Registrado.H4] - [$Previsto.H4])/[$Registrado.H4])" office:value-type="percentage" office:value="0.122644564927562" calcext:value-type="percentage">
            <text:p>12,264%</text:p>
          </table:table-cell>
          <table:table-cell table:formula="of:=(ABS([$Registrado.I4] - [$Previsto.I4])/[$Registrado.I4])" office:value-type="percentage" office:value="0.121023364485981" calcext:value-type="percentage">
            <text:p>12,102%</text:p>
          </table:table-cell>
          <table:table-cell table:formula="of:=(ABS([$Registrado.J4] - [$Previsto.J4])/[$Registrado.J4])" office:value-type="percentage" office:value="0.0270404271548436" calcext:value-type="percentage">
            <text:p>2,704%</text:p>
          </table:table-cell>
          <table:table-cell table:formula="of:=(ABS([$Registrado.K4] - [$Previsto.K4])/[$Registrado.K4])" office:value-type="percentage" office:value="0.0254522167487684" calcext:value-type="percentage">
            <text:p>2,545%</text:p>
          </table:table-cell>
          <table:table-cell table:formula="of:=(ABS([$Registrado.L4] - [$Previsto.L4])/[$Registrado.L4])" office:value-type="percentage" office:value="0.265393514373819" calcext:value-type="percentage">
            <text:p>26,539%</text:p>
          </table:table-cell>
          <table:table-cell table:formula="of:=(ABS([$Registrado.M4] - [$Previsto.M4])/[$Registrado.M4])" office:value-type="percentage" office:value="0.0406413557112594" calcext:value-type="percentage">
            <text:p>4,064%</text:p>
          </table:table-cell>
          <table:table-cell table:formula="of:=AVERAGE([.B4:.M4])" office:value-type="percentage" office:value="0.110147136155596" calcext:value-type="percentage">
            <text:p>11,015%</text:p>
          </table:table-cell>
          <table:table-cell table:formula="of:=STDEV([.B4:.M4])" office:value-type="percentage" office:value="0.101769471221443" calcext:value-type="percentage">
            <text:p>10,18%</text:p>
          </table:table-cell>
          <table:table-cell table:formula="of:=ABS(SUM([$Registrado.B4:.M4]) -SUM([$Previsto.B4:.M4]))/SUM([$Registrado.B4:.M4])" office:value-type="percentage" office:value="0.0682944662222334" calcext:value-type="percentage">
            <text:p>6,829%</text:p>
          </table:table-cell>
          <table:table-cell table:formula="of:=COUNTIF([.B4:.M4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zonas</text:p>
          </table:table-cell>
          <table:table-cell table:formula="of:=(ABS([$Registrado.B5] - [$Previsto.B5])/[$Registrado.B5])" office:value-type="percentage" office:value="0.0210255318153098" calcext:value-type="percentage">
            <text:p>2,103%</text:p>
          </table:table-cell>
          <table:table-cell table:formula="of:=(ABS([$Registrado.C5] - [$Previsto.C5])/[$Registrado.C5])" office:value-type="percentage" office:value="0.169194442902348" calcext:value-type="percentage">
            <text:p>16,919%</text:p>
          </table:table-cell>
          <table:table-cell table:formula="of:=(ABS([$Registrado.D5] - [$Previsto.D5])/[$Registrado.D5])" office:value-type="percentage" office:value="0.218178046172961" calcext:value-type="percentage">
            <text:p>21,818%</text:p>
          </table:table-cell>
          <table:table-cell table:formula="of:=(ABS([$Registrado.E5] - [$Previsto.E5])/[$Registrado.E5])" office:value-type="percentage" office:value="0.0375871723833574" calcext:value-type="percentage">
            <text:p>3,759%</text:p>
          </table:table-cell>
          <table:table-cell table:formula="of:=(ABS([$Registrado.F5] - [$Previsto.F5])/[$Registrado.F5])" office:value-type="percentage" office:value="0.0640999422444317" calcext:value-type="percentage">
            <text:p>6,410%</text:p>
          </table:table-cell>
          <table:table-cell table:formula="of:=(ABS([$Registrado.G5] - [$Previsto.G5])/[$Registrado.G5])" office:value-type="percentage" office:value="0.0574460795355006" calcext:value-type="percentage">
            <text:p>5,745%</text:p>
          </table:table-cell>
          <table:table-cell table:formula="of:=(ABS([$Registrado.H5] - [$Previsto.H5])/[$Registrado.H5])" office:value-type="percentage" office:value="0.192547225637873" calcext:value-type="percentage">
            <text:p>19,255%</text:p>
          </table:table-cell>
          <table:table-cell table:formula="of:=(ABS([$Registrado.I5] - [$Previsto.I5])/[$Registrado.I5])" office:value-type="percentage" office:value="0.216508316687513" calcext:value-type="percentage">
            <text:p>21,651%</text:p>
          </table:table-cell>
          <table:table-cell table:formula="of:=(ABS([$Registrado.J5] - [$Previsto.J5])/[$Registrado.J5])" office:value-type="percentage" office:value="0.0928811825515256" calcext:value-type="percentage">
            <text:p>9,288%</text:p>
          </table:table-cell>
          <table:table-cell table:formula="of:=(ABS([$Registrado.K5] - [$Previsto.K5])/[$Registrado.K5])" office:value-type="percentage" office:value="0.181310206399561" calcext:value-type="percentage">
            <text:p>18,131%</text:p>
          </table:table-cell>
          <table:table-cell table:formula="of:=(ABS([$Registrado.L5] - [$Previsto.L5])/[$Registrado.L5])" office:value-type="percentage" office:value="0.193729510099837" calcext:value-type="percentage">
            <text:p>19,373%</text:p>
          </table:table-cell>
          <table:table-cell table:formula="of:=(ABS([$Registrado.M5] - [$Previsto.M5])/[$Registrado.M5])" office:value-type="percentage" office:value="0.0775235041307591" calcext:value-type="percentage">
            <text:p>7,752%</text:p>
          </table:table-cell>
          <table:table-cell table:formula="of:=AVERAGE([.B5:.M5])" office:value-type="percentage" office:value="0.126835930046748" calcext:value-type="percentage">
            <text:p>12,684%</text:p>
          </table:table-cell>
          <table:table-cell table:formula="of:=STDEV([.B5:.M5])" office:value-type="percentage" office:value="0.074733168847205" calcext:value-type="percentage">
            <text:p>7,47%</text:p>
          </table:table-cell>
          <table:table-cell table:formula="of:=ABS(SUM([$Registrado.B5:.M5]) -SUM([$Previsto.B5:.M5]))/SUM([$Registrado.B5:.M5])" office:value-type="percentage" office:value="0.055372277127496" calcext:value-type="percentage">
            <text:p>5,537%</text:p>
          </table:table-cell>
          <table:table-cell table:formula="of:=COUNTIF([.B5:.M5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Bahia</text:p>
          </table:table-cell>
          <table:table-cell table:formula="of:=(ABS([$Registrado.B6] - [$Previsto.B6])/[$Registrado.B6])" office:value-type="percentage" office:value="0.173035919678274" calcext:value-type="percentage">
            <text:p>17,304%</text:p>
          </table:table-cell>
          <table:table-cell table:formula="of:=(ABS([$Registrado.C6] - [$Previsto.C6])/[$Registrado.C6])" office:value-type="percentage" office:value="0.058915972417111" calcext:value-type="percentage">
            <text:p>5,892%</text:p>
          </table:table-cell>
          <table:table-cell table:formula="of:=(ABS([$Registrado.D6] - [$Previsto.D6])/[$Registrado.D6])" office:value-type="percentage" office:value="0.000819553664553088" calcext:value-type="percentage">
            <text:p>0,082%</text:p>
          </table:table-cell>
          <table:table-cell table:formula="of:=(ABS([$Registrado.E6] - [$Previsto.E6])/[$Registrado.E6])" office:value-type="percentage" office:value="0.0531326381374775" calcext:value-type="percentage">
            <text:p>5,313%</text:p>
          </table:table-cell>
          <table:table-cell table:formula="of:=(ABS([$Registrado.F6] - [$Previsto.F6])/[$Registrado.F6])" office:value-type="percentage" office:value="0.114496928119413" calcext:value-type="percentage">
            <text:p>11,450%</text:p>
          </table:table-cell>
          <table:table-cell table:formula="of:=(ABS([$Registrado.G6] - [$Previsto.G6])/[$Registrado.G6])" office:value-type="percentage" office:value="0.357496221524077" calcext:value-type="percentage">
            <text:p>35,750%</text:p>
          </table:table-cell>
          <table:table-cell table:formula="of:=(ABS([$Registrado.H6] - [$Previsto.H6])/[$Registrado.H6])" office:value-type="percentage" office:value="0.0141631393917437" calcext:value-type="percentage">
            <text:p>1,416%</text:p>
          </table:table-cell>
          <table:table-cell table:formula="of:=(ABS([$Registrado.I6] - [$Previsto.I6])/[$Registrado.I6])" office:value-type="percentage" office:value="0.0338787242508864" calcext:value-type="percentage">
            <text:p>3,388%</text:p>
          </table:table-cell>
          <table:table-cell table:formula="of:=(ABS([$Registrado.J6] - [$Previsto.J6])/[$Registrado.J6])" office:value-type="percentage" office:value="0.0405803176493248" calcext:value-type="percentage">
            <text:p>4,058%</text:p>
          </table:table-cell>
          <table:table-cell table:formula="of:=(ABS([$Registrado.K6] - [$Previsto.K6])/[$Registrado.K6])" office:value-type="percentage" office:value="0.100646388979434" calcext:value-type="percentage">
            <text:p>10,065%</text:p>
          </table:table-cell>
          <table:table-cell table:formula="of:=(ABS([$Registrado.L6] - [$Previsto.L6])/[$Registrado.L6])" office:value-type="percentage" office:value="0.0724273042626426" calcext:value-type="percentage">
            <text:p>7,243%</text:p>
          </table:table-cell>
          <table:table-cell table:formula="of:=(ABS([$Registrado.M6] - [$Previsto.M6])/[$Registrado.M6])" office:value-type="percentage" office:value="0.0426179513513923" calcext:value-type="percentage">
            <text:p>4,262%</text:p>
          </table:table-cell>
          <table:table-cell table:formula="of:=AVERAGE([.B6:.M6])" office:value-type="percentage" office:value="0.0885175882855275" calcext:value-type="percentage">
            <text:p>8,852%</text:p>
          </table:table-cell>
          <table:table-cell table:formula="of:=STDEV([.B6:.M6])" office:value-type="percentage" office:value="0.0969122510222134" calcext:value-type="percentage">
            <text:p>9,69%</text:p>
          </table:table-cell>
          <table:table-cell table:formula="of:=ABS(SUM([$Registrado.B6:.M6]) -SUM([$Previsto.B6:.M6]))/SUM([$Registrado.B6:.M6])" office:value-type="percentage" office:value="0.0247687104173824" calcext:value-type="percentage">
            <text:p>2,477%</text:p>
          </table:table-cell>
          <table:table-cell table:formula="of:=COUNTIF([.B6:.M6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Ceara</text:p>
          </table:table-cell>
          <table:table-cell table:formula="of:=(ABS([$Registrado.B7] - [$Previsto.B7])/[$Registrado.B7])" office:value-type="percentage" office:value="0.102660490366159" calcext:value-type="percentage">
            <text:p>10,266%</text:p>
          </table:table-cell>
          <table:table-cell table:formula="of:=(ABS([$Registrado.C7] - [$Previsto.C7])/[$Registrado.C7])" office:value-type="percentage" office:value="0.0317171001335524" calcext:value-type="percentage">
            <text:p>3,172%</text:p>
          </table:table-cell>
          <table:table-cell table:formula="of:=(ABS([$Registrado.D7] - [$Previsto.D7])/[$Registrado.D7])" office:value-type="percentage" office:value="0.254852274886921" calcext:value-type="percentage">
            <text:p>25,485%</text:p>
          </table:table-cell>
          <table:table-cell table:formula="of:=(ABS([$Registrado.E7] - [$Previsto.E7])/[$Registrado.E7])" office:value-type="percentage" office:value="0.195951495466234" calcext:value-type="percentage">
            <text:p>19,595%</text:p>
          </table:table-cell>
          <table:table-cell table:formula="of:=(ABS([$Registrado.F7] - [$Previsto.F7])/[$Registrado.F7])" office:value-type="percentage" office:value="0.144602055892124" calcext:value-type="percentage">
            <text:p>14,460%</text:p>
          </table:table-cell>
          <table:table-cell table:formula="of:=(ABS([$Registrado.G7] - [$Previsto.G7])/[$Registrado.G7])" office:value-type="percentage" office:value="0.215964109864871" calcext:value-type="percentage">
            <text:p>21,596%</text:p>
          </table:table-cell>
          <table:table-cell table:formula="of:=(ABS([$Registrado.H7] - [$Previsto.H7])/[$Registrado.H7])" office:value-type="percentage" office:value="0.00306059391069688" calcext:value-type="percentage">
            <text:p>0,306%</text:p>
          </table:table-cell>
          <table:table-cell table:formula="of:=(ABS([$Registrado.I7] - [$Previsto.I7])/[$Registrado.I7])" office:value-type="percentage" office:value="0.0369185721235709" calcext:value-type="percentage">
            <text:p>3,692%</text:p>
          </table:table-cell>
          <table:table-cell table:formula="of:=(ABS([$Registrado.J7] - [$Previsto.J7])/[$Registrado.J7])" office:value-type="percentage" office:value="0.164357040014826" calcext:value-type="percentage">
            <text:p>16,436%</text:p>
          </table:table-cell>
          <table:table-cell table:formula="of:=(ABS([$Registrado.K7] - [$Previsto.K7])/[$Registrado.K7])" office:value-type="percentage" office:value="0.0513763857796885" calcext:value-type="percentage">
            <text:p>5,138%</text:p>
          </table:table-cell>
          <table:table-cell table:formula="of:=(ABS([$Registrado.L7] - [$Previsto.L7])/[$Registrado.L7])" office:value-type="percentage" office:value="0.0186410292454849" calcext:value-type="percentage">
            <text:p>1,864%</text:p>
          </table:table-cell>
          <table:table-cell table:formula="of:=(ABS([$Registrado.M7] - [$Previsto.M7])/[$Registrado.M7])" office:value-type="percentage" office:value="0.11530747404398" calcext:value-type="percentage">
            <text:p>11,531%</text:p>
          </table:table-cell>
          <table:table-cell table:formula="of:=AVERAGE([.B7:.M7])" office:value-type="percentage" office:value="0.111284051810676" calcext:value-type="percentage">
            <text:p>11,128%</text:p>
          </table:table-cell>
          <table:table-cell table:formula="of:=STDEV([.B7:.M7])" office:value-type="percentage" office:value="0.0844774363341088" calcext:value-type="percentage">
            <text:p>8,45%</text:p>
          </table:table-cell>
          <table:table-cell table:formula="of:=ABS(SUM([$Registrado.B7:.M7]) -SUM([$Previsto.B7:.M7]))/SUM([$Registrado.B7:.M7])" office:value-type="percentage" office:value="0.0512964831327921" calcext:value-type="percentage">
            <text:p>5,130%</text:p>
          </table:table-cell>
          <table:table-cell table:formula="of:=COUNTIF([.B7:.M7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(ABS([$Registrado.B8] - [$Previsto.B8])/[$Registrado.B8])" office:value-type="percentage" office:value="0.152840069401919" calcext:value-type="percentage">
            <text:p>15,284%</text:p>
          </table:table-cell>
          <table:table-cell table:formula="of:=(ABS([$Registrado.C8] - [$Previsto.C8])/[$Registrado.C8])" office:value-type="percentage" office:value="0.0657555113356884" calcext:value-type="percentage">
            <text:p>6,576%</text:p>
          </table:table-cell>
          <table:table-cell table:formula="of:=(ABS([$Registrado.D8] - [$Previsto.D8])/[$Registrado.D8])" office:value-type="percentage" office:value="0.00934285585848819" calcext:value-type="percentage">
            <text:p>0,934%</text:p>
          </table:table-cell>
          <table:table-cell table:formula="of:=(ABS([$Registrado.E8] - [$Previsto.E8])/[$Registrado.E8])" office:value-type="percentage" office:value="0.0887380241907929" calcext:value-type="percentage">
            <text:p>8,874%</text:p>
          </table:table-cell>
          <table:table-cell table:formula="of:=(ABS([$Registrado.F8] - [$Previsto.F8])/[$Registrado.F8])" office:value-type="percentage" office:value="0.150049001254112" calcext:value-type="percentage">
            <text:p>15,005%</text:p>
          </table:table-cell>
          <table:table-cell table:formula="of:=(ABS([$Registrado.G8] - [$Previsto.G8])/[$Registrado.G8])" office:value-type="percentage" office:value="0.00852120058105293" calcext:value-type="percentage">
            <text:p>0,852%</text:p>
          </table:table-cell>
          <table:table-cell table:formula="of:=(ABS([$Registrado.H8] - [$Previsto.H8])/[$Registrado.H8])" office:value-type="percentage" office:value="0.113599543692962" calcext:value-type="percentage">
            <text:p>11,360%</text:p>
          </table:table-cell>
          <table:table-cell table:formula="of:=(ABS([$Registrado.I8] - [$Previsto.I8])/[$Registrado.I8])" office:value-type="percentage" office:value="0.06192360472188" calcext:value-type="percentage">
            <text:p>6,192%</text:p>
          </table:table-cell>
          <table:table-cell table:formula="of:=(ABS([$Registrado.J8] - [$Previsto.J8])/[$Registrado.J8])" office:value-type="percentage" office:value="0.013822481996646" calcext:value-type="percentage">
            <text:p>1,382%</text:p>
          </table:table-cell>
          <table:table-cell table:formula="of:=(ABS([$Registrado.K8] - [$Previsto.K8])/[$Registrado.K8])" office:value-type="percentage" office:value="0.0937790494308245" calcext:value-type="percentage">
            <text:p>9,378%</text:p>
          </table:table-cell>
          <table:table-cell table:formula="of:=(ABS([$Registrado.L8] - [$Previsto.L8])/[$Registrado.L8])" office:value-type="percentage" office:value="0.131769470769471" calcext:value-type="percentage">
            <text:p>13,177%</text:p>
          </table:table-cell>
          <table:table-cell table:formula="of:=(ABS([$Registrado.M8] - [$Previsto.M8])/[$Registrado.M8])" office:value-type="percentage" office:value="0.134900192864031" calcext:value-type="percentage">
            <text:p>13,490%</text:p>
          </table:table-cell>
          <table:table-cell table:formula="of:=AVERAGE([.B8:.M8])" office:value-type="percentage" office:value="0.0854200838414889" calcext:value-type="percentage">
            <text:p>8,542%</text:p>
          </table:table-cell>
          <table:table-cell table:formula="of:=STDEV([.B8:.M8])" office:value-type="percentage" office:value="0.0539023027546986" calcext:value-type="percentage">
            <text:p>5,39%</text:p>
          </table:table-cell>
          <table:table-cell table:formula="of:=ABS(SUM([$Registrado.B8:.M8]) -SUM([$Previsto.B8:.M8]))/SUM([$Registrado.B8:.M8])" office:value-type="percentage" office:value="0.0213770211042528" calcext:value-type="percentage">
            <text:p>2,138%</text:p>
          </table:table-cell>
          <table:table-cell table:formula="of:=COUNTIF([.B8:.M8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(ABS([$Registrado.B9] - [$Previsto.B9])/[$Registrado.B9])" office:value-type="percentage" office:value="0.175697819118848" calcext:value-type="percentage">
            <text:p>17,570%</text:p>
          </table:table-cell>
          <table:table-cell table:formula="of:=(ABS([$Registrado.C9] - [$Previsto.C9])/[$Registrado.C9])" office:value-type="percentage" office:value="0.0699285801204698" calcext:value-type="percentage">
            <text:p>6,993%</text:p>
          </table:table-cell>
          <table:table-cell table:formula="of:=(ABS([$Registrado.D9] - [$Previsto.D9])/[$Registrado.D9])" office:value-type="percentage" office:value="0.012307683308162" calcext:value-type="percentage">
            <text:p>1,231%</text:p>
          </table:table-cell>
          <table:table-cell table:formula="of:=(ABS([$Registrado.E9] - [$Previsto.E9])/[$Registrado.E9])" office:value-type="percentage" office:value="0.0224932929893168" calcext:value-type="percentage">
            <text:p>2,249%</text:p>
          </table:table-cell>
          <table:table-cell table:formula="of:=(ABS([$Registrado.F9] - [$Previsto.F9])/[$Registrado.F9])" office:value-type="percentage" office:value="0.0000804189225913075" calcext:value-type="percentage">
            <text:p>0,008%</text:p>
          </table:table-cell>
          <table:table-cell table:formula="of:=(ABS([$Registrado.G9] - [$Previsto.G9])/[$Registrado.G9])" office:value-type="percentage" office:value="0.112106233202514" calcext:value-type="percentage">
            <text:p>11,211%</text:p>
          </table:table-cell>
          <table:table-cell table:formula="of:=(ABS([$Registrado.H9] - [$Previsto.H9])/[$Registrado.H9])" office:value-type="percentage" office:value="0.0161120183937628" calcext:value-type="percentage">
            <text:p>1,611%</text:p>
          </table:table-cell>
          <table:table-cell table:formula="of:=(ABS([$Registrado.I9] - [$Previsto.I9])/[$Registrado.I9])" office:value-type="percentage" office:value="0.0238911098165426" calcext:value-type="percentage">
            <text:p>2,389%</text:p>
          </table:table-cell>
          <table:table-cell table:formula="of:=(ABS([$Registrado.J9] - [$Previsto.J9])/[$Registrado.J9])" office:value-type="percentage" office:value="0.111844888752179" calcext:value-type="percentage">
            <text:p>11,184%</text:p>
          </table:table-cell>
          <table:table-cell table:formula="of:=(ABS([$Registrado.K9] - [$Previsto.K9])/[$Registrado.K9])" office:value-type="percentage" office:value="0.0853206691352822" calcext:value-type="percentage">
            <text:p>8,532%</text:p>
          </table:table-cell>
          <table:table-cell table:formula="of:=(ABS([$Registrado.L9] - [$Previsto.L9])/[$Registrado.L9])" office:value-type="percentage" office:value="0.379380406726633" calcext:value-type="percentage">
            <text:p>37,938%</text:p>
          </table:table-cell>
          <table:table-cell table:formula="of:=(ABS([$Registrado.M9] - [$Previsto.M9])/[$Registrado.M9])" office:value-type="percentage" office:value="0.362219319868533" calcext:value-type="percentage">
            <text:p>36,222%</text:p>
          </table:table-cell>
          <table:table-cell table:formula="of:=AVERAGE([.B9:.M9])" office:value-type="percentage" office:value="0.11428187002957" calcext:value-type="percentage">
            <text:p>11,428%</text:p>
          </table:table-cell>
          <table:table-cell table:formula="of:=STDEV([.B9:.M9])" office:value-type="percentage" office:value="0.130736524812329" calcext:value-type="percentage">
            <text:p>13,07%</text:p>
          </table:table-cell>
          <table:table-cell table:formula="of:=ABS(SUM([$Registrado.B9:.M9]) -SUM([$Previsto.B9:.M9]))/SUM([$Registrado.B9:.M9])" office:value-type="percentage" office:value="0.0535501620309044" calcext:value-type="percentage">
            <text:p>5,355%</text:p>
          </table:table-cell>
          <table:table-cell table:formula="of:=COUNTIF([.B9:.M9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Goiais</text:p>
          </table:table-cell>
          <table:table-cell table:formula="of:=(ABS([$Registrado.B10] - [$Previsto.B10])/[$Registrado.B10])" office:value-type="percentage" office:value="0.0277695704177333" calcext:value-type="percentage">
            <text:p>2,777%</text:p>
          </table:table-cell>
          <table:table-cell table:formula="of:=(ABS([$Registrado.C10] - [$Previsto.C10])/[$Registrado.C10])" office:value-type="percentage" office:value="0.0942757447386622" calcext:value-type="percentage">
            <text:p>9,428%</text:p>
          </table:table-cell>
          <table:table-cell table:formula="of:=(ABS([$Registrado.D10] - [$Previsto.D10])/[$Registrado.D10])" office:value-type="percentage" office:value="0.0257851569692506" calcext:value-type="percentage">
            <text:p>2,579%</text:p>
          </table:table-cell>
          <table:table-cell table:formula="of:=(ABS([$Registrado.E10] - [$Previsto.E10])/[$Registrado.E10])" office:value-type="percentage" office:value="0.0143971306765104" calcext:value-type="percentage">
            <text:p>1,440%</text:p>
          </table:table-cell>
          <table:table-cell table:formula="of:=(ABS([$Registrado.F10] - [$Previsto.F10])/[$Registrado.F10])" office:value-type="percentage" office:value="0.00898885528700769" calcext:value-type="percentage">
            <text:p>0,899%</text:p>
          </table:table-cell>
          <table:table-cell table:formula="of:=(ABS([$Registrado.G10] - [$Previsto.G10])/[$Registrado.G10])" office:value-type="percentage" office:value="0.183956993067218" calcext:value-type="percentage">
            <text:p>18,396%</text:p>
          </table:table-cell>
          <table:table-cell table:formula="of:=(ABS([$Registrado.H10] - [$Previsto.H10])/[$Registrado.H10])" office:value-type="percentage" office:value="0.0900142115332057" calcext:value-type="percentage">
            <text:p>9,001%</text:p>
          </table:table-cell>
          <table:table-cell table:formula="of:=(ABS([$Registrado.I10] - [$Previsto.I10])/[$Registrado.I10])" office:value-type="percentage" office:value="0.0571932941549631" calcext:value-type="percentage">
            <text:p>5,719%</text:p>
          </table:table-cell>
          <table:table-cell table:formula="of:=(ABS([$Registrado.J10] - [$Previsto.J10])/[$Registrado.J10])" office:value-type="percentage" office:value="0.00284284476554151" calcext:value-type="percentage">
            <text:p>0,284%</text:p>
          </table:table-cell>
          <table:table-cell table:formula="of:=(ABS([$Registrado.K10] - [$Previsto.K10])/[$Registrado.K10])" office:value-type="percentage" office:value="0.0579421637105802" calcext:value-type="percentage">
            <text:p>5,794%</text:p>
          </table:table-cell>
          <table:table-cell table:formula="of:=(ABS([$Registrado.L10] - [$Previsto.L10])/[$Registrado.L10])" office:value-type="percentage" office:value="0.109429748671219" calcext:value-type="percentage">
            <text:p>10,943%</text:p>
          </table:table-cell>
          <table:table-cell table:formula="of:=(ABS([$Registrado.M10] - [$Previsto.M10])/[$Registrado.M10])" office:value-type="percentage" office:value="0.126794095866633" calcext:value-type="percentage">
            <text:p>12,679%</text:p>
          </table:table-cell>
          <table:table-cell table:formula="of:=AVERAGE([.B10:.M10])" office:value-type="percentage" office:value="0.0666158174882103" calcext:value-type="percentage">
            <text:p>6,662%</text:p>
          </table:table-cell>
          <table:table-cell table:formula="of:=STDEV([.B10:.M10])" office:value-type="percentage" office:value="0.055588427374803" calcext:value-type="percentage">
            <text:p>5,56%</text:p>
          </table:table-cell>
          <table:table-cell table:formula="of:=ABS(SUM([$Registrado.B10:.M10]) -SUM([$Previsto.B10:.M10]))/SUM([$Registrado.B10:.M10])" office:value-type="percentage" office:value="0.0188286475236051" calcext:value-type="percentage">
            <text:p>1,883%</text:p>
          </table:table-cell>
          <table:table-cell table:formula="of:=COUNTIF([.B10:.M10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ranhão</text:p>
          </table:table-cell>
          <table:table-cell table:formula="of:=(ABS([$Registrado.B11] - [$Previsto.B11])/[$Registrado.B11])" office:value-type="percentage" office:value="0.3504055335409" calcext:value-type="percentage">
            <text:p>35,041%</text:p>
          </table:table-cell>
          <table:table-cell table:formula="of:=(ABS([$Registrado.C11] - [$Previsto.C11])/[$Registrado.C11])" office:value-type="percentage" office:value="0.049268406961178" calcext:value-type="percentage">
            <text:p>4,927%</text:p>
          </table:table-cell>
          <table:table-cell table:formula="of:=(ABS([$Registrado.D11] - [$Previsto.D11])/[$Registrado.D11])" office:value-type="percentage" office:value="0.0130767863862525" calcext:value-type="percentage">
            <text:p>1,308%</text:p>
          </table:table-cell>
          <table:table-cell table:formula="of:=(ABS([$Registrado.E11] - [$Previsto.E11])/[$Registrado.E11])" office:value-type="percentage" office:value="0.209587332053743" calcext:value-type="percentage">
            <text:p>20,959%</text:p>
          </table:table-cell>
          <table:table-cell table:formula="of:=(ABS([$Registrado.F11] - [$Previsto.F11])/[$Registrado.F11])" office:value-type="percentage" office:value="0.205618725940184" calcext:value-type="percentage">
            <text:p>20,562%</text:p>
          </table:table-cell>
          <table:table-cell table:formula="of:=(ABS([$Registrado.G11] - [$Previsto.G11])/[$Registrado.G11])" office:value-type="percentage" office:value="0.174657335509504" calcext:value-type="percentage">
            <text:p>17,466%</text:p>
          </table:table-cell>
          <table:table-cell table:formula="of:=(ABS([$Registrado.H11] - [$Previsto.H11])/[$Registrado.H11])" office:value-type="percentage" office:value="0.0972571449814126" calcext:value-type="percentage">
            <text:p>9,726%</text:p>
          </table:table-cell>
          <table:table-cell table:formula="of:=(ABS([$Registrado.I11] - [$Previsto.I11])/[$Registrado.I11])" office:value-type="percentage" office:value="0.0632029587554577" calcext:value-type="percentage">
            <text:p>6,320%</text:p>
          </table:table-cell>
          <table:table-cell table:formula="of:=(ABS([$Registrado.J11] - [$Previsto.J11])/[$Registrado.J11])" office:value-type="percentage" office:value="0.192294015818534" calcext:value-type="percentage">
            <text:p>19,229%</text:p>
          </table:table-cell>
          <table:table-cell table:formula="of:=(ABS([$Registrado.K11] - [$Previsto.K11])/[$Registrado.K11])" office:value-type="percentage" office:value="0.00754369638102747" calcext:value-type="percentage">
            <text:p>0,754%</text:p>
          </table:table-cell>
          <table:table-cell table:formula="of:=(ABS([$Registrado.L11] - [$Previsto.L11])/[$Registrado.L11])" office:value-type="percentage" office:value="0.0342305810098242" calcext:value-type="percentage">
            <text:p>3,423%</text:p>
          </table:table-cell>
          <table:table-cell table:formula="of:=(ABS([$Registrado.M11] - [$Previsto.M11])/[$Registrado.M11])" office:value-type="percentage" office:value="0.0809027472312957" calcext:value-type="percentage">
            <text:p>8,090%</text:p>
          </table:table-cell>
          <table:table-cell table:formula="of:=AVERAGE([.B11:.M11])" office:value-type="percentage" office:value="0.123170438714109" calcext:value-type="percentage">
            <text:p>12,317%</text:p>
          </table:table-cell>
          <table:table-cell table:formula="of:=STDEV([.B11:.M11])" office:value-type="percentage" office:value="0.10368066221657" calcext:value-type="percentage">
            <text:p>10,37%</text:p>
          </table:table-cell>
          <table:table-cell table:formula="of:=ABS(SUM([$Registrado.B11:.M11]) -SUM([$Previsto.B11:.M11]))/SUM([$Registrado.B11:.M11])" office:value-type="percentage" office:value="0.0259210355987056" calcext:value-type="percentage">
            <text:p>2,592%</text:p>
          </table:table-cell>
          <table:table-cell table:formula="of:=COUNTIF([.B11:.M11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(ABS([$Registrado.B12] - [$Previsto.B12])/[$Registrado.B12])" office:value-type="percentage" office:value="0.0288527048741296" calcext:value-type="percentage">
            <text:p>2,885%</text:p>
          </table:table-cell>
          <table:table-cell table:formula="of:=(ABS([$Registrado.C12] - [$Previsto.C12])/[$Registrado.C12])" office:value-type="percentage" office:value="0.109071808953237" calcext:value-type="percentage">
            <text:p>10,907%</text:p>
          </table:table-cell>
          <table:table-cell table:formula="of:=(ABS([$Registrado.D12] - [$Previsto.D12])/[$Registrado.D12])" office:value-type="percentage" office:value="0.0896083642376977" calcext:value-type="percentage">
            <text:p>8,961%</text:p>
          </table:table-cell>
          <table:table-cell table:formula="of:=(ABS([$Registrado.E12] - [$Previsto.E12])/[$Registrado.E12])" office:value-type="percentage" office:value="0.0753960191918435" calcext:value-type="percentage">
            <text:p>7,540%</text:p>
          </table:table-cell>
          <table:table-cell table:formula="of:=(ABS([$Registrado.F12] - [$Previsto.F12])/[$Registrado.F12])" office:value-type="percentage" office:value="0.0226410279145877" calcext:value-type="percentage">
            <text:p>2,264%</text:p>
          </table:table-cell>
          <table:table-cell table:formula="of:=(ABS([$Registrado.G12] - [$Previsto.G12])/[$Registrado.G12])" office:value-type="percentage" office:value="0.0782336048144434" calcext:value-type="percentage">
            <text:p>7,823%</text:p>
          </table:table-cell>
          <table:table-cell table:formula="of:=(ABS([$Registrado.H12] - [$Previsto.H12])/[$Registrado.H12])" office:value-type="percentage" office:value="0.0868126295862253" calcext:value-type="percentage">
            <text:p>8,681%</text:p>
          </table:table-cell>
          <table:table-cell table:formula="of:=(ABS([$Registrado.I12] - [$Previsto.I12])/[$Registrado.I12])" office:value-type="percentage" office:value="0.0435814773750953" calcext:value-type="percentage">
            <text:p>4,358%</text:p>
          </table:table-cell>
          <table:table-cell table:formula="of:=(ABS([$Registrado.J12] - [$Previsto.J12])/[$Registrado.J12])" office:value-type="percentage" office:value="0.0802624094273887" calcext:value-type="percentage">
            <text:p>8,026%</text:p>
          </table:table-cell>
          <table:table-cell table:formula="of:=(ABS([$Registrado.K12] - [$Previsto.K12])/[$Registrado.K12])" office:value-type="percentage" office:value="0.0305890134778653" calcext:value-type="percentage">
            <text:p>3,059%</text:p>
          </table:table-cell>
          <table:table-cell table:formula="of:=(ABS([$Registrado.L12] - [$Previsto.L12])/[$Registrado.L12])" office:value-type="percentage" office:value="0.098503402183202" calcext:value-type="percentage">
            <text:p>9,850%</text:p>
          </table:table-cell>
          <table:table-cell table:formula="of:=(ABS([$Registrado.M12] - [$Previsto.M12])/[$Registrado.M12])" office:value-type="percentage" office:value="0.207372430407979" calcext:value-type="percentage">
            <text:p>20,737%</text:p>
          </table:table-cell>
          <table:table-cell table:style-name="ce48" table:formula="of:=AVERAGE([.B12:.M12])" office:value-type="percentage" office:value="0.0792437410369745" calcext:value-type="percentage">
            <text:p>7,924%</text:p>
          </table:table-cell>
          <table:table-cell table:formula="of:=STDEV([.B12:.M12])" office:value-type="percentage" office:value="0.0497643437125747" calcext:value-type="percentage">
            <text:p>4,98%</text:p>
          </table:table-cell>
          <table:table-cell table:formula="of:=ABS(SUM([$Registrado.B12:.M12]) -SUM([$Previsto.B12:.M12]))/SUM([$Registrado.B12:.M12])" office:value-type="percentage" office:value="0.0608795917746379" calcext:value-type="percentage">
            <text:p>6,088%</text:p>
          </table:table-cell>
          <table:table-cell table:formula="of:=COUNTIF([.B12:.M12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(ABS([$Registrado.B13] - [$Previsto.B13])/[$Registrado.B13])" office:value-type="percentage" office:value="0.117381995639082" calcext:value-type="percentage">
            <text:p>11,738%</text:p>
          </table:table-cell>
          <table:table-cell table:formula="of:=(ABS([$Registrado.C13] - [$Previsto.C13])/[$Registrado.C13])" office:value-type="percentage" office:value="0.0111660980810234" calcext:value-type="percentage">
            <text:p>1,117%</text:p>
          </table:table-cell>
          <table:table-cell table:formula="of:=(ABS([$Registrado.D13] - [$Previsto.D13])/[$Registrado.D13])" office:value-type="percentage" office:value="0.0123534418213769" calcext:value-type="percentage">
            <text:p>1,235%</text:p>
          </table:table-cell>
          <table:table-cell table:formula="of:=(ABS([$Registrado.E13] - [$Previsto.E13])/[$Registrado.E13])" office:value-type="percentage" office:value="0.0623276266086177" calcext:value-type="percentage">
            <text:p>6,233%</text:p>
          </table:table-cell>
          <table:table-cell table:formula="of:=(ABS([$Registrado.F13] - [$Previsto.F13])/[$Registrado.F13])" office:value-type="percentage" office:value="0.0432001901281514" calcext:value-type="percentage">
            <text:p>4,320%</text:p>
          </table:table-cell>
          <table:table-cell table:formula="of:=(ABS([$Registrado.G13] - [$Previsto.G13])/[$Registrado.G13])" office:value-type="percentage" office:value="0.205668990852121" calcext:value-type="percentage">
            <text:p>20,567%</text:p>
          </table:table-cell>
          <table:table-cell table:formula="of:=(ABS([$Registrado.H13] - [$Previsto.H13])/[$Registrado.H13])" office:value-type="percentage" office:value="0.0176238751631444" calcext:value-type="percentage">
            <text:p>1,762%</text:p>
          </table:table-cell>
          <table:table-cell table:formula="of:=(ABS([$Registrado.I13] - [$Previsto.I13])/[$Registrado.I13])" office:value-type="percentage" office:value="0.0178942187047582" calcext:value-type="percentage">
            <text:p>1,789%</text:p>
          </table:table-cell>
          <table:table-cell table:formula="of:=(ABS([$Registrado.J13] - [$Previsto.J13])/[$Registrado.J13])" office:value-type="percentage" office:value="0.0372704857038353" calcext:value-type="percentage">
            <text:p>3,727%</text:p>
          </table:table-cell>
          <table:table-cell table:formula="of:=(ABS([$Registrado.K13] - [$Previsto.K13])/[$Registrado.K13])" office:value-type="percentage" office:value="0.00878874839655488" calcext:value-type="percentage">
            <text:p>0,879%</text:p>
          </table:table-cell>
          <table:table-cell table:formula="of:=(ABS([$Registrado.L13] - [$Previsto.L13])/[$Registrado.L13])" office:value-type="percentage" office:value="0.0187294922253049" calcext:value-type="percentage">
            <text:p>1,873%</text:p>
          </table:table-cell>
          <table:table-cell table:formula="of:=(ABS([$Registrado.M13] - [$Previsto.M13])/[$Registrado.M13])" office:value-type="percentage" office:value="0.31669451706352" calcext:value-type="percentage">
            <text:p>31,669%</text:p>
          </table:table-cell>
          <table:table-cell table:formula="of:=AVERAGE([.B13:.M13])" office:value-type="percentage" office:value="0.0724249733656242" calcext:value-type="percentage">
            <text:p>7,242%</text:p>
          </table:table-cell>
          <table:table-cell table:formula="of:=STDEV([.B13:.M13])" office:value-type="percentage" office:value="0.0962503225449516" calcext:value-type="percentage">
            <text:p>9,63%</text:p>
          </table:table-cell>
          <table:table-cell table:formula="of:=ABS(SUM([$Registrado.B13:.M13]) -SUM([$Previsto.B13:.M13]))/SUM([$Registrado.B13:.M13])" office:value-type="percentage" office:value="0.0221329987230419" calcext:value-type="percentage">
            <text:p>2,213%</text:p>
          </table:table-cell>
          <table:table-cell table:formula="of:=COUNTIF([.B13:.M13]; &quot;&lt;0,05&quot;)" office:value-type="float" office:value="8" calcext:value-type="float">
            <text:p>8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(ABS([$Registrado.B14] - [$Previsto.B14])/[$Registrado.B14])" office:value-type="percentage" office:value="0.178999808570078" calcext:value-type="percentage">
            <text:p>17,900%</text:p>
          </table:table-cell>
          <table:table-cell table:formula="of:=(ABS([$Registrado.C14] - [$Previsto.C14])/[$Registrado.C14])" office:value-type="percentage" office:value="0.126675968473993" calcext:value-type="percentage">
            <text:p>12,668%</text:p>
          </table:table-cell>
          <table:table-cell table:formula="of:=(ABS([$Registrado.D14] - [$Previsto.D14])/[$Registrado.D14])" office:value-type="percentage" office:value="0.0921141897244734" calcext:value-type="percentage">
            <text:p>9,211%</text:p>
          </table:table-cell>
          <table:table-cell table:formula="of:=(ABS([$Registrado.E14] - [$Previsto.E14])/[$Registrado.E14])" office:value-type="percentage" office:value="0.156458751823685" calcext:value-type="percentage">
            <text:p>15,646%</text:p>
          </table:table-cell>
          <table:table-cell table:formula="of:=(ABS([$Registrado.F14] - [$Previsto.F14])/[$Registrado.F14])" office:value-type="percentage" office:value="0.0716865501819369" calcext:value-type="percentage">
            <text:p>7,169%</text:p>
          </table:table-cell>
          <table:table-cell table:formula="of:=(ABS([$Registrado.G14] - [$Previsto.G14])/[$Registrado.G14])" office:value-type="percentage" office:value="0.00424524410816433" calcext:value-type="percentage">
            <text:p>0,425%</text:p>
          </table:table-cell>
          <table:table-cell table:formula="of:=(ABS([$Registrado.H14] - [$Previsto.H14])/[$Registrado.H14])" office:value-type="percentage" office:value="0.0773155625791213" calcext:value-type="percentage">
            <text:p>7,732%</text:p>
          </table:table-cell>
          <table:table-cell table:formula="of:=(ABS([$Registrado.I14] - [$Previsto.I14])/[$Registrado.I14])" office:value-type="percentage" office:value="0.010637856346579" calcext:value-type="percentage">
            <text:p>1,064%</text:p>
          </table:table-cell>
          <table:table-cell table:formula="of:=(ABS([$Registrado.J14] - [$Previsto.J14])/[$Registrado.J14])" office:value-type="percentage" office:value="0.106924332055105" calcext:value-type="percentage">
            <text:p>10,692%</text:p>
          </table:table-cell>
          <table:table-cell table:formula="of:=(ABS([$Registrado.K14] - [$Previsto.K14])/[$Registrado.K14])" office:value-type="percentage" office:value="0.00317370219224395" calcext:value-type="percentage">
            <text:p>0,317%</text:p>
          </table:table-cell>
          <table:table-cell table:formula="of:=(ABS([$Registrado.L14] - [$Previsto.L14])/[$Registrado.L14])" office:value-type="percentage" office:value="0.0730060385455107" calcext:value-type="percentage">
            <text:p>7,301%</text:p>
          </table:table-cell>
          <table:table-cell table:formula="of:=(ABS([$Registrado.M14] - [$Previsto.M14])/[$Registrado.M14])" office:value-type="percentage" office:value="0.40886248309427" calcext:value-type="percentage">
            <text:p>40,886%</text:p>
          </table:table-cell>
          <table:table-cell table:formula="of:=AVERAGE([.B14:.M14])" office:value-type="percentage" office:value="0.109175040641263" calcext:value-type="percentage">
            <text:p>10,918%</text:p>
          </table:table-cell>
          <table:table-cell table:formula="of:=STDEV([.B14:.M14])" office:value-type="percentage" office:value="0.110045843395861" calcext:value-type="percentage">
            <text:p>11,00%</text:p>
          </table:table-cell>
          <table:table-cell table:formula="of:=ABS(SUM([$Registrado.B14:.M14]) -SUM([$Previsto.B14:.M14]))/SUM([$Registrado.B14:.M14])" office:value-type="percentage" office:value="0.0139336945072684" calcext:value-type="percentage">
            <text:p>1,393%</text:p>
          </table:table-cell>
          <table:table-cell table:formula="of:=COUNTIF([.B14:.M14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á</text:p>
          </table:table-cell>
          <table:table-cell table:formula="of:=(ABS([$Registrado.B15] - [$Previsto.B15])/[$Registrado.B15])" office:value-type="percentage" office:value="0.0975953624078623" calcext:value-type="percentage">
            <text:p>9,760%</text:p>
          </table:table-cell>
          <table:table-cell table:formula="of:=(ABS([$Registrado.C15] - [$Previsto.C15])/[$Registrado.C15])" office:value-type="percentage" office:value="0.110450053471267" calcext:value-type="percentage">
            <text:p>11,045%</text:p>
          </table:table-cell>
          <table:table-cell table:formula="of:=(ABS([$Registrado.D15] - [$Previsto.D15])/[$Registrado.D15])" office:value-type="percentage" office:value="0.14584545534691" calcext:value-type="percentage">
            <text:p>14,585%</text:p>
          </table:table-cell>
          <table:table-cell table:formula="of:=(ABS([$Registrado.E15] - [$Previsto.E15])/[$Registrado.E15])" office:value-type="percentage" office:value="0.245620755590198" calcext:value-type="percentage">
            <text:p>24,562%</text:p>
          </table:table-cell>
          <table:table-cell table:formula="of:=(ABS([$Registrado.F15] - [$Previsto.F15])/[$Registrado.F15])" office:value-type="percentage" office:value="0.0469539747666428" calcext:value-type="percentage">
            <text:p>4,695%</text:p>
          </table:table-cell>
          <table:table-cell table:formula="of:=(ABS([$Registrado.G15] - [$Previsto.G15])/[$Registrado.G15])" office:value-type="percentage" office:value="0.0637408448085287" calcext:value-type="percentage">
            <text:p>6,374%</text:p>
          </table:table-cell>
          <table:table-cell table:formula="of:=(ABS([$Registrado.H15] - [$Previsto.H15])/[$Registrado.H15])" office:value-type="percentage" office:value="0.12595649060133" calcext:value-type="percentage">
            <text:p>12,596%</text:p>
          </table:table-cell>
          <table:table-cell table:formula="of:=(ABS([$Registrado.I15] - [$Previsto.I15])/[$Registrado.I15])" office:value-type="percentage" office:value="0.0395439545922504" calcext:value-type="percentage">
            <text:p>3,954%</text:p>
          </table:table-cell>
          <table:table-cell table:formula="of:=(ABS([$Registrado.J15] - [$Previsto.J15])/[$Registrado.J15])" office:value-type="percentage" office:value="0.134081555562951" calcext:value-type="percentage">
            <text:p>13,408%</text:p>
          </table:table-cell>
          <table:table-cell table:formula="of:=(ABS([$Registrado.K15] - [$Previsto.K15])/[$Registrado.K15])" office:value-type="percentage" office:value="0.196732396292357" calcext:value-type="percentage">
            <text:p>19,673%</text:p>
          </table:table-cell>
          <table:table-cell table:formula="of:=(ABS([$Registrado.L15] - [$Previsto.L15])/[$Registrado.L15])" office:value-type="percentage" office:value="0.1551591717581" calcext:value-type="percentage">
            <text:p>15,516%</text:p>
          </table:table-cell>
          <table:table-cell table:formula="of:=(ABS([$Registrado.M15] - [$Previsto.M15])/[$Registrado.M15])" office:value-type="percentage" office:value="0.090489625337835" calcext:value-type="percentage">
            <text:p>9,049%</text:p>
          </table:table-cell>
          <table:table-cell table:formula="of:=AVERAGE([.B15:.M15])" office:value-type="percentage" office:value="0.121014136711353" calcext:value-type="percentage">
            <text:p>12,101%</text:p>
          </table:table-cell>
          <table:table-cell table:formula="of:=STDEV([.B15:.M15])" office:value-type="percentage" office:value="0.0604769220970739" calcext:value-type="percentage">
            <text:p>6,05%</text:p>
          </table:table-cell>
          <table:table-cell table:formula="of:=ABS(SUM([$Registrado.B15:.M15]) -SUM([$Previsto.B15:.M15]))/SUM([$Registrado.B15:.M15])" office:value-type="percentage" office:value="0.0369999039450688" calcext:value-type="percentage">
            <text:p>3,700%</text:p>
          </table:table-cell>
          <table:table-cell table:formula="of:=COUNTIF([.B15:.M15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íba</text:p>
          </table:table-cell>
          <table:table-cell table:formula="of:=(ABS([$Registrado.B16] - [$Previsto.B16])/[$Registrado.B16])" office:value-type="percentage" office:value="0.130615681894994" calcext:value-type="percentage">
            <text:p>13,062%</text:p>
          </table:table-cell>
          <table:table-cell table:formula="of:=(ABS([$Registrado.C16] - [$Previsto.C16])/[$Registrado.C16])" office:value-type="percentage" office:value="0.0576615849794499" calcext:value-type="percentage">
            <text:p>5,766%</text:p>
          </table:table-cell>
          <table:table-cell table:formula="of:=(ABS([$Registrado.D16] - [$Previsto.D16])/[$Registrado.D16])" office:value-type="percentage" office:value="0.108067345457253" calcext:value-type="percentage">
            <text:p>10,807%</text:p>
          </table:table-cell>
          <table:table-cell table:formula="of:=(ABS([$Registrado.E16] - [$Previsto.E16])/[$Registrado.E16])" office:value-type="percentage" office:value="0.0801409923943123" calcext:value-type="percentage">
            <text:p>8,014%</text:p>
          </table:table-cell>
          <table:table-cell table:formula="of:=(ABS([$Registrado.F16] - [$Previsto.F16])/[$Registrado.F16])" office:value-type="percentage" office:value="0.031262305792367" calcext:value-type="percentage">
            <text:p>3,126%</text:p>
          </table:table-cell>
          <table:table-cell table:formula="of:=(ABS([$Registrado.G16] - [$Previsto.G16])/[$Registrado.G16])" office:value-type="percentage" office:value="0.381792244745368" calcext:value-type="percentage">
            <text:p>38,179%</text:p>
          </table:table-cell>
          <table:table-cell table:formula="of:=(ABS([$Registrado.H16] - [$Previsto.H16])/[$Registrado.H16])" office:value-type="percentage" office:value="0.0647816851583856" calcext:value-type="percentage">
            <text:p>6,478%</text:p>
          </table:table-cell>
          <table:table-cell table:formula="of:=(ABS([$Registrado.I16] - [$Previsto.I16])/[$Registrado.I16])" office:value-type="percentage" office:value="0.0487401597582732" calcext:value-type="percentage">
            <text:p>4,874%</text:p>
          </table:table-cell>
          <table:table-cell table:formula="of:=(ABS([$Registrado.J16] - [$Previsto.J16])/[$Registrado.J16])" office:value-type="percentage" office:value="0.0498567561838607" calcext:value-type="percentage">
            <text:p>4,986%</text:p>
          </table:table-cell>
          <table:table-cell table:formula="of:=(ABS([$Registrado.K16] - [$Previsto.K16])/[$Registrado.K16])" office:value-type="percentage" office:value="0.257601649021808" calcext:value-type="percentage">
            <text:p>25,760%</text:p>
          </table:table-cell>
          <table:table-cell table:formula="of:=(ABS([$Registrado.L16] - [$Previsto.L16])/[$Registrado.L16])" office:value-type="percentage" office:value="0.257532435941064" calcext:value-type="percentage">
            <text:p>25,753%</text:p>
          </table:table-cell>
          <table:table-cell table:formula="of:=(ABS([$Registrado.M16] - [$Previsto.M16])/[$Registrado.M16])" office:value-type="percentage" office:value="0.234271664535657" calcext:value-type="percentage">
            <text:p>23,427%</text:p>
          </table:table-cell>
          <table:table-cell table:formula="of:=AVERAGE([.B16:.M16])" office:value-type="percentage" office:value="0.141860375488566" calcext:value-type="percentage">
            <text:p>14,186%</text:p>
          </table:table-cell>
          <table:table-cell table:formula="of:=STDEV([.B16:.M16])" office:value-type="percentage" office:value="0.112959946581496" calcext:value-type="percentage">
            <text:p>11,30%</text:p>
          </table:table-cell>
          <table:table-cell table:formula="of:=ABS(SUM([$Registrado.B16:.M16]) -SUM([$Previsto.B16:.M16]))/SUM([$Registrado.B16:.M16])" office:value-type="percentage" office:value="0.031647460602278" calcext:value-type="percentage">
            <text:p>3,165%</text:p>
          </table:table-cell>
          <table:table-cell table:formula="of:=COUNTIF([.B16:.M16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ná</text:p>
          </table:table-cell>
          <table:table-cell table:formula="of:=(ABS([$Registrado.B17] - [$Previsto.B17])/[$Registrado.B17])" office:value-type="percentage" office:value="0.050461389142583" calcext:value-type="percentage">
            <text:p>5,046%</text:p>
          </table:table-cell>
          <table:table-cell table:formula="of:=(ABS([$Registrado.C17] - [$Previsto.C17])/[$Registrado.C17])" office:value-type="percentage" office:value="0.0860345064212755" calcext:value-type="percentage">
            <text:p>8,603%</text:p>
          </table:table-cell>
          <table:table-cell table:formula="of:=(ABS([$Registrado.D17] - [$Previsto.D17])/[$Registrado.D17])" office:value-type="percentage" office:value="0.0721462177260055" calcext:value-type="percentage">
            <text:p>7,215%</text:p>
          </table:table-cell>
          <table:table-cell table:formula="of:=(ABS([$Registrado.E17] - [$Previsto.E17])/[$Registrado.E17])" office:value-type="percentage" office:value="0.0363309741435321" calcext:value-type="percentage">
            <text:p>3,633%</text:p>
          </table:table-cell>
          <table:table-cell table:formula="of:=(ABS([$Registrado.F17] - [$Previsto.F17])/[$Registrado.F17])" office:value-type="percentage" office:value="0.0624359939135805" calcext:value-type="percentage">
            <text:p>6,244%</text:p>
          </table:table-cell>
          <table:table-cell table:formula="of:=(ABS([$Registrado.G17] - [$Previsto.G17])/[$Registrado.G17])" office:value-type="percentage" office:value="0.120716047542385" calcext:value-type="percentage">
            <text:p>12,072%</text:p>
          </table:table-cell>
          <table:table-cell table:formula="of:=(ABS([$Registrado.H17] - [$Previsto.H17])/[$Registrado.H17])" office:value-type="percentage" office:value="0.0648236105653058" calcext:value-type="percentage">
            <text:p>6,482%</text:p>
          </table:table-cell>
          <table:table-cell table:formula="of:=(ABS([$Registrado.I17] - [$Previsto.I17])/[$Registrado.I17])" office:value-type="percentage" office:value="0.0437205175071384" calcext:value-type="percentage">
            <text:p>4,372%</text:p>
          </table:table-cell>
          <table:table-cell table:formula="of:=(ABS([$Registrado.J17] - [$Previsto.J17])/[$Registrado.J17])" office:value-type="percentage" office:value="0.0973140030614698" calcext:value-type="percentage">
            <text:p>9,731%</text:p>
          </table:table-cell>
          <table:table-cell table:formula="of:=(ABS([$Registrado.K17] - [$Previsto.K17])/[$Registrado.K17])" office:value-type="percentage" office:value="0.0150205595383203" calcext:value-type="percentage">
            <text:p>1,502%</text:p>
          </table:table-cell>
          <table:table-cell table:formula="of:=(ABS([$Registrado.L17] - [$Previsto.L17])/[$Registrado.L17])" office:value-type="percentage" office:value="0.0306319522821513" calcext:value-type="percentage">
            <text:p>3,063%</text:p>
          </table:table-cell>
          <table:table-cell table:formula="of:=(ABS([$Registrado.M17] - [$Previsto.M17])/[$Registrado.M17])" office:value-type="percentage" office:value="0.392397230632459" calcext:value-type="percentage">
            <text:p>39,240%</text:p>
          </table:table-cell>
          <table:table-cell table:formula="of:=AVERAGE([.B17:.M17])" office:value-type="percentage" office:value="0.0893360835396838" calcext:value-type="percentage">
            <text:p>8,934%</text:p>
          </table:table-cell>
          <table:table-cell table:formula="of:=STDEV([.B17:.M17])" office:value-type="percentage" office:value="0.0999526304872841" calcext:value-type="percentage">
            <text:p>10,00%</text:p>
          </table:table-cell>
          <table:table-cell table:formula="of:=ABS(SUM([$Registrado.B17:.M17]) -SUM([$Previsto.B17:.M17]))/SUM([$Registrado.B17:.M17])" office:value-type="percentage" office:value="0.049703837945547" calcext:value-type="percentage">
            <text:p>4,970%</text:p>
          </table:table-cell>
          <table:table-cell table:formula="of:=COUNTIF([.B17:.M17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ernambuco</text:p>
          </table:table-cell>
          <table:table-cell table:formula="of:=(ABS([$Registrado.B18] - [$Previsto.B18])/[$Registrado.B18])" office:value-type="percentage" office:value="0.0661443696952322" calcext:value-type="percentage">
            <text:p>6,614%</text:p>
          </table:table-cell>
          <table:table-cell table:formula="of:=(ABS([$Registrado.C18] - [$Previsto.C18])/[$Registrado.C18])" office:value-type="percentage" office:value="0.099884696678895" calcext:value-type="percentage">
            <text:p>9,988%</text:p>
          </table:table-cell>
          <table:table-cell table:formula="of:=(ABS([$Registrado.D18] - [$Previsto.D18])/[$Registrado.D18])" office:value-type="percentage" office:value="0.117405278808032" calcext:value-type="percentage">
            <text:p>11,741%</text:p>
          </table:table-cell>
          <table:table-cell table:formula="of:=(ABS([$Registrado.E18] - [$Previsto.E18])/[$Registrado.E18])" office:value-type="percentage" office:value="0.046109563151358" calcext:value-type="percentage">
            <text:p>4,611%</text:p>
          </table:table-cell>
          <table:table-cell table:formula="of:=(ABS([$Registrado.F18] - [$Previsto.F18])/[$Registrado.F18])" office:value-type="percentage" office:value="0.0273939001540877" calcext:value-type="percentage">
            <text:p>2,739%</text:p>
          </table:table-cell>
          <table:table-cell table:formula="of:=(ABS([$Registrado.G18] - [$Previsto.G18])/[$Registrado.G18])" office:value-type="percentage" office:value="0.21018754844652" calcext:value-type="percentage">
            <text:p>21,019%</text:p>
          </table:table-cell>
          <table:table-cell table:formula="of:=(ABS([$Registrado.H18] - [$Previsto.H18])/[$Registrado.H18])" office:value-type="percentage" office:value="0.0608738597458253" calcext:value-type="percentage">
            <text:p>6,087%</text:p>
          </table:table-cell>
          <table:table-cell table:formula="of:=(ABS([$Registrado.I18] - [$Previsto.I18])/[$Registrado.I18])" office:value-type="percentage" office:value="0.00382429776081147" calcext:value-type="percentage">
            <text:p>0,382%</text:p>
          </table:table-cell>
          <table:table-cell table:formula="of:=(ABS([$Registrado.J18] - [$Previsto.J18])/[$Registrado.J18])" office:value-type="percentage" office:value="0.0678615877118708" calcext:value-type="percentage">
            <text:p>6,786%</text:p>
          </table:table-cell>
          <table:table-cell table:formula="of:=(ABS([$Registrado.K18] - [$Previsto.K18])/[$Registrado.K18])" office:value-type="percentage" office:value="0.224946016716039" calcext:value-type="percentage">
            <text:p>22,495%</text:p>
          </table:table-cell>
          <table:table-cell table:formula="of:=(ABS([$Registrado.L18] - [$Previsto.L18])/[$Registrado.L18])" office:value-type="percentage" office:value="0.124677379421415" calcext:value-type="percentage">
            <text:p>12,468%</text:p>
          </table:table-cell>
          <table:table-cell table:formula="of:=(ABS([$Registrado.M18] - [$Previsto.M18])/[$Registrado.M18])" office:value-type="percentage" office:value="0.0797598420131742" calcext:value-type="percentage">
            <text:p>7,976%</text:p>
          </table:table-cell>
          <table:table-cell table:formula="of:=AVERAGE([.B18:.M18])" office:value-type="percentage" office:value="0.094089028358605" calcext:value-type="percentage">
            <text:p>9,409%</text:p>
          </table:table-cell>
          <table:table-cell table:formula="of:=STDEV([.B18:.M18])" office:value-type="percentage" office:value="0.0672786935686132" calcext:value-type="percentage">
            <text:p>6,73%</text:p>
          </table:table-cell>
          <table:table-cell table:formula="of:=ABS(SUM([$Registrado.B18:.M18]) -SUM([$Previsto.B18:.M18]))/SUM([$Registrado.B18:.M18])" office:value-type="percentage" office:value="0.00935327522435512" calcext:value-type="percentage">
            <text:p>0,935%</text:p>
          </table:table-cell>
          <table:table-cell table:formula="of:=COUNTIF([.B18:.M18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iauí</text:p>
          </table:table-cell>
          <table:table-cell table:formula="of:=(ABS([$Registrado.B19] - [$Previsto.B19])/[$Registrado.B19])" office:value-type="percentage" office:value="0.233518095271429" calcext:value-type="percentage">
            <text:p>23,352%</text:p>
          </table:table-cell>
          <table:table-cell table:formula="of:=(ABS([$Registrado.C19] - [$Previsto.C19])/[$Registrado.C19])" office:value-type="percentage" office:value="0.13960778255515" calcext:value-type="percentage">
            <text:p>13,961%</text:p>
          </table:table-cell>
          <table:table-cell table:formula="of:=(ABS([$Registrado.D19] - [$Previsto.D19])/[$Registrado.D19])" office:value-type="percentage" office:value="0.0697816317123761" calcext:value-type="percentage">
            <text:p>6,978%</text:p>
          </table:table-cell>
          <table:table-cell table:formula="of:=(ABS([$Registrado.E19] - [$Previsto.E19])/[$Registrado.E19])" office:value-type="percentage" office:value="0.0284122574955909" calcext:value-type="percentage">
            <text:p>2,841%</text:p>
          </table:table-cell>
          <table:table-cell table:formula="of:=(ABS([$Registrado.F19] - [$Previsto.F19])/[$Registrado.F19])" office:value-type="percentage" office:value="0.184436318398925" calcext:value-type="percentage">
            <text:p>18,444%</text:p>
          </table:table-cell>
          <table:table-cell table:formula="of:=(ABS([$Registrado.G19] - [$Previsto.G19])/[$Registrado.G19])" office:value-type="percentage" office:value="0.145074830895633" calcext:value-type="percentage">
            <text:p>14,507%</text:p>
          </table:table-cell>
          <table:table-cell table:formula="of:=(ABS([$Registrado.H19] - [$Previsto.H19])/[$Registrado.H19])" office:value-type="percentage" office:value="0.22560615267198" calcext:value-type="percentage">
            <text:p>22,561%</text:p>
          </table:table-cell>
          <table:table-cell table:formula="of:=(ABS([$Registrado.I19] - [$Previsto.I19])/[$Registrado.I19])" office:value-type="percentage" office:value="0.171923603624603" calcext:value-type="percentage">
            <text:p>17,192%</text:p>
          </table:table-cell>
          <table:table-cell table:formula="of:=(ABS([$Registrado.J19] - [$Previsto.J19])/[$Registrado.J19])" office:value-type="percentage" office:value="0.0747916930538608" calcext:value-type="percentage">
            <text:p>7,479%</text:p>
          </table:table-cell>
          <table:table-cell table:formula="of:=(ABS([$Registrado.K19] - [$Previsto.K19])/[$Registrado.K19])" office:value-type="percentage" office:value="0.141690819290295" calcext:value-type="percentage">
            <text:p>14,169%</text:p>
          </table:table-cell>
          <table:table-cell table:formula="of:=(ABS([$Registrado.L19] - [$Previsto.L19])/[$Registrado.L19])" office:value-type="percentage" office:value="0.0914815986751638" calcext:value-type="percentage">
            <text:p>9,148%</text:p>
          </table:table-cell>
          <table:table-cell table:formula="of:=(ABS([$Registrado.M19] - [$Previsto.M19])/[$Registrado.M19])" office:value-type="percentage" office:value="0.0279880658763625" calcext:value-type="percentage">
            <text:p>2,799%</text:p>
          </table:table-cell>
          <table:table-cell table:formula="of:=AVERAGE([.B19:.M19])" office:value-type="percentage" office:value="0.127859404126781" calcext:value-type="percentage">
            <text:p>12,786%</text:p>
          </table:table-cell>
          <table:table-cell table:formula="of:=STDEV([.B19:.M19])" office:value-type="percentage" office:value="0.0699760112435191" calcext:value-type="percentage">
            <text:p>7,00%</text:p>
          </table:table-cell>
          <table:table-cell table:formula="of:=ABS(SUM([$Registrado.B19:.M19]) -SUM([$Previsto.B19:.M19]))/SUM([$Registrado.B19:.M19])" office:value-type="percentage" office:value="0.128239560273733" calcext:value-type="percentage">
            <text:p>12,824%</text:p>
          </table:table-cell>
          <table:table-cell table:formula="of:=COUNTIF([.B19:.M19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(ABS([$Registrado.B20] - [$Previsto.B20])/[$Registrado.B20])" office:value-type="percentage" office:value="0.0109177168534565" calcext:value-type="percentage">
            <text:p>1,092%</text:p>
          </table:table-cell>
          <table:table-cell table:formula="of:=(ABS([$Registrado.C20] - [$Previsto.C20])/[$Registrado.C20])" office:value-type="percentage" office:value="0.0164676061269146" calcext:value-type="percentage">
            <text:p>1,647%</text:p>
          </table:table-cell>
          <table:table-cell table:formula="of:=(ABS([$Registrado.D20] - [$Previsto.D20])/[$Registrado.D20])" office:value-type="percentage" office:value="0.0021924062957803" calcext:value-type="percentage">
            <text:p>0,219%</text:p>
          </table:table-cell>
          <table:table-cell table:formula="of:=(ABS([$Registrado.E20] - [$Previsto.E20])/[$Registrado.E20])" office:value-type="percentage" office:value="0.0407765064151846" calcext:value-type="percentage">
            <text:p>4,078%</text:p>
          </table:table-cell>
          <table:table-cell table:formula="of:=(ABS([$Registrado.F20] - [$Previsto.F20])/[$Registrado.F20])" office:value-type="percentage" office:value="0.0863442476852967" calcext:value-type="percentage">
            <text:p>8,634%</text:p>
          </table:table-cell>
          <table:table-cell table:formula="of:=(ABS([$Registrado.G20] - [$Previsto.G20])/[$Registrado.G20])" office:value-type="percentage" office:value="0.0146100409916748" calcext:value-type="percentage">
            <text:p>1,461%</text:p>
          </table:table-cell>
          <table:table-cell table:formula="of:=(ABS([$Registrado.H20] - [$Previsto.H20])/[$Registrado.H20])" office:value-type="percentage" office:value="0.0444584784601283" calcext:value-type="percentage">
            <text:p>4,446%</text:p>
          </table:table-cell>
          <table:table-cell table:formula="of:=(ABS([$Registrado.I20] - [$Previsto.I20])/[$Registrado.I20])" office:value-type="percentage" office:value="0.101916559460402" calcext:value-type="percentage">
            <text:p>10,192%</text:p>
          </table:table-cell>
          <table:table-cell table:formula="of:=(ABS([$Registrado.J20] - [$Previsto.J20])/[$Registrado.J20])" office:value-type="percentage" office:value="0.0273583399250716" calcext:value-type="percentage">
            <text:p>2,736%</text:p>
          </table:table-cell>
          <table:table-cell table:formula="of:=(ABS([$Registrado.K20] - [$Previsto.K20])/[$Registrado.K20])" office:value-type="percentage" office:value="0.059766595463592" calcext:value-type="percentage">
            <text:p>5,977%</text:p>
          </table:table-cell>
          <table:table-cell table:formula="of:=(ABS([$Registrado.L20] - [$Previsto.L20])/[$Registrado.L20])" office:value-type="percentage" office:value="0.0604231608212147" calcext:value-type="percentage">
            <text:p>6,042%</text:p>
          </table:table-cell>
          <table:table-cell table:formula="of:=(ABS([$Registrado.M20] - [$Previsto.M20])/[$Registrado.M20])" office:value-type="percentage" office:value="0.0233530782119402" calcext:value-type="percentage">
            <text:p>2,335%</text:p>
          </table:table-cell>
          <table:table-cell table:formula="of:=AVERAGE([.B20:.M20])" office:value-type="percentage" office:value="0.040715394725888" calcext:value-type="percentage">
            <text:p>4,072%</text:p>
          </table:table-cell>
          <table:table-cell table:formula="of:=STDEV([.B20:.M20])" office:value-type="percentage" office:value="0.0312092081824576" calcext:value-type="percentage">
            <text:p>3,12%</text:p>
          </table:table-cell>
          <table:table-cell table:formula="of:=ABS(SUM([$Registrado.B20:.M20]) -SUM([$Previsto.B20:.M20]))/SUM([$Registrado.B20:.M20])" office:value-type="percentage" office:value="0.0276495821415445" calcext:value-type="percentage">
            <text:p>2,765%</text:p>
          </table:table-cell>
          <table:table-cell table:formula="of:=COUNTIF([.B20:.M20]; &quot;&lt;0,05&quot;)" office:value-type="float" office:value="8" calcext:value-type="float">
            <text:p>8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(ABS([$Registrado.B21] - [$Previsto.B21])/[$Registrado.B21])" office:value-type="percentage" office:value="0.146824899294524" calcext:value-type="percentage">
            <text:p>14,682%</text:p>
          </table:table-cell>
          <table:table-cell table:formula="of:=(ABS([$Registrado.C21] - [$Previsto.C21])/[$Registrado.C21])" office:value-type="percentage" office:value="0.00618406666530172" calcext:value-type="percentage">
            <text:p>0,618%</text:p>
          </table:table-cell>
          <table:table-cell table:formula="of:=(ABS([$Registrado.D21] - [$Previsto.D21])/[$Registrado.D21])" office:value-type="percentage" office:value="0.0718370897953231" calcext:value-type="percentage">
            <text:p>7,184%</text:p>
          </table:table-cell>
          <table:table-cell table:formula="of:=(ABS([$Registrado.E21] - [$Previsto.E21])/[$Registrado.E21])" office:value-type="percentage" office:value="0.080877093112719" calcext:value-type="percentage">
            <text:p>8,088%</text:p>
          </table:table-cell>
          <table:table-cell table:formula="of:=(ABS([$Registrado.F21] - [$Previsto.F21])/[$Registrado.F21])" office:value-type="percentage" office:value="0.0744471908783285" calcext:value-type="percentage">
            <text:p>7,445%</text:p>
          </table:table-cell>
          <table:table-cell table:formula="of:=(ABS([$Registrado.G21] - [$Previsto.G21])/[$Registrado.G21])" office:value-type="percentage" office:value="0.0548956491456165" calcext:value-type="percentage">
            <text:p>5,490%</text:p>
          </table:table-cell>
          <table:table-cell table:formula="of:=(ABS([$Registrado.H21] - [$Previsto.H21])/[$Registrado.H21])" office:value-type="percentage" office:value="0.0950226072127589" calcext:value-type="percentage">
            <text:p>9,502%</text:p>
          </table:table-cell>
          <table:table-cell table:formula="of:=(ABS([$Registrado.I21] - [$Previsto.I21])/[$Registrado.I21])" office:value-type="percentage" office:value="0.071268726262915" calcext:value-type="percentage">
            <text:p>7,127%</text:p>
          </table:table-cell>
          <table:table-cell table:formula="of:=(ABS([$Registrado.J21] - [$Previsto.J21])/[$Registrado.J21])" office:value-type="percentage" office:value="0.0277623353001198" calcext:value-type="percentage">
            <text:p>2,776%</text:p>
          </table:table-cell>
          <table:table-cell table:formula="of:=(ABS([$Registrado.K21] - [$Previsto.K21])/[$Registrado.K21])" office:value-type="percentage" office:value="0.090566421065537" calcext:value-type="percentage">
            <text:p>9,057%</text:p>
          </table:table-cell>
          <table:table-cell table:formula="of:=(ABS([$Registrado.L21] - [$Previsto.L21])/[$Registrado.L21])" office:value-type="percentage" office:value="0.0167499889682197" calcext:value-type="percentage">
            <text:p>1,675%</text:p>
          </table:table-cell>
          <table:table-cell table:formula="of:=(ABS([$Registrado.M21] - [$Previsto.M21])/[$Registrado.M21])" office:value-type="percentage" office:value="0.158688496437042" calcext:value-type="percentage">
            <text:p>15,869%</text:p>
          </table:table-cell>
          <table:table-cell table:formula="of:=AVERAGE([.B21:.M21])" office:value-type="percentage" office:value="0.0745937136782005" calcext:value-type="percentage">
            <text:p>7,459%</text:p>
          </table:table-cell>
          <table:table-cell table:formula="of:=STDEV([.B21:.M21])" office:value-type="percentage" office:value="0.0463454112836831" calcext:value-type="percentage">
            <text:p>4,63%</text:p>
          </table:table-cell>
          <table:table-cell table:formula="of:=ABS(SUM([$Registrado.B21:.M21]) -SUM([$Previsto.B21:.M21]))/SUM([$Registrado.B21:.M21])" office:value-type="percentage" office:value="0.0247386060239859" calcext:value-type="percentage">
            <text:p>2,474%</text:p>
          </table:table-cell>
          <table:table-cell table:formula="of:=COUNTIF([.B21:.M21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(ABS([$Registrado.B22] - [$Previsto.B22])/[$Registrado.B22])" office:value-type="percentage" office:value="0.145076018315575" calcext:value-type="percentage">
            <text:p>14,508%</text:p>
          </table:table-cell>
          <table:table-cell table:formula="of:=(ABS([$Registrado.C22] - [$Previsto.C22])/[$Registrado.C22])" office:value-type="percentage" office:value="0.00657463245743223" calcext:value-type="percentage">
            <text:p>0,657%</text:p>
          </table:table-cell>
          <table:table-cell table:formula="of:=(ABS([$Registrado.D22] - [$Previsto.D22])/[$Registrado.D22])" office:value-type="percentage" office:value="0.0669292393928463" calcext:value-type="percentage">
            <text:p>6,693%</text:p>
          </table:table-cell>
          <table:table-cell table:formula="of:=(ABS([$Registrado.E22] - [$Previsto.E22])/[$Registrado.E22])" office:value-type="percentage" office:value="0.0137559198542806" calcext:value-type="percentage">
            <text:p>1,376%</text:p>
          </table:table-cell>
          <table:table-cell table:formula="of:=(ABS([$Registrado.F22] - [$Previsto.F22])/[$Registrado.F22])" office:value-type="percentage" office:value="0.159340266690652" calcext:value-type="percentage">
            <text:p>15,934%</text:p>
          </table:table-cell>
          <table:table-cell table:formula="of:=(ABS([$Registrado.G22] - [$Previsto.G22])/[$Registrado.G22])" office:value-type="percentage" office:value="0.00212401013620529" calcext:value-type="percentage">
            <text:p>0,212%</text:p>
          </table:table-cell>
          <table:table-cell table:formula="of:=(ABS([$Registrado.H22] - [$Previsto.H22])/[$Registrado.H22])" office:value-type="percentage" office:value="0.217347833672579" calcext:value-type="percentage">
            <text:p>21,735%</text:p>
          </table:table-cell>
          <table:table-cell table:formula="of:=(ABS([$Registrado.I22] - [$Previsto.I22])/[$Registrado.I22])" office:value-type="percentage" office:value="0.140749880307885" calcext:value-type="percentage">
            <text:p>14,075%</text:p>
          </table:table-cell>
          <table:table-cell table:formula="of:=(ABS([$Registrado.J22] - [$Previsto.J22])/[$Registrado.J22])" office:value-type="percentage" office:value="0.0225751937689247" calcext:value-type="percentage">
            <text:p>2,258%</text:p>
          </table:table-cell>
          <table:table-cell table:formula="of:=(ABS([$Registrado.K22] - [$Previsto.K22])/[$Registrado.K22])" office:value-type="percentage" office:value="0.122827969464622" calcext:value-type="percentage">
            <text:p>12,283%</text:p>
          </table:table-cell>
          <table:table-cell table:formula="of:=(ABS([$Registrado.L22] - [$Previsto.L22])/[$Registrado.L22])" office:value-type="percentage" office:value="0.0968985598459886" calcext:value-type="percentage">
            <text:p>9,690%</text:p>
          </table:table-cell>
          <table:table-cell table:formula="of:=(ABS([$Registrado.M22] - [$Previsto.M22])/[$Registrado.M22])" office:value-type="percentage" office:value="0.12045950071298" calcext:value-type="percentage">
            <text:p>12,046%</text:p>
          </table:table-cell>
          <table:table-cell table:formula="of:=AVERAGE([.B22:.M22])" office:value-type="percentage" office:value="0.0928882520516643" calcext:value-type="percentage">
            <text:p>9,289%</text:p>
          </table:table-cell>
          <table:table-cell table:formula="of:=STDEV([.B22:.M22])" office:value-type="percentage" office:value="0.0701692176450739" calcext:value-type="percentage">
            <text:p>7,02%</text:p>
          </table:table-cell>
          <table:table-cell table:formula="of:=ABS(SUM([$Registrado.B22:.M22]) -SUM([$Previsto.B22:.M22]))/SUM([$Registrado.B22:.M22])" office:value-type="percentage" office:value="0.0889967228422863" calcext:value-type="percentage">
            <text:p>8,900%</text:p>
          </table:table-cell>
          <table:table-cell table:formula="of:=COUNTIF([.B22:.M22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ndônia</text:p>
          </table:table-cell>
          <table:table-cell table:formula="of:=(ABS([$Registrado.B23] - [$Previsto.B23])/[$Registrado.B23])" office:value-type="percentage" office:value="0.0677691268159343" calcext:value-type="percentage">
            <text:p>6,777%</text:p>
          </table:table-cell>
          <table:table-cell table:formula="of:=(ABS([$Registrado.C23] - [$Previsto.C23])/[$Registrado.C23])" office:value-type="percentage" office:value="0.34031324769169" calcext:value-type="percentage">
            <text:p>34,031%</text:p>
          </table:table-cell>
          <table:table-cell table:formula="of:=(ABS([$Registrado.D23] - [$Previsto.D23])/[$Registrado.D23])" office:value-type="percentage" office:value="0.148847107581931" calcext:value-type="percentage">
            <text:p>14,885%</text:p>
          </table:table-cell>
          <table:table-cell table:formula="of:=(ABS([$Registrado.E23] - [$Previsto.E23])/[$Registrado.E23])" office:value-type="percentage" office:value="0.0223117575015311" calcext:value-type="percentage">
            <text:p>2,231%</text:p>
          </table:table-cell>
          <table:table-cell table:formula="of:=(ABS([$Registrado.F23] - [$Previsto.F23])/[$Registrado.F23])" office:value-type="percentage" office:value="0.096046277856804" calcext:value-type="percentage">
            <text:p>9,605%</text:p>
          </table:table-cell>
          <table:table-cell table:formula="of:=(ABS([$Registrado.G23] - [$Previsto.G23])/[$Registrado.G23])" office:value-type="percentage" office:value="0.0114731375562005" calcext:value-type="percentage">
            <text:p>1,147%</text:p>
          </table:table-cell>
          <table:table-cell table:formula="of:=(ABS([$Registrado.H23] - [$Previsto.H23])/[$Registrado.H23])" office:value-type="percentage" office:value="0.0162616491391856" calcext:value-type="percentage">
            <text:p>1,626%</text:p>
          </table:table-cell>
          <table:table-cell table:formula="of:=(ABS([$Registrado.I23] - [$Previsto.I23])/[$Registrado.I23])" office:value-type="percentage" office:value="0.118370843672457" calcext:value-type="percentage">
            <text:p>11,837%</text:p>
          </table:table-cell>
          <table:table-cell table:formula="of:=(ABS([$Registrado.J23] - [$Previsto.J23])/[$Registrado.J23])" office:value-type="percentage" office:value="0.00460442904234648" calcext:value-type="percentage">
            <text:p>0,460%</text:p>
          </table:table-cell>
          <table:table-cell table:formula="of:=(ABS([$Registrado.K23] - [$Previsto.K23])/[$Registrado.K23])" office:value-type="percentage" office:value="0.0893259372807815" calcext:value-type="percentage">
            <text:p>8,933%</text:p>
          </table:table-cell>
          <table:table-cell table:formula="of:=(ABS([$Registrado.L23] - [$Previsto.L23])/[$Registrado.L23])" office:value-type="percentage" office:value="0.0197365345171533" calcext:value-type="percentage">
            <text:p>1,974%</text:p>
          </table:table-cell>
          <table:table-cell table:formula="of:=(ABS([$Registrado.M23] - [$Previsto.M23])/[$Registrado.M23])" office:value-type="percentage" office:value="0.273251289502361" calcext:value-type="percentage">
            <text:p>27,325%</text:p>
          </table:table-cell>
          <table:table-cell table:formula="of:=AVERAGE([.B23:.M23])" office:value-type="percentage" office:value="0.100692611513198" calcext:value-type="percentage">
            <text:p>10,069%</text:p>
          </table:table-cell>
          <table:table-cell table:formula="of:=STDEV([.B23:.M23])" office:value-type="percentage" office:value="0.107905578670062" calcext:value-type="percentage">
            <text:p>10,79%</text:p>
          </table:table-cell>
          <table:table-cell table:formula="of:=ABS(SUM([$Registrado.B23:.M23]) -SUM([$Previsto.B23:.M23]))/SUM([$Registrado.B23:.M23])" office:value-type="percentage" office:value="0.0425193107367547" calcext:value-type="percentage">
            <text:p>4,252%</text:p>
          </table:table-cell>
          <table:table-cell table:formula="of:=COUNTIF([.B23:.M23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raima</text:p>
          </table:table-cell>
          <table:table-cell table:formula="of:=(ABS([$Registrado.B24] - [$Previsto.B24])/[$Registrado.B24])" office:value-type="percentage" office:value="0.138807529269277" calcext:value-type="percentage">
            <text:p>13,881%</text:p>
          </table:table-cell>
          <table:table-cell table:formula="of:=(ABS([$Registrado.C24] - [$Previsto.C24])/[$Registrado.C24])" office:value-type="percentage" office:value="0.193536510304952" calcext:value-type="percentage">
            <text:p>19,354%</text:p>
          </table:table-cell>
          <table:table-cell table:formula="of:=(ABS([$Registrado.D24] - [$Previsto.D24])/[$Registrado.D24])" office:value-type="percentage" office:value="0.176639811764706" calcext:value-type="percentage">
            <text:p>17,664%</text:p>
          </table:table-cell>
          <table:table-cell table:formula="of:=(ABS([$Registrado.E24] - [$Previsto.E24])/[$Registrado.E24])" office:value-type="percentage" office:value="0.162779382611158" calcext:value-type="percentage">
            <text:p>16,278%</text:p>
          </table:table-cell>
          <table:table-cell table:formula="of:=(ABS([$Registrado.F24] - [$Previsto.F24])/[$Registrado.F24])" office:value-type="percentage" office:value="0.157711824735512" calcext:value-type="percentage">
            <text:p>15,771%</text:p>
          </table:table-cell>
          <table:table-cell table:formula="of:=(ABS([$Registrado.G24] - [$Previsto.G24])/[$Registrado.G24])" office:value-type="percentage" office:value="0.156690630150881" calcext:value-type="percentage">
            <text:p>15,669%</text:p>
          </table:table-cell>
          <table:table-cell table:formula="of:=(ABS([$Registrado.H24] - [$Previsto.H24])/[$Registrado.H24])" office:value-type="percentage" office:value="0.0552826376781869" calcext:value-type="percentage">
            <text:p>5,528%</text:p>
          </table:table-cell>
          <table:table-cell table:formula="of:=(ABS([$Registrado.I24] - [$Previsto.I24])/[$Registrado.I24])" office:value-type="percentage" office:value="0.0337855811062773" calcext:value-type="percentage">
            <text:p>3,379%</text:p>
          </table:table-cell>
          <table:table-cell table:formula="of:=(ABS([$Registrado.J24] - [$Previsto.J24])/[$Registrado.J24])" office:value-type="percentage" office:value="0.000535767353003649" calcext:value-type="percentage">
            <text:p>0,054%</text:p>
          </table:table-cell>
          <table:table-cell table:formula="of:=(ABS([$Registrado.K24] - [$Previsto.K24])/[$Registrado.K24])" office:value-type="percentage" office:value="0.152750985663082" calcext:value-type="percentage">
            <text:p>15,275%</text:p>
          </table:table-cell>
          <table:table-cell table:formula="of:=(ABS([$Registrado.L24] - [$Previsto.L24])/[$Registrado.L24])" office:value-type="percentage" office:value="0.0996033743208464" calcext:value-type="percentage">
            <text:p>9,960%</text:p>
          </table:table-cell>
          <table:table-cell table:formula="of:=(ABS([$Registrado.M24] - [$Previsto.M24])/[$Registrado.M24])" office:value-type="percentage" office:value="0.0832630806845965" calcext:value-type="percentage">
            <text:p>8,326%</text:p>
          </table:table-cell>
          <table:table-cell table:formula="of:=AVERAGE([.B24:.M24])" office:value-type="percentage" office:value="0.117615592970207" calcext:value-type="percentage">
            <text:p>11,762%</text:p>
          </table:table-cell>
          <table:table-cell table:formula="of:=STDEV([.B24:.M24])" office:value-type="percentage" office:value="0.0619610296853231" calcext:value-type="percentage">
            <text:p>6,20%</text:p>
          </table:table-cell>
          <table:table-cell table:formula="of:=ABS(SUM([$Registrado.B24:.M24]) -SUM([$Previsto.B24:.M24]))/SUM([$Registrado.B24:.M24])" office:value-type="percentage" office:value="0.0988416281373844" calcext:value-type="percentage">
            <text:p>9,884%</text:p>
          </table:table-cell>
          <table:table-cell table:formula="of:=COUNTIF([.B24:.M24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(ABS([$Registrado.B25] - [$Previsto.B25])/[$Registrado.B25])" office:value-type="percentage" office:value="0.135115350217649" calcext:value-type="percentage">
            <text:p>13,512%</text:p>
          </table:table-cell>
          <table:table-cell table:formula="of:=(ABS([$Registrado.C25] - [$Previsto.C25])/[$Registrado.C25])" office:value-type="percentage" office:value="0.10300710147636" calcext:value-type="percentage">
            <text:p>10,301%</text:p>
          </table:table-cell>
          <table:table-cell table:formula="of:=(ABS([$Registrado.D25] - [$Previsto.D25])/[$Registrado.D25])" office:value-type="percentage" office:value="0.163495464546865" calcext:value-type="percentage">
            <text:p>16,350%</text:p>
          </table:table-cell>
          <table:table-cell table:formula="of:=(ABS([$Registrado.E25] - [$Previsto.E25])/[$Registrado.E25])" office:value-type="percentage" office:value="0.157776973205171" calcext:value-type="percentage">
            <text:p>15,778%</text:p>
          </table:table-cell>
          <table:table-cell table:formula="of:=(ABS([$Registrado.F25] - [$Previsto.F25])/[$Registrado.F25])" office:value-type="percentage" office:value="0.111141659099801" calcext:value-type="percentage">
            <text:p>11,114%</text:p>
          </table:table-cell>
          <table:table-cell table:formula="of:=(ABS([$Registrado.G25] - [$Previsto.G25])/[$Registrado.G25])" office:value-type="percentage" office:value="0.0150337951325969" calcext:value-type="percentage">
            <text:p>1,503%</text:p>
          </table:table-cell>
          <table:table-cell table:formula="of:=(ABS([$Registrado.H25] - [$Previsto.H25])/[$Registrado.H25])" office:value-type="percentage" office:value="0.0910819863866687" calcext:value-type="percentage">
            <text:p>9,108%</text:p>
          </table:table-cell>
          <table:table-cell table:formula="of:=(ABS([$Registrado.I25] - [$Previsto.I25])/[$Registrado.I25])" office:value-type="percentage" office:value="0.0905497821467235" calcext:value-type="percentage">
            <text:p>9,055%</text:p>
          </table:table-cell>
          <table:table-cell table:formula="of:=(ABS([$Registrado.J25] - [$Previsto.J25])/[$Registrado.J25])" office:value-type="percentage" office:value="0.10486741873133" calcext:value-type="percentage">
            <text:p>10,487%</text:p>
          </table:table-cell>
          <table:table-cell table:formula="of:=(ABS([$Registrado.K25] - [$Previsto.K25])/[$Registrado.K25])" office:value-type="percentage" office:value="0.183512552995032" calcext:value-type="percentage">
            <text:p>18,351%</text:p>
          </table:table-cell>
          <table:table-cell table:formula="of:=(ABS([$Registrado.L25] - [$Previsto.L25])/[$Registrado.L25])" office:value-type="percentage" office:value="0.114749787606153" calcext:value-type="percentage">
            <text:p>11,475%</text:p>
          </table:table-cell>
          <table:table-cell table:formula="of:=(ABS([$Registrado.M25] - [$Previsto.M25])/[$Registrado.M25])" office:value-type="percentage" office:value="0.0665333925643031" calcext:value-type="percentage">
            <text:p>6,653%</text:p>
          </table:table-cell>
          <table:table-cell table:formula="of:=AVERAGE([.B25:.M25])" office:value-type="percentage" office:value="0.111405438675721" calcext:value-type="percentage">
            <text:p>11,141%</text:p>
          </table:table-cell>
          <table:table-cell table:formula="of:=STDEV([.B25:.M25])" office:value-type="percentage" office:value="0.0456257634518704" calcext:value-type="percentage">
            <text:p>4,56%</text:p>
          </table:table-cell>
          <table:table-cell table:formula="of:=ABS(SUM([$Registrado.B25:.M25]) -SUM([$Previsto.B25:.M25]))/SUM([$Registrado.B25:.M25])" office:value-type="percentage" office:value="0.103338545690383" calcext:value-type="percentage">
            <text:p>10,334%</text:p>
          </table:table-cell>
          <table:table-cell table:formula="of:=COUNTIF([.B25:.M25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ão Paulo</text:p>
          </table:table-cell>
          <table:table-cell table:formula="of:=(ABS([$Registrado.B26] - [$Previsto.B26])/[$Registrado.B26])" office:value-type="percentage" office:value="0.0342640485357439" calcext:value-type="percentage">
            <text:p>3,426%</text:p>
          </table:table-cell>
          <table:table-cell table:formula="of:=(ABS([$Registrado.C26] - [$Previsto.C26])/[$Registrado.C26])" office:value-type="percentage" office:value="0.150076241554174" calcext:value-type="percentage">
            <text:p>15,008%</text:p>
          </table:table-cell>
          <table:table-cell table:formula="of:=(ABS([$Registrado.D26] - [$Previsto.D26])/[$Registrado.D26])" office:value-type="percentage" office:value="0.126003334826728" calcext:value-type="percentage">
            <text:p>12,600%</text:p>
          </table:table-cell>
          <table:table-cell table:formula="of:=(ABS([$Registrado.E26] - [$Previsto.E26])/[$Registrado.E26])" office:value-type="percentage" office:value="0.00313219096455303" calcext:value-type="percentage">
            <text:p>0,313%</text:p>
          </table:table-cell>
          <table:table-cell table:formula="of:=(ABS([$Registrado.F26] - [$Previsto.F26])/[$Registrado.F26])" office:value-type="percentage" office:value="0.0551114793967714" calcext:value-type="percentage">
            <text:p>5,511%</text:p>
          </table:table-cell>
          <table:table-cell table:formula="of:=(ABS([$Registrado.G26] - [$Previsto.G26])/[$Registrado.G26])" office:value-type="percentage" office:value="0.0885916339267907" calcext:value-type="percentage">
            <text:p>8,859%</text:p>
          </table:table-cell>
          <table:table-cell table:formula="of:=(ABS([$Registrado.H26] - [$Previsto.H26])/[$Registrado.H26])" office:value-type="percentage" office:value="0.070597248061975" calcext:value-type="percentage">
            <text:p>7,060%</text:p>
          </table:table-cell>
          <table:table-cell table:formula="of:=(ABS([$Registrado.I26] - [$Previsto.I26])/[$Registrado.I26])" office:value-type="percentage" office:value="0.091199061277439" calcext:value-type="percentage">
            <text:p>9,120%</text:p>
          </table:table-cell>
          <table:table-cell table:formula="of:=(ABS([$Registrado.J26] - [$Previsto.J26])/[$Registrado.J26])" office:value-type="percentage" office:value="0.0190185290135354" calcext:value-type="percentage">
            <text:p>1,902%</text:p>
          </table:table-cell>
          <table:table-cell table:formula="of:=(ABS([$Registrado.K26] - [$Previsto.K26])/[$Registrado.K26])" office:value-type="percentage" office:value="0.0930130536990747" calcext:value-type="percentage">
            <text:p>9,301%</text:p>
          </table:table-cell>
          <table:table-cell table:formula="of:=(ABS([$Registrado.L26] - [$Previsto.L26])/[$Registrado.L26])" office:value-type="percentage" office:value="0.0202525474573588" calcext:value-type="percentage">
            <text:p>2,025%</text:p>
          </table:table-cell>
          <table:table-cell table:formula="of:=(ABS([$Registrado.M26] - [$Previsto.M26])/[$Registrado.M26])" office:value-type="percentage" office:value="0.285272901281651" calcext:value-type="percentage">
            <text:p>28,527%</text:p>
          </table:table-cell>
          <table:table-cell table:formula="of:=AVERAGE([.B26:.M26])" office:value-type="percentage" office:value="0.0863776891663163" calcext:value-type="percentage">
            <text:p>8,638%</text:p>
          </table:table-cell>
          <table:table-cell table:formula="of:=STDEV([.B26:.M26])" office:value-type="percentage" office:value="0.0768949765137708" calcext:value-type="percentage">
            <text:p>7,69%</text:p>
          </table:table-cell>
          <table:table-cell table:formula="of:=ABS(SUM([$Registrado.B26:.M26]) -SUM([$Previsto.B26:.M26]))/SUM([$Registrado.B26:.M26])" office:value-type="percentage" office:value="0.020864671576845" calcext:value-type="percentage">
            <text:p>2,086%</text:p>
          </table:table-cell>
          <table:table-cell table:formula="of:=COUNTIF([.B26:.M26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ergipe</text:p>
          </table:table-cell>
          <table:table-cell table:formula="of:=(ABS([$Registrado.B27] - [$Previsto.B27])/[$Registrado.B27])" office:value-type="percentage" office:value="0.175046380616403" calcext:value-type="percentage">
            <text:p>17,505%</text:p>
          </table:table-cell>
          <table:table-cell table:formula="of:=(ABS([$Registrado.C27] - [$Previsto.C27])/[$Registrado.C27])" office:value-type="percentage" office:value="0.0213699633699633" calcext:value-type="percentage">
            <text:p>2,137%</text:p>
          </table:table-cell>
          <table:table-cell table:formula="of:=(ABS([$Registrado.D27] - [$Previsto.D27])/[$Registrado.D27])" office:value-type="percentage" office:value="0.0374879597691886" calcext:value-type="percentage">
            <text:p>3,749%</text:p>
          </table:table-cell>
          <table:table-cell table:formula="of:=(ABS([$Registrado.E27] - [$Previsto.E27])/[$Registrado.E27])" office:value-type="percentage" office:value="0.0584758723796801" calcext:value-type="percentage">
            <text:p>5,848%</text:p>
          </table:table-cell>
          <table:table-cell table:formula="of:=(ABS([$Registrado.F27] - [$Previsto.F27])/[$Registrado.F27])" office:value-type="percentage" office:value="0.0596916880728126" calcext:value-type="percentage">
            <text:p>5,969%</text:p>
          </table:table-cell>
          <table:table-cell table:formula="of:=(ABS([$Registrado.G27] - [$Previsto.G27])/[$Registrado.G27])" office:value-type="percentage" office:value="0.133419734402785" calcext:value-type="percentage">
            <text:p>13,342%</text:p>
          </table:table-cell>
          <table:table-cell table:formula="of:=(ABS([$Registrado.H27] - [$Previsto.H27])/[$Registrado.H27])" office:value-type="percentage" office:value="0.162690584340596" calcext:value-type="percentage">
            <text:p>16,269%</text:p>
          </table:table-cell>
          <table:table-cell table:formula="of:=(ABS([$Registrado.I27] - [$Previsto.I27])/[$Registrado.I27])" office:value-type="percentage" office:value="0.0447665773610181" calcext:value-type="percentage">
            <text:p>4,477%</text:p>
          </table:table-cell>
          <table:table-cell table:formula="of:=(ABS([$Registrado.J27] - [$Previsto.J27])/[$Registrado.J27])" office:value-type="percentage" office:value="0.159215699833525" calcext:value-type="percentage">
            <text:p>15,922%</text:p>
          </table:table-cell>
          <table:table-cell table:formula="of:=(ABS([$Registrado.K27] - [$Previsto.K27])/[$Registrado.K27])" office:value-type="percentage" office:value="0.241440868776679" calcext:value-type="percentage">
            <text:p>24,144%</text:p>
          </table:table-cell>
          <table:table-cell table:formula="of:=(ABS([$Registrado.L27] - [$Previsto.L27])/[$Registrado.L27])" office:value-type="percentage" office:value="0.161502308402585" calcext:value-type="percentage">
            <text:p>16,150%</text:p>
          </table:table-cell>
          <table:table-cell table:formula="of:=(ABS([$Registrado.M27] - [$Previsto.M27])/[$Registrado.M27])" office:value-type="percentage" office:value="0.107063877982483" calcext:value-type="percentage">
            <text:p>10,706%</text:p>
          </table:table-cell>
          <table:table-cell table:formula="of:=AVERAGE([.B27:.M27])" office:value-type="percentage" office:value="0.11351429294231" calcext:value-type="percentage">
            <text:p>11,351%</text:p>
          </table:table-cell>
          <table:table-cell table:formula="of:=STDEV([.B27:.M27])" office:value-type="percentage" office:value="0.0689676779797947" calcext:value-type="percentage">
            <text:p>6,90%</text:p>
          </table:table-cell>
          <table:table-cell table:formula="of:=ABS(SUM([$Registrado.B27:.M27]) -SUM([$Previsto.B27:.M27]))/SUM([$Registrado.B27:.M27])" office:value-type="percentage" office:value="0.0757793819513398" calcext:value-type="percentage">
            <text:p>7,578%</text:p>
          </table:table-cell>
          <table:table-cell table:formula="of:=COUNTIF([.B27:.M27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Tocantins</text:p>
          </table:table-cell>
          <table:table-cell table:formula="of:=(ABS([$Registrado.B28] - [$Previsto.B28])/[$Registrado.B28])" office:value-type="percentage" office:value="0.113305551162423" calcext:value-type="percentage">
            <text:p>11,331%</text:p>
          </table:table-cell>
          <table:table-cell table:formula="of:=(ABS([$Registrado.C28] - [$Previsto.C28])/[$Registrado.C28])" office:value-type="percentage" office:value="0.155531857968621" calcext:value-type="percentage">
            <text:p>15,553%</text:p>
          </table:table-cell>
          <table:table-cell table:formula="of:=(ABS([$Registrado.D28] - [$Previsto.D28])/[$Registrado.D28])" office:value-type="percentage" office:value="0.226867288961039" calcext:value-type="percentage">
            <text:p>22,687%</text:p>
          </table:table-cell>
          <table:table-cell table:formula="of:=(ABS([$Registrado.E28] - [$Previsto.E28])/[$Registrado.E28])" office:value-type="percentage" office:value="0.413285449146251" calcext:value-type="percentage">
            <text:p>41,329%</text:p>
          </table:table-cell>
          <table:table-cell table:formula="of:=(ABS([$Registrado.F28] - [$Previsto.F28])/[$Registrado.F28])" office:value-type="percentage" office:value="0.110964995822891" calcext:value-type="percentage">
            <text:p>11,096%</text:p>
          </table:table-cell>
          <table:table-cell table:formula="of:=(ABS([$Registrado.G28] - [$Previsto.G28])/[$Registrado.G28])" office:value-type="percentage" office:value="0.233967279260175" calcext:value-type="percentage">
            <text:p>23,397%</text:p>
          </table:table-cell>
          <table:table-cell table:formula="of:=(ABS([$Registrado.H28] - [$Previsto.H28])/[$Registrado.H28])" office:value-type="percentage" office:value="0.141641892425559" calcext:value-type="percentage">
            <text:p>14,164%</text:p>
          </table:table-cell>
          <table:table-cell table:formula="of:=(ABS([$Registrado.I28] - [$Previsto.I28])/[$Registrado.I28])" office:value-type="percentage" office:value="0.106659916096489" calcext:value-type="percentage">
            <text:p>10,666%</text:p>
          </table:table-cell>
          <table:table-cell table:formula="of:=(ABS([$Registrado.J28] - [$Previsto.J28])/[$Registrado.J28])" office:value-type="percentage" office:value="0.372492480166631" calcext:value-type="percentage">
            <text:p>37,249%</text:p>
          </table:table-cell>
          <table:table-cell table:formula="of:=(ABS([$Registrado.K28] - [$Previsto.K28])/[$Registrado.K28])" office:value-type="percentage" office:value="0.136569358761039" calcext:value-type="percentage">
            <text:p>13,657%</text:p>
          </table:table-cell>
          <table:table-cell table:formula="of:=(ABS([$Registrado.L28] - [$Previsto.L28])/[$Registrado.L28])" office:value-type="percentage" office:value="0.190375345494748" calcext:value-type="percentage">
            <text:p>19,038%</text:p>
          </table:table-cell>
          <table:table-cell table:formula="of:=(ABS([$Registrado.M28] - [$Previsto.M28])/[$Registrado.M28])" office:value-type="percentage" office:value="0.410010261226478" calcext:value-type="percentage">
            <text:p>41,001%</text:p>
          </table:table-cell>
          <table:table-cell table:formula="of:=AVERAGE([.B28:.M28])" office:value-type="percentage" office:value="0.217639306374362" calcext:value-type="percentage">
            <text:p>21,764%</text:p>
          </table:table-cell>
          <table:table-cell table:formula="of:=STDEV([.B28:.M28])" office:value-type="percentage" office:value="0.117219773915537" calcext:value-type="percentage">
            <text:p>11,72%</text:p>
          </table:table-cell>
          <table:table-cell table:formula="of:=ABS(SUM([$Registrado.B28:.M28]) -SUM([$Previsto.B28:.M28]))/SUM([$Registrado.B28:.M28])" office:value-type="percentage" office:value="0.208183956598135" calcext:value-type="percentage">
            <text:p>20,818%</text:p>
          </table:table-cell>
          <table:table-cell table:formula="of:=COUNTIF([.B28:.M28]; &quot;&lt;0,05&quot;)" office:value-type="float" office:value="0" calcext:value-type="float">
            <text:p>0</text:p>
          </table:table-cell>
          <table:table-cell/>
          <table:table-cell table:style-name="ce53"/>
          <table:table-cell table:number-columns-repeated="970"/>
        </table:table-row>
        <table:table-row table:style-name="ro2">
          <table:table-cell table:style-name="Default" table:number-columns-repeated="989"/>
        </table:table-row>
        <table:table-row table:style-name="ro2">
          <table:table-cell table:style-name="ce10" table:number-columns-repeated="13"/>
          <table:table-cell table:style-name="ce10" office:value-type="string" calcext:value-type="string">
            <text:p>MAPE Total</text:p>
          </table:table-cell>
          <table:table-cell table:style-name="ce52" office:value-type="string" calcext:value-type="string">
            <text:p>Media Desv. Padrão </text:p>
          </table:table-cell>
          <table:table-cell table:style-name="ce10" office:value-type="string" calcext:value-type="string">
            <text:p>Media Erro Cim. Total</text:p>
          </table:table-cell>
          <table:table-cell table:style-name="ce10" office:value-type="string" calcext:value-type="string">
            <text:p>Erro total ton. Brasil</text:p>
          </table:table-cell>
          <table:table-cell table:style-name="Default" table:number-columns-repeated="972"/>
        </table:table-row>
        <table:table-row table:style-name="ro3">
          <table:table-cell table:style-name="ce12" office:value-type="string" calcext:value-type="string">
            <text:p>Média (Ano)</text:p>
          </table:table-cell>
          <table:table-cell table:style-name="ce20" table:formula="of:=AVERAGE([.B2:.B28])" office:value-type="percentage" office:value="0.110277947727729" calcext:value-type="percentage">
            <text:p>11,03%</text:p>
          </table:table-cell>
          <table:table-cell table:style-name="ce20" table:formula="of:=AVERAGE([.C2:.C28])" office:value-type="percentage" office:value="0.0933519417305028" calcext:value-type="percentage">
            <text:p>9,34%</text:p>
          </table:table-cell>
          <table:table-cell table:style-name="ce20" table:formula="of:=AVERAGE([.D2:.D28])" office:value-type="percentage" office:value="0.0923816345282197" calcext:value-type="percentage">
            <text:p>9,24%</text:p>
          </table:table-cell>
          <table:table-cell table:style-name="ce20" table:formula="of:=AVERAGE([.E2:.E28])" office:value-type="percentage" office:value="0.0916848525097477" calcext:value-type="percentage">
            <text:p>9,17%</text:p>
          </table:table-cell>
          <table:table-cell table:style-name="ce20" table:formula="of:=AVERAGE([.F2:.F28])" office:value-type="percentage" office:value="0.095366718321245" calcext:value-type="percentage">
            <text:p>9,54%</text:p>
          </table:table-cell>
          <table:table-cell table:style-name="ce20" table:formula="of:=AVERAGE([.G2:.G28])" office:value-type="percentage" office:value="0.142871328753228" calcext:value-type="percentage">
            <text:p>14,29%</text:p>
          </table:table-cell>
          <table:table-cell table:style-name="ce20" table:formula="of:=AVERAGE([.H2:.H28])" office:value-type="percentage" office:value="0.0896065593467696" calcext:value-type="percentage">
            <text:p>8,96%</text:p>
          </table:table-cell>
          <table:table-cell table:style-name="ce20" table:formula="of:=AVERAGE([.I2:.I28])" office:value-type="percentage" office:value="0.0751560606013472" calcext:value-type="percentage">
            <text:p>7,52%</text:p>
          </table:table-cell>
          <table:table-cell table:style-name="ce20" table:formula="of:=AVERAGE([.J2:.J28])" office:value-type="percentage" office:value="0.0771606644559967" calcext:value-type="percentage">
            <text:p>7,72%</text:p>
          </table:table-cell>
          <table:table-cell table:style-name="ce20" table:formula="of:=AVERAGE([.K2:.K28])" office:value-type="percentage" office:value="0.110526146802728" calcext:value-type="percentage">
            <text:p>11,05%</text:p>
          </table:table-cell>
          <table:table-cell table:style-name="ce20" table:formula="of:=AVERAGE([.L2:.L28])" office:value-type="percentage" office:value="0.117780588399162" calcext:value-type="percentage">
            <text:p>11,78%</text:p>
          </table:table-cell>
          <table:table-cell table:style-name="ce20" table:formula="of:=AVERAGE([.M2:.M28])" office:value-type="percentage" office:value="0.167210433553118" calcext:value-type="percentage">
            <text:p>16,72%</text:p>
          </table:table-cell>
          <table:table-cell table:style-name="ce28" table:formula="of:=AVERAGE([.B2:.M28])" office:value-type="percentage" office:value="0.105281239727483" calcext:value-type="percentage">
            <text:p>10,528%</text:p>
          </table:table-cell>
          <table:table-cell table:style-name="ce20" table:formula="of:=AVERAGE([.O2:.O28])" office:value-type="percentage" office:value="0.0802817109365058" calcext:value-type="percentage">
            <text:p>8,03%</text:p>
          </table:table-cell>
          <table:table-cell table:style-name="ce20" table:formula="of:=AVERAGE([.P2:.P28])" office:value-type="percentage" office:value="0.0547787680868644" calcext:value-type="percentage">
            <text:p>5,48%</text:p>
          </table:table-cell>
          <table:table-cell table:style-name="ce21" table:formula="of:=ABS(SUM([$Registrado.B2:.M28]) -SUM([$Previsto.B2:.M28]))/SUM([$Registrado.B2:.M28])" office:value-type="percentage" office:value="0.00334351760282768" calcext:value-type="percentage">
            <text:p>0,33%</text:p>
          </table:table-cell>
          <table:table-cell table:style-name="Default" table:number-columns-repeated="972"/>
        </table:table-row>
        <table:table-row table:style-name="ro1">
          <table:table-cell table:style-name="ce14" office:value-type="string" calcext:value-type="string">
            <text:p>Desvio Padrão</text:p>
          </table:table-cell>
          <table:table-cell table:style-name="ce21" table:formula="of:=STDEV([.B2:.B28])" office:value-type="percentage" office:value="0.0781287771270185" calcext:value-type="percentage">
            <text:p>7,81%</text:p>
          </table:table-cell>
          <table:table-cell table:style-name="ce21" table:formula="of:=STDEV([.C2:.C28])" office:value-type="percentage" office:value="0.0739750397744102" calcext:value-type="percentage">
            <text:p>7,40%</text:p>
          </table:table-cell>
          <table:table-cell table:style-name="ce21" table:formula="of:=STDEV([.D2:.D28])" office:value-type="percentage" office:value="0.073986887513979" calcext:value-type="percentage">
            <text:p>7,40%</text:p>
          </table:table-cell>
          <table:table-cell table:style-name="ce21" table:formula="of:=STDEV([.E2:.E28])" office:value-type="percentage" office:value="0.0925280463190305" calcext:value-type="percentage">
            <text:p>9,25%</text:p>
          </table:table-cell>
          <table:table-cell table:style-name="ce21" table:formula="of:=STDEV([.F2:.F28])" office:value-type="percentage" office:value="0.0665156038657888" calcext:value-type="percentage">
            <text:p>6,65%</text:p>
          </table:table-cell>
          <table:table-cell table:style-name="ce21" table:formula="of:=STDEV([.G2:.G28])" office:value-type="percentage" office:value="0.112660933747468" calcext:value-type="percentage">
            <text:p>11,27%</text:p>
          </table:table-cell>
          <table:table-cell table:style-name="ce21" table:formula="of:=STDEV([.H2:.H28])" office:value-type="percentage" office:value="0.0594377463890725" calcext:value-type="percentage">
            <text:p>5,94%</text:p>
          </table:table-cell>
          <table:table-cell table:style-name="ce21" table:formula="of:=STDEV([.I2:.I28])" office:value-type="percentage" office:value="0.0515429140758558" calcext:value-type="percentage">
            <text:p>5,15%</text:p>
          </table:table-cell>
          <table:table-cell table:style-name="ce21" table:formula="of:=STDEV([.J2:.J28])" office:value-type="percentage" office:value="0.0799849713102989" calcext:value-type="percentage">
            <text:p>8,00%</text:p>
          </table:table-cell>
          <table:table-cell table:style-name="ce21" table:formula="of:=STDEV([.K2:.K28])" office:value-type="percentage" office:value="0.0790384623297358" calcext:value-type="percentage">
            <text:p>7,90%</text:p>
          </table:table-cell>
          <table:table-cell table:style-name="ce21" table:formula="of:=STDEV([.L2:.L28])" office:value-type="percentage" office:value="0.0884002515662038" calcext:value-type="percentage">
            <text:p>8,84%</text:p>
          </table:table-cell>
          <table:table-cell table:style-name="ce21" table:formula="of:=STDEV([.M2:.M28])" office:value-type="percentage" office:value="0.123248862338168" calcext:value-type="percentage">
            <text:p>12,32%</text:p>
          </table:table-cell>
          <table:table-cell table:style-name="ce27" table:formula="of:=AVERAGE([.D32:.M32])" office:value-type="percentage" office:value="0.0827344679455602" calcext:value-type="percentage">
            <text:p>8,273%</text:p>
          </table:table-cell>
          <table:table-cell table:style-name="ce30" table:number-columns-repeated="3"/>
          <table:table-cell table:style-name="Default" table:number-columns-repeated="972"/>
        </table:table-row>
        <table:table-row table:style-name="ro2">
          <table:table-cell table:style-name="ce15" office:value-type="string" calcext:value-type="string">
            <text:p>&lt; 5%</text:p>
          </table:table-cell>
          <table:table-cell table:style-name="ce15" table:formula="of:=COUNTIF([.B2:.B28]; &quot;&lt;0,05&quot;)" office:value-type="float" office:value="7" calcext:value-type="float">
            <text:p>7</text:p>
          </table:table-cell>
          <table:table-cell table:style-name="ce15" table:formula="of:=COUNTIF([.C2:.C28]; &quot;&lt;0,05&quot;)" office:value-type="float" office:value="9" calcext:value-type="float">
            <text:p>9</text:p>
          </table:table-cell>
          <table:table-cell table:style-name="ce15" table:formula="of:=COUNTIF([.D2:.D28]; &quot;&lt;0,05&quot;)" office:value-type="float" office:value="9" calcext:value-type="float">
            <text:p>9</text:p>
          </table:table-cell>
          <table:table-cell table:style-name="ce15" table:formula="of:=COUNTIF([.E2:.E28]; &quot;&lt;0,05&quot;)" office:value-type="float" office:value="11" calcext:value-type="float">
            <text:p>11</text:p>
          </table:table-cell>
          <table:table-cell table:style-name="ce15" table:formula="of:=COUNTIF([.F2:.F28]; &quot;&lt;0,05&quot;)" office:value-type="float" office:value="8" calcext:value-type="float">
            <text:p>8</text:p>
          </table:table-cell>
          <table:table-cell table:style-name="ce15" table:formula="of:=COUNTIF([.G2:.G28]; &quot;&lt;0,05&quot;)" office:value-type="float" office:value="6" calcext:value-type="float">
            <text:p>6</text:p>
          </table:table-cell>
          <table:table-cell table:style-name="ce15" table:formula="of:=COUNTIF([.H2:.H28]; &quot;&lt;0,05&quot;)" office:value-type="float" office:value="6" calcext:value-type="float">
            <text:p>6</text:p>
          </table:table-cell>
          <table:table-cell table:style-name="ce15" table:formula="of:=COUNTIF([.I2:.I28]; &quot;&lt;0,05&quot;)" office:value-type="float" office:value="12" calcext:value-type="float">
            <text:p>12</text:p>
          </table:table-cell>
          <table:table-cell table:style-name="ce15" table:formula="of:=COUNTIF([.J2:.J28]; &quot;&lt;0,05&quot;)" office:value-type="float" office:value="14" calcext:value-type="float">
            <text:p>14</text:p>
          </table:table-cell>
          <table:table-cell table:style-name="ce15" table:formula="of:=COUNTIF([.K2:.K28]; &quot;&lt;0,05&quot;)" office:value-type="float" office:value="6" calcext:value-type="float">
            <text:p>6</text:p>
          </table:table-cell>
          <table:table-cell table:style-name="ce15" table:formula="of:=COUNTIF([.L2:.L28]; &quot;&lt;0,05&quot;)" office:value-type="float" office:value="7" calcext:value-type="float">
            <text:p>7</text:p>
          </table:table-cell>
          <table:table-cell table:style-name="ce15" table:formula="of:=COUNTIF([.M2:.M28]; &quot;&lt;0,05&quot;)" office:value-type="float" office:value="4" calcext:value-type="float">
            <text:p>4</text:p>
          </table:table-cell>
          <table:table-cell table:style-name="ce29" table:formula="of:=CONCATENATE(AVERAGE([.B33:.M33]); &quot;/27&quot;)" office:value-type="string" office:string-value="8,25/27" calcext:value-type="string">
            <text:p>8,25/27</text:p>
          </table:table-cell>
          <table:table-cell table:number-columns-repeated="2" table:style-name="ce10" office:value-type="string" calcext:value-type="string">
            <text:p>Total &lt; 5%</text:p>
          </table:table-cell>
          <table:table-cell table:style-name="ce10" office:value-type="string" calcext:value-type="string">
            <text:p>Total % &lt; 5%</text:p>
          </table:table-cell>
          <table:table-cell table:style-name="Default" table:number-columns-repeated="972"/>
        </table:table-row>
        <table:table-row table:style-name="ro3">
          <table:table-cell table:style-name="ce15" office:value-type="string" calcext:value-type="string">
            <text:p>% do Erro Total Brasil</text:p>
          </table:table-cell>
          <table:table-cell table:style-name="ce20" table:formula="of:=(ABS(SUM([$Registrado.B2:.B28]) -SUM([$Previsto.B2:.B28])))/SUM([$Registrado.B2:.B28])" office:value-type="percentage" office:value="0.0827055455408308" calcext:value-type="percentage">
            <text:p>8,27%</text:p>
          </table:table-cell>
          <table:table-cell table:style-name="ce20" table:formula="of:=(ABS(SUM([$Registrado.C2:.C28]) -SUM([$Previsto.C2:.C28])))/SUM([$Registrado.C2:.C28])" office:value-type="percentage" office:value="0.0281104200481142" calcext:value-type="percentage">
            <text:p>2,81%</text:p>
          </table:table-cell>
          <table:table-cell table:style-name="ce20" table:formula="of:=(ABS(SUM([$Registrado.D2:.D28]) -SUM([$Previsto.D2:.D28])))/SUM([$Registrado.D2:.D28])" office:value-type="percentage" office:value="0.0399863178902392" calcext:value-type="percentage">
            <text:p>4,00%</text:p>
          </table:table-cell>
          <table:table-cell table:style-name="ce20" table:formula="of:=(ABS(SUM([$Registrado.E2:.E28]) -SUM([$Previsto.E2:.E28])))/SUM([$Registrado.E2:.E28])" office:value-type="percentage" office:value="0.0179771449732405" calcext:value-type="percentage">
            <text:p>1,80%</text:p>
          </table:table-cell>
          <table:table-cell table:style-name="ce20" table:formula="of:=(ABS(SUM([$Registrado.F2:.F28]) -SUM([$Previsto.F2:.F28])))/SUM([$Registrado.F2:.F28])" office:value-type="percentage" office:value="0.0328279891086226" calcext:value-type="percentage">
            <text:p>3,28%</text:p>
          </table:table-cell>
          <table:table-cell table:style-name="ce20" table:formula="of:=(ABS(SUM([$Registrado.G2:.G28]) -SUM([$Previsto.G2:.G28])))/SUM([$Registrado.G2:.G28])" office:value-type="percentage" office:value="0.095534885883325" calcext:value-type="percentage">
            <text:p>9,55%</text:p>
          </table:table-cell>
          <table:table-cell table:style-name="ce20" table:formula="of:=(ABS(SUM([$Registrado.H2:.H28]) -SUM([$Previsto.H2:.H28])))/SUM([$Registrado.H2:.H28])" office:value-type="percentage" office:value="0.0537444482143518" calcext:value-type="percentage">
            <text:p>5,37%</text:p>
          </table:table-cell>
          <table:table-cell table:style-name="ce20" table:formula="of:=(ABS(SUM([$Registrado.I2:.I28]) -SUM([$Previsto.I2:.I28])))/SUM([$Registrado.I2:.I28])" office:value-type="percentage" office:value="0.0476334331618179" calcext:value-type="percentage">
            <text:p>4,76%</text:p>
          </table:table-cell>
          <table:table-cell table:style-name="ce20" table:formula="of:=(ABS(SUM([$Registrado.J2:.J28]) -SUM([$Previsto.J2:.J28])))/SUM([$Registrado.J2:.J28])" office:value-type="percentage" office:value="0.0241176854645729" calcext:value-type="percentage">
            <text:p>2,41%</text:p>
          </table:table-cell>
          <table:table-cell table:style-name="ce20" table:formula="of:=(ABS(SUM([$Registrado.K2:.K28]) -SUM([$Previsto.K2:.K28])))/SUM([$Registrado.K2:.K28])" office:value-type="percentage" office:value="0.0776020999628942" calcext:value-type="percentage">
            <text:p>7,76%</text:p>
          </table:table-cell>
          <table:table-cell table:style-name="ce20" table:formula="of:=(ABS(SUM([$Registrado.L2:.L28]) -SUM([$Previsto.L2:.L28])))/SUM([$Registrado.L2:.L28])" office:value-type="percentage" office:value="0.00485308728539135" calcext:value-type="percentage">
            <text:p>0,49%</text:p>
          </table:table-cell>
          <table:table-cell table:style-name="ce20" table:formula="of:=(ABS(SUM([$Registrado.M2:.M28]) -SUM([$Previsto.M2:.M28])))/SUM([$Registrado.M2:.M28])" office:value-type="percentage" office:value="0.143012191097182" calcext:value-type="percentage">
            <text:p>14,30%</text:p>
          </table:table-cell>
          <table:table-cell table:style-name="ce28" table:formula="of:=AVERAGE([.D34:.M34])" office:value-type="percentage" office:value="0.0537289283041638" calcext:value-type="percentage">
            <text:p>5,373%</text:p>
          </table:table-cell>
          <table:table-cell table:style-name="ce31" table:formula="of:=CONCATENATE(SUM([.B33:.M33]); &quot;/324&quot;)" office:value-type="string" office:string-value="99/324" calcext:value-type="string">
            <text:p>99/324</text:p>
          </table:table-cell>
          <table:table-cell table:style-name="ce31" table:formula="of:=COUNTIF([.P2:.P28]; &quot;&lt;0,05&quot;)" office:value-type="float" office:value="15" calcext:value-type="float">
            <text:p>15</text:p>
          </table:table-cell>
          <table:table-cell table:style-name="ce27" table:formula="of:=SUM([.B33:.M33])/324" office:value-type="percentage" office:value="0.305555555555556" calcext:value-type="percentage">
            <text:p>30,556%</text:p>
          </table:table-cell>
          <table:table-cell table:style-name="Default" table:number-columns-repeated="972"/>
        </table:table-row>
        <table:table-row table:style-name="ro2">
          <table:table-cell table:style-name="ce19" office:value-type="string" calcext:value-type="string">
            <text:p>Trabalho Final de Graduação - MAC0499 - Pedro Fernandes</text:p>
          </table:table-cell>
          <table:table-cell table:style-name="ce22" table:number-columns-repeated="15"/>
          <table:table-cell table:style-name="ce32"/>
          <table:table-cell table:style-name="Default" table:number-columns-repeated="972"/>
        </table:table-row>
        <table:table-row table:style-name="ro2">
          <table:table-cell table:style-name="ce35" office:value-type="string" calcext:value-type="string">
            <text:p>"Métodos de Explicabilidade de Inteligência Artificial Usando Demanda de Cimento como Estudo de Caso."</text:p>
          </table:table-cell>
          <table:table-cell table:style-name="ce23" table:number-columns-repeated="15"/>
          <table:table-cell table:style-name="ce33"/>
          <table:table-cell table:style-name="Default" table:number-columns-repeated="972"/>
        </table:table-row>
        <table:table-row table:style-name="ro2">
          <table:table-cell table:style-name="ce36" office:value-type="string" calcext:value-type="string">
            <text:p><text:span text:style-name="T1">Orientador:</text:span><text:span text:style-name="T2"> Dr. Marcelo Finger</text:span></text:p>
          </table:table-cell>
          <table:table-cell table:style-name="ce25" table:number-columns-repeated="15"/>
          <table:table-cell table:style-name="ce34"/>
          <table:table-cell table:style-name="Default" table:number-columns-repeated="972"/>
        </table:table-row>
        <calcext:conditional-formats>
          <calcext:conditional-format calcext:target-range-address="Porcentagem.B2:Porcentagem.M28 Porcentagem.P2:Porcentagem.P28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2:Porcentagem.M28 Porcentagem.P2:Porcentagem.P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4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R$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date-style style:name="N132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percentage-style style:name="N131">
      <number:number number:decimal-places="3" number:min-decimal-places="3" number:min-integer-digits="1"/>
      <number:text>%</number:text>
    </number:percentage-style>
    <number:date-style style:name="N130">
      <number:month number:textual="true"/>
      <number:text>/</number:text>
      <number:year/>
    </number:date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2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41">
      <number:minutes number:style="long"/>
      <number:text>:</number:text>
      <number:seconds number:style="long" number:decimal-places="1"/>
    </number:time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25">
      <number:day/>
      <number:text>/</number:text>
      <number:month number:textual="true"/>
      <number:text>/</number:text>
      <number:year/>
    </number:date-style>
    <number:number-style style:name="N114P0" style:volatile="true">
      <number:number number:decimal-places="0" number:min-decimal-places="0" number:min-integer-digits="1" number:grouping="true"/>
      <number:text> </number:text>
    </number:number-style>
    <number:number-style style:name="N11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date-style style:name="N127">
      <number:day/>
      <number:text>/</number:text>
      <number:month number:textual="true"/>
    </number:date-style>
    <number:time-style style:name="N115">
      <number:minutes number:style="long"/>
      <number:text>:</number:text>
      <number:seconds number:style="long"/>
    </number:tim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date-style style:name="N146">
      <number:day/>
      <number:text>/</number:text>
      <number:month/>
      <number:text>/</number:text>
      <number:year number:style="long"/>
    </number:date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number-style style:name="N10121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11-12T16:37:51.073355119</dc:date>
    <meta:editing-duration>P11DT1H35M31S</meta:editing-duration>
    <meta:editing-cycles>734</meta:editing-cycles>
    <meta:generator>LibreOffice/7.3.7.2$Linux_X86_64 LibreOffice_project/30$Build-2</meta:generator>
    <meta:print-date>2023-10-15T10:04:18.195463422</meta:print-date>
    <meta:document-statistic meta:table-count="3" meta:cell-count="1276" meta:object-count="0"/>
  </office:meta>
</office:document-meta>
</file>